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057cm"/>
    </style:style>
    <style:style style:name="co3" style:family="table-column">
      <style:table-column-properties fo:break-before="auto" style:column-width="4.694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3.223cm"/>
    </style:style>
    <style:style style:name="co7" style:family="table-column">
      <style:table-column-properties fo:break-before="auto" style:column-width="3.11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4.528cm"/>
    </style:style>
    <style:style style:name="co11" style:family="table-column">
      <style:table-column-properties fo:break-before="auto" style:column-width="2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center" fo:margin-left="0cm"/>
      <style:map style:condition="cell-content()&lt;=0" style:apply-style-name="_3c_0" style:base-cell-address="Sheet1.C6"/>
    </style:style>
    <style:style style:name="ce11" style:family="table-cell" style:parent-style-name="Default" style:data-style-name="N11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 style:data-style-name="N3"/>
    <style:style style:name="ce18" style:family="table-cell" style:parent-style-name="Default" style:data-style-name="N12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3"/>
        <table:table-column table:style-name="co5" table:default-cell-style-name="ce7"/>
        <table:table-column table:style-name="co6" table:default-cell-style-name="ce7"/>
        <table:table-column table:style-name="co7" table:default-cell-style-name="ce14"/>
        <table:table-column table:style-name="co4" table:default-cell-style-name="ce7"/>
        <table:table-column table:style-name="co8" table:number-columns-repeated="248" table:default-cell-style-name="ce3"/>
        <table:table-row table:style-name="ro1">
          <table:table-cell table:style-name="ce1" office:value-type="string">
            <text:p>Loan Payments</text:p>
          </table:table-cell>
          <table:table-cell table:style-name="ce5"/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Principal</text:p>
          </table:table-cell>
          <table:table-cell office:value-type="string">
            <text:p>Default Interest</text:p>
          </table:table-cell>
          <table:table-cell table:style-name="ce13" office:value-type="string">
            <text:p>Default Monthly Payment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 table:style-name="ce8" office:value-type="float" office:value="50000">
            <text:p>50,000</text:p>
          </table:table-cell>
          <table:table-cell table:style-name="ce11" office:value-type="percentage" office:value="0.03">
            <text:p>3.00%</text:p>
          </table:table-cell>
          <table:table-cell table:style-name="ce8" office:value-type="float" office:value="400">
            <text:p>4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Month</text:p>
          </table:table-cell>
          <table:table-cell/>
          <table:table-cell table:style-name="ce9" office:value-type="string">
            <text:p>Loan Amount Remaining</text:p>
          </table:table-cell>
          <table:table-cell table:style-name="ce4" office:value-type="string">
            <text:p>Annual Interest</text:p>
          </table:table-cell>
          <table:table-cell table:style-name="ce9" office:value-type="string">
            <text:p>Monthly Payment</text:p>
          </table:table-cell>
          <table:table-cell table:style-name="ce9" office:value-type="string">
            <text:p>Sum of Payment</text:p>
          </table:table-cell>
          <table:table-cell table:style-name="ce15" office:value-type="string">
            <text:p>Monthly Interest</text:p>
          </table:table-cell>
          <table:table-cell table:style-name="ce9" office:value-type="string">
            <text:p>Sum of Interest</text:p>
          </table:table-cell>
          <table:table-cell table:style-name="ce4" table:number-columns-repeated="248"/>
        </table:table-row>
        <table:table-row table:style-name="ro1">
          <table:table-cell office:value-type="float" office:value="1">
            <text:p>1</text:p>
          </table:table-cell>
          <table:table-cell table:formula="of:=TODAY()" office:value-type="date" office:date-value="2011-02-21">
            <text:p>Feb 11</text:p>
          </table:table-cell>
          <table:table-cell table:style-name="ce10" table:formula="of:=[.C3]" office:value-type="float" office:value="50000">
            <text:p>50,00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">
            <text:p>0.0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float" office:value="2">
            <text:p>2</text:p>
          </table:table-cell>
          <table:table-cell table:formula="of:=EDATE([.B6];1)" office:value-type="date" office:date-value="2011-03-21">
            <text:p>Mar 11</text:p>
          </table:table-cell>
          <table:table-cell table:style-name="ce10" table:formula="of:=[.C6]*(1+[.D6]/12)-[.E6]" office:value-type="float" office:value="49725">
            <text:p>49,72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6]+[.E6]" office:value-type="float" office:value="400">
            <text:p>400</text:p>
          </table:table-cell>
          <table:table-cell table:formula="of:=[.D6]/12*[.C6]" office:value-type="float" office:value="125">
            <text:p>125.0</text:p>
          </table:table-cell>
          <table:table-cell table:formula="of:=[.G7]+[.H6]" office:value-type="float" office:value="125">
            <text:p>125</text:p>
          </table:table-cell>
          <table:table-cell table:number-columns-repeated="248"/>
        </table:table-row>
        <table:table-row table:style-name="ro1">
          <table:table-cell office:value-type="float" office:value="3">
            <text:p>3</text:p>
          </table:table-cell>
          <table:table-cell table:formula="of:=EDATE([.B7];1)" office:value-type="date" office:date-value="2011-04-21">
            <text:p>Apr 11</text:p>
          </table:table-cell>
          <table:table-cell table:style-name="ce10" table:formula="of:=[.C7]*(1+[.D7]/12)-[.E7]" office:value-type="float" office:value="49449.3125">
            <text:p>49,44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7]+[.E7]" office:value-type="float" office:value="800">
            <text:p>800</text:p>
          </table:table-cell>
          <table:table-cell table:formula="of:=[.D7]/12*[.C7]" office:value-type="float" office:value="124.3125">
            <text:p>124.3</text:p>
          </table:table-cell>
          <table:table-cell table:formula="of:=[.G8]+[.H7]" office:value-type="float" office:value="249.3125">
            <text:p>249</text:p>
          </table:table-cell>
          <table:table-cell table:number-columns-repeated="248"/>
        </table:table-row>
        <table:table-row table:style-name="ro1">
          <table:table-cell office:value-type="float" office:value="4">
            <text:p>4</text:p>
          </table:table-cell>
          <table:table-cell table:formula="of:=EDATE([.B8];1)" office:value-type="date" office:date-value="2011-05-21">
            <text:p>May 11</text:p>
          </table:table-cell>
          <table:table-cell table:style-name="ce10" table:formula="of:=[.C8]*(1+[.D8]/12)-[.E8]" office:value-type="float" office:value="49172.93578125">
            <text:p>49,17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8]+[.E8]" office:value-type="float" office:value="1200">
            <text:p>1,200</text:p>
          </table:table-cell>
          <table:table-cell table:formula="of:=[.D8]/12*[.C8]" office:value-type="float" office:value="123.62328125">
            <text:p>123.6</text:p>
          </table:table-cell>
          <table:table-cell table:formula="of:=[.G9]+[.H8]" office:value-type="float" office:value="372.93578125">
            <text:p>373</text:p>
          </table:table-cell>
          <table:table-cell table:number-columns-repeated="248"/>
        </table:table-row>
        <table:table-row table:style-name="ro1">
          <table:table-cell office:value-type="float" office:value="5">
            <text:p>5</text:p>
          </table:table-cell>
          <table:table-cell table:formula="of:=EDATE([.B9];1)" office:value-type="date" office:date-value="2011-06-21">
            <text:p>Jun 11</text:p>
          </table:table-cell>
          <table:table-cell table:style-name="ce10" table:formula="of:=[.C9]*(1+[.D9]/12)-[.E9]" office:value-type="float" office:value="48895.8681207031">
            <text:p>48,89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9]+[.E9]" office:value-type="float" office:value="1600">
            <text:p>1,600</text:p>
          </table:table-cell>
          <table:table-cell table:formula="of:=[.D9]/12*[.C9]" office:value-type="float" office:value="122.932339453125">
            <text:p>122.9</text:p>
          </table:table-cell>
          <table:table-cell table:formula="of:=[.G10]+[.H9]" office:value-type="float" office:value="495.868120703125">
            <text:p>496</text:p>
          </table:table-cell>
          <table:table-cell table:number-columns-repeated="248"/>
        </table:table-row>
        <table:table-row table:style-name="ro1">
          <table:table-cell office:value-type="float" office:value="6">
            <text:p>6</text:p>
          </table:table-cell>
          <table:table-cell table:formula="of:=EDATE([.B10];1)" office:value-type="date" office:date-value="2011-07-21">
            <text:p>Jul 11</text:p>
          </table:table-cell>
          <table:table-cell table:style-name="ce10" table:formula="of:=[.C10]*(1+[.D10]/12)-[.E10]" office:value-type="float" office:value="48618.1077910049">
            <text:p>48,61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0]+[.E10]" office:value-type="float" office:value="2000">
            <text:p>2,000</text:p>
          </table:table-cell>
          <table:table-cell table:formula="of:=[.D10]/12*[.C10]" office:value-type="float" office:value="122.239670301758">
            <text:p>122.2</text:p>
          </table:table-cell>
          <table:table-cell table:formula="of:=[.G11]+[.H10]" office:value-type="float" office:value="618.107791004883">
            <text:p>618</text:p>
          </table:table-cell>
          <table:table-cell table:number-columns-repeated="248"/>
        </table:table-row>
        <table:table-row table:style-name="ro1">
          <table:table-cell office:value-type="float" office:value="7">
            <text:p>7</text:p>
          </table:table-cell>
          <table:table-cell table:formula="of:=EDATE([.B11];1)" office:value-type="date" office:date-value="2011-08-21">
            <text:p>Aug 11</text:p>
          </table:table-cell>
          <table:table-cell table:style-name="ce10" table:formula="of:=[.C11]*(1+[.D11]/12)-[.E11]" office:value-type="float" office:value="48339.6530604824">
            <text:p>48,34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1]+[.E11]" office:value-type="float" office:value="2400">
            <text:p>2,400</text:p>
          </table:table-cell>
          <table:table-cell table:formula="of:=[.D11]/12*[.C11]" office:value-type="float" office:value="121.545269477512">
            <text:p>121.5</text:p>
          </table:table-cell>
          <table:table-cell table:formula="of:=[.G12]+[.H11]" office:value-type="float" office:value="739.653060482395">
            <text:p>740</text:p>
          </table:table-cell>
          <table:table-cell table:number-columns-repeated="248"/>
        </table:table-row>
        <table:table-row table:style-name="ro1">
          <table:table-cell office:value-type="float" office:value="8">
            <text:p>8</text:p>
          </table:table-cell>
          <table:table-cell table:formula="of:=EDATE([.B12];1)" office:value-type="date" office:date-value="2011-09-21">
            <text:p>Sep 11</text:p>
          </table:table-cell>
          <table:table-cell table:style-name="ce10" table:formula="of:=[.C12]*(1+[.D12]/12)-[.E12]" office:value-type="float" office:value="48060.5021931336">
            <text:p>48,06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2]+[.E12]" office:value-type="float" office:value="2800">
            <text:p>2,800</text:p>
          </table:table-cell>
          <table:table-cell table:formula="of:=[.D12]/12*[.C12]" office:value-type="float" office:value="120.849132651206">
            <text:p>120.8</text:p>
          </table:table-cell>
          <table:table-cell table:formula="of:=[.G13]+[.H12]" office:value-type="float" office:value="860.502193133601">
            <text:p>861</text:p>
          </table:table-cell>
          <table:table-cell table:number-columns-repeated="248"/>
        </table:table-row>
        <table:table-row table:style-name="ro1">
          <table:table-cell office:value-type="float" office:value="9">
            <text:p>9</text:p>
          </table:table-cell>
          <table:table-cell table:formula="of:=EDATE([.B13];1)" office:value-type="date" office:date-value="2011-10-21">
            <text:p>Oct 11</text:p>
          </table:table-cell>
          <table:table-cell table:style-name="ce10" table:formula="of:=[.C13]*(1+[.D13]/12)-[.E13]" office:value-type="float" office:value="47780.6534486164">
            <text:p>47,78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3]+[.E13]" office:value-type="float" office:value="3200">
            <text:p>3,200</text:p>
          </table:table-cell>
          <table:table-cell table:formula="of:=[.D13]/12*[.C13]" office:value-type="float" office:value="120.151255482834">
            <text:p>120.2</text:p>
          </table:table-cell>
          <table:table-cell table:formula="of:=[.G14]+[.H13]" office:value-type="float" office:value="980.653448616435">
            <text:p>981</text:p>
          </table:table-cell>
          <table:table-cell table:number-columns-repeated="248"/>
        </table:table-row>
        <table:table-row table:style-name="ro1">
          <table:table-cell office:value-type="float" office:value="10">
            <text:p>10</text:p>
          </table:table-cell>
          <table:table-cell table:formula="of:=EDATE([.B14];1)" office:value-type="date" office:date-value="2011-11-21">
            <text:p>Nov 11</text:p>
          </table:table-cell>
          <table:table-cell table:style-name="ce10" table:formula="of:=[.C14]*(1+[.D14]/12)-[.E14]" office:value-type="float" office:value="47500.105082238">
            <text:p>47,50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4]+[.E14]" office:value-type="float" office:value="3600">
            <text:p>3,600</text:p>
          </table:table-cell>
          <table:table-cell table:formula="of:=[.D14]/12*[.C14]" office:value-type="float" office:value="119.451633621541">
            <text:p>119.5</text:p>
          </table:table-cell>
          <table:table-cell table:formula="of:=[.G15]+[.H14]" office:value-type="float" office:value="1100.10508223798">
            <text:p>1,100</text:p>
          </table:table-cell>
          <table:table-cell table:number-columns-repeated="248"/>
        </table:table-row>
        <table:table-row table:style-name="ro1">
          <table:table-cell office:value-type="float" office:value="11">
            <text:p>11</text:p>
          </table:table-cell>
          <table:table-cell table:formula="of:=EDATE([.B15];1)" office:value-type="date" office:date-value="2011-12-21">
            <text:p>Dec 11</text:p>
          </table:table-cell>
          <table:table-cell table:style-name="ce10" table:formula="of:=[.C15]*(1+[.D15]/12)-[.E15]" office:value-type="float" office:value="47218.8553449436">
            <text:p>47,21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5]+[.E15]" office:value-type="float" office:value="4000">
            <text:p>4,000</text:p>
          </table:table-cell>
          <table:table-cell table:formula="of:=[.D15]/12*[.C15]" office:value-type="float" office:value="118.750262705595">
            <text:p>118.8</text:p>
          </table:table-cell>
          <table:table-cell table:formula="of:=[.G16]+[.H15]" office:value-type="float" office:value="1218.85534494357">
            <text:p>1,219</text:p>
          </table:table-cell>
          <table:table-cell table:number-columns-repeated="248"/>
        </table:table-row>
        <table:table-row table:style-name="ro1">
          <table:table-cell office:value-type="float" office:value="12">
            <text:p>12</text:p>
          </table:table-cell>
          <table:table-cell table:formula="of:=EDATE([.B16];1)" office:value-type="date" office:date-value="2012-01-21">
            <text:p>Jan 12</text:p>
          </table:table-cell>
          <table:table-cell table:style-name="ce10" table:formula="of:=[.C16]*(1+[.D16]/12)-[.E16]" office:value-type="float" office:value="46936.9024833059">
            <text:p>46,93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6]+[.E16]" office:value-type="float" office:value="4400">
            <text:p>4,400</text:p>
          </table:table-cell>
          <table:table-cell table:formula="of:=[.D16]/12*[.C16]" office:value-type="float" office:value="118.047138362359">
            <text:p>118.0</text:p>
          </table:table-cell>
          <table:table-cell table:formula="of:=[.G17]+[.H16]" office:value-type="float" office:value="1336.90248330593">
            <text:p>1,337</text:p>
          </table:table-cell>
          <table:table-cell table:number-columns-repeated="248"/>
        </table:table-row>
        <table:table-row table:style-name="ro1">
          <table:table-cell office:value-type="float" office:value="13">
            <text:p>13</text:p>
          </table:table-cell>
          <table:table-cell table:formula="of:=EDATE([.B17];1)" office:value-type="date" office:date-value="2012-02-21">
            <text:p>Feb 12</text:p>
          </table:table-cell>
          <table:table-cell table:style-name="ce10" table:formula="of:=[.C17]*(1+[.D17]/12)-[.E17]" office:value-type="float" office:value="46654.2447395142">
            <text:p>46,65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7]+[.E17]" office:value-type="float" office:value="4800">
            <text:p>4,800</text:p>
          </table:table-cell>
          <table:table-cell table:formula="of:=[.D17]/12*[.C17]" office:value-type="float" office:value="117.342256208265">
            <text:p>117.3</text:p>
          </table:table-cell>
          <table:table-cell table:formula="of:=[.G18]+[.H17]" office:value-type="float" office:value="1454.24473951419">
            <text:p>1,454</text:p>
          </table:table-cell>
          <table:table-cell table:number-columns-repeated="248"/>
        </table:table-row>
        <table:table-row table:style-name="ro1">
          <table:table-cell office:value-type="float" office:value="14">
            <text:p>14</text:p>
          </table:table-cell>
          <table:table-cell table:formula="of:=EDATE([.B18];1)" office:value-type="date" office:date-value="2012-03-21">
            <text:p>Mar 12</text:p>
          </table:table-cell>
          <table:table-cell table:style-name="ce10" table:formula="of:=[.C18]*(1+[.D18]/12)-[.E18]" office:value-type="float" office:value="46370.880351363">
            <text:p>46,37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8]+[.E18]" office:value-type="float" office:value="5200">
            <text:p>5,200</text:p>
          </table:table-cell>
          <table:table-cell table:formula="of:=[.D18]/12*[.C18]" office:value-type="float" office:value="116.635611848785">
            <text:p>116.6</text:p>
          </table:table-cell>
          <table:table-cell table:formula="of:=[.G19]+[.H18]" office:value-type="float" office:value="1570.88035136298">
            <text:p>1,571</text:p>
          </table:table-cell>
          <table:table-cell table:number-columns-repeated="248"/>
        </table:table-row>
        <table:table-row table:style-name="ro1">
          <table:table-cell office:value-type="float" office:value="15">
            <text:p>15</text:p>
          </table:table-cell>
          <table:table-cell table:formula="of:=EDATE([.B19];1)" office:value-type="date" office:date-value="2012-04-21">
            <text:p>Apr 12</text:p>
          </table:table-cell>
          <table:table-cell table:style-name="ce10" table:formula="of:=[.C19]*(1+[.D19]/12)-[.E19]" office:value-type="float" office:value="46086.8075522414">
            <text:p>46,08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9]+[.E19]" office:value-type="float" office:value="5600">
            <text:p>5,600</text:p>
          </table:table-cell>
          <table:table-cell table:formula="of:=[.D19]/12*[.C19]" office:value-type="float" office:value="115.927200878407">
            <text:p>115.9</text:p>
          </table:table-cell>
          <table:table-cell table:formula="of:=[.G20]+[.H19]" office:value-type="float" office:value="1686.80755224139">
            <text:p>1,687</text:p>
          </table:table-cell>
          <table:table-cell table:number-columns-repeated="248"/>
        </table:table-row>
        <table:table-row table:style-name="ro1">
          <table:table-cell office:value-type="float" office:value="16">
            <text:p>16</text:p>
          </table:table-cell>
          <table:table-cell table:formula="of:=EDATE([.B20];1)" office:value-type="date" office:date-value="2012-05-21">
            <text:p>May 12</text:p>
          </table:table-cell>
          <table:table-cell table:style-name="ce10" table:formula="of:=[.C20]*(1+[.D20]/12)-[.E20]" office:value-type="float" office:value="45802.024571122">
            <text:p>45,80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0]+[.E20]" office:value-type="float" office:value="6000">
            <text:p>6,000</text:p>
          </table:table-cell>
          <table:table-cell table:formula="of:=[.D20]/12*[.C20]" office:value-type="float" office:value="115.217018880603">
            <text:p>115.2</text:p>
          </table:table-cell>
          <table:table-cell table:formula="of:=[.G21]+[.H20]" office:value-type="float" office:value="1802.02457112199">
            <text:p>1,802</text:p>
          </table:table-cell>
          <table:table-cell table:number-columns-repeated="248"/>
        </table:table-row>
        <table:table-row table:style-name="ro1">
          <table:table-cell office:value-type="float" office:value="17">
            <text:p>17</text:p>
          </table:table-cell>
          <table:table-cell table:formula="of:=EDATE([.B21];1)" office:value-type="date" office:date-value="2012-06-21">
            <text:p>Jun 12</text:p>
          </table:table-cell>
          <table:table-cell table:style-name="ce10" table:formula="of:=[.C21]*(1+[.D21]/12)-[.E21]" office:value-type="float" office:value="45516.5296325498">
            <text:p>45,51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1]+[.E21]" office:value-type="float" office:value="6400">
            <text:p>6,400</text:p>
          </table:table-cell>
          <table:table-cell table:formula="of:=[.D21]/12*[.C21]" office:value-type="float" office:value="114.505061427805">
            <text:p>114.5</text:p>
          </table:table-cell>
          <table:table-cell table:formula="of:=[.G22]+[.H21]" office:value-type="float" office:value="1916.5296325498">
            <text:p>1,917</text:p>
          </table:table-cell>
          <table:table-cell table:number-columns-repeated="248"/>
        </table:table-row>
        <table:table-row table:style-name="ro1">
          <table:table-cell office:value-type="float" office:value="18">
            <text:p>18</text:p>
          </table:table-cell>
          <table:table-cell table:formula="of:=EDATE([.B22];1)" office:value-type="date" office:date-value="2012-07-21">
            <text:p>Jul 12</text:p>
          </table:table-cell>
          <table:table-cell table:style-name="ce10" table:formula="of:=[.C22]*(1+[.D22]/12)-[.E22]" office:value-type="float" office:value="45230.3209566311">
            <text:p>45,23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2]+[.E22]" office:value-type="float" office:value="6800">
            <text:p>6,800</text:p>
          </table:table-cell>
          <table:table-cell table:formula="of:=[.D22]/12*[.C22]" office:value-type="float" office:value="113.791324081374">
            <text:p>113.8</text:p>
          </table:table-cell>
          <table:table-cell table:formula="of:=[.G23]+[.H22]" office:value-type="float" office:value="2030.32095663117">
            <text:p>2,030</text:p>
          </table:table-cell>
          <table:table-cell table:number-columns-repeated="248"/>
        </table:table-row>
        <table:table-row table:style-name="ro1">
          <table:table-cell office:value-type="float" office:value="19">
            <text:p>19</text:p>
          </table:table-cell>
          <table:table-cell table:formula="of:=EDATE([.B23];1)" office:value-type="date" office:date-value="2012-08-21">
            <text:p>Aug 12</text:p>
          </table:table-cell>
          <table:table-cell table:style-name="ce10" table:formula="of:=[.C23]*(1+[.D23]/12)-[.E23]" office:value-type="float" office:value="44943.3967590227">
            <text:p>44,94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3]+[.E23]" office:value-type="float" office:value="7200">
            <text:p>7,200</text:p>
          </table:table-cell>
          <table:table-cell table:formula="of:=[.D23]/12*[.C23]" office:value-type="float" office:value="113.075802391578">
            <text:p>113.1</text:p>
          </table:table-cell>
          <table:table-cell table:formula="of:=[.G24]+[.H23]" office:value-type="float" office:value="2143.39675902275">
            <text:p>2,143</text:p>
          </table:table-cell>
          <table:table-cell table:number-columns-repeated="248"/>
        </table:table-row>
        <table:table-row table:style-name="ro1">
          <table:table-cell office:value-type="float" office:value="20">
            <text:p>20</text:p>
          </table:table-cell>
          <table:table-cell table:formula="of:=EDATE([.B24];1)" office:value-type="date" office:date-value="2012-09-21">
            <text:p>Sep 12</text:p>
          </table:table-cell>
          <table:table-cell table:style-name="ce10" table:formula="of:=[.C24]*(1+[.D24]/12)-[.E24]" office:value-type="float" office:value="44655.7552509203">
            <text:p>44,65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4]+[.E24]" office:value-type="float" office:value="7600">
            <text:p>7,600</text:p>
          </table:table-cell>
          <table:table-cell table:formula="of:=[.D24]/12*[.C24]" office:value-type="float" office:value="112.358491897557">
            <text:p>112.4</text:p>
          </table:table-cell>
          <table:table-cell table:formula="of:=[.G25]+[.H24]" office:value-type="float" office:value="2255.7552509203">
            <text:p>2,256</text:p>
          </table:table-cell>
          <table:table-cell table:number-columns-repeated="248"/>
        </table:table-row>
        <table:table-row table:style-name="ro1">
          <table:table-cell office:value-type="float" office:value="21">
            <text:p>21</text:p>
          </table:table-cell>
          <table:table-cell table:formula="of:=EDATE([.B25];1)" office:value-type="date" office:date-value="2012-10-21">
            <text:p>Oct 12</text:p>
          </table:table-cell>
          <table:table-cell table:style-name="ce10" table:formula="of:=[.C25]*(1+[.D25]/12)-[.E25]" office:value-type="float" office:value="44367.3946390476">
            <text:p>44,36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5]+[.E25]" office:value-type="float" office:value="8000">
            <text:p>8,000</text:p>
          </table:table-cell>
          <table:table-cell table:formula="of:=[.D25]/12*[.C25]" office:value-type="float" office:value="111.639388127301">
            <text:p>111.6</text:p>
          </table:table-cell>
          <table:table-cell table:formula="of:=[.G26]+[.H25]" office:value-type="float" office:value="2367.39463904761">
            <text:p>2,367</text:p>
          </table:table-cell>
          <table:table-cell table:number-columns-repeated="248"/>
        </table:table-row>
        <table:table-row table:style-name="ro1">
          <table:table-cell office:value-type="float" office:value="22">
            <text:p>22</text:p>
          </table:table-cell>
          <table:table-cell table:formula="of:=EDATE([.B26];1)" office:value-type="date" office:date-value="2012-11-21">
            <text:p>Nov 12</text:p>
          </table:table-cell>
          <table:table-cell table:style-name="ce10" table:formula="of:=[.C26]*(1+[.D26]/12)-[.E26]" office:value-type="float" office:value="44078.3131256452">
            <text:p>44,07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6]+[.E26]" office:value-type="float" office:value="8400">
            <text:p>8,400</text:p>
          </table:table-cell>
          <table:table-cell table:formula="of:=[.D26]/12*[.C26]" office:value-type="float" office:value="110.918486597619">
            <text:p>110.9</text:p>
          </table:table-cell>
          <table:table-cell table:formula="of:=[.G27]+[.H26]" office:value-type="float" office:value="2478.31312564522">
            <text:p>2,478</text:p>
          </table:table-cell>
          <table:table-cell table:number-columns-repeated="248"/>
        </table:table-row>
        <table:table-row table:style-name="ro1">
          <table:table-cell office:value-type="float" office:value="23">
            <text:p>23</text:p>
          </table:table-cell>
          <table:table-cell table:formula="of:=EDATE([.B27];1)" office:value-type="date" office:date-value="2012-12-21">
            <text:p>Dec 12</text:p>
          </table:table-cell>
          <table:table-cell table:style-name="ce10" table:formula="of:=[.C27]*(1+[.D27]/12)-[.E27]" office:value-type="float" office:value="43788.5089084593">
            <text:p>43,78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7]+[.E27]" office:value-type="float" office:value="8800">
            <text:p>8,800</text:p>
          </table:table-cell>
          <table:table-cell table:formula="of:=[.D27]/12*[.C27]" office:value-type="float" office:value="110.195782814113">
            <text:p>110.2</text:p>
          </table:table-cell>
          <table:table-cell table:formula="of:=[.G28]+[.H27]" office:value-type="float" office:value="2588.50890845934">
            <text:p>2,589</text:p>
          </table:table-cell>
          <table:table-cell table:number-columns-repeated="248"/>
        </table:table-row>
        <table:table-row table:style-name="ro1">
          <table:table-cell office:value-type="float" office:value="24">
            <text:p>24</text:p>
          </table:table-cell>
          <table:table-cell table:formula="of:=EDATE([.B28];1)" office:value-type="date" office:date-value="2013-01-21">
            <text:p>Jan 13</text:p>
          </table:table-cell>
          <table:table-cell table:style-name="ce10" table:formula="of:=[.C28]*(1+[.D28]/12)-[.E28]" office:value-type="float" office:value="43497.9801807304">
            <text:p>43,49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8]+[.E28]" office:value-type="float" office:value="9200">
            <text:p>9,200</text:p>
          </table:table-cell>
          <table:table-cell table:formula="of:=[.D28]/12*[.C28]" office:value-type="float" office:value="109.471272271148">
            <text:p>109.5</text:p>
          </table:table-cell>
          <table:table-cell table:formula="of:=[.G29]+[.H28]" office:value-type="float" office:value="2697.98018073049">
            <text:p>2,698</text:p>
          </table:table-cell>
          <table:table-cell table:number-columns-repeated="248"/>
        </table:table-row>
        <table:table-row table:style-name="ro1">
          <table:table-cell office:value-type="float" office:value="25">
            <text:p>25</text:p>
          </table:table-cell>
          <table:table-cell table:formula="of:=EDATE([.B29];1)" office:value-type="date" office:date-value="2013-02-21">
            <text:p>Feb 13</text:p>
          </table:table-cell>
          <table:table-cell table:style-name="ce10" table:formula="of:=[.C29]*(1+[.D29]/12)-[.E29]" office:value-type="float" office:value="43206.7251311822">
            <text:p>43,20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9]+[.E29]" office:value-type="float" office:value="9600">
            <text:p>9,600</text:p>
          </table:table-cell>
          <table:table-cell table:formula="of:=[.D29]/12*[.C29]" office:value-type="float" office:value="108.744950451826">
            <text:p>108.7</text:p>
          </table:table-cell>
          <table:table-cell table:formula="of:=[.G30]+[.H29]" office:value-type="float" office:value="2806.72513118231">
            <text:p>2,807</text:p>
          </table:table-cell>
          <table:table-cell table:number-columns-repeated="248"/>
        </table:table-row>
        <table:table-row table:style-name="ro1">
          <table:table-cell office:value-type="float" office:value="26">
            <text:p>26</text:p>
          </table:table-cell>
          <table:table-cell table:formula="of:=EDATE([.B30];1)" office:value-type="date" office:date-value="2013-03-21">
            <text:p>Mar 13</text:p>
          </table:table-cell>
          <table:table-cell table:style-name="ce10" table:formula="of:=[.C30]*(1+[.D30]/12)-[.E30]" office:value-type="float" office:value="42914.7419440102">
            <text:p>42,91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30]+[.E30]" office:value-type="float" office:value="10000">
            <text:p>10,000</text:p>
          </table:table-cell>
          <table:table-cell table:formula="of:=[.D30]/12*[.C30]" office:value-type="float" office:value="108.016812827956">
            <text:p>108.0</text:p>
          </table:table-cell>
          <table:table-cell table:formula="of:=[.G31]+[.H30]" office:value-type="float" office:value="2914.74194401027">
            <text:p>2,915</text:p>
          </table:table-cell>
          <table:table-cell table:number-columns-repeated="248"/>
        </table:table-row>
        <table:table-row table:style-name="ro1">
          <table:table-cell office:value-type="float" office:value="27">
            <text:p>27</text:p>
          </table:table-cell>
          <table:table-cell table:formula="of:=EDATE([.B31];1)" office:value-type="date" office:date-value="2013-04-21">
            <text:p>Apr 13</text:p>
          </table:table-cell>
          <table:table-cell table:style-name="ce10" table:formula="of:=[.C31]*(1+[.D31]/12)-[.E31]" office:value-type="float" office:value="42622.0287988702">
            <text:p>42,62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31]+[.E31]" office:value-type="float" office:value="10400">
            <text:p>10,400</text:p>
          </table:table-cell>
          <table:table-cell table:formula="of:=[.D31]/12*[.C31]" office:value-type="float" office:value="107.286854860026">
            <text:p>107.3</text:p>
          </table:table-cell>
          <table:table-cell table:formula="of:=[.G32]+[.H31]" office:value-type="float" office:value="3022.02879887029">
            <text:p>3,022</text:p>
          </table:table-cell>
          <table:table-cell table:number-columns-repeated="248"/>
        </table:table-row>
        <table:table-row table:style-name="ro1">
          <table:table-cell office:value-type="float" office:value="28">
            <text:p>28</text:p>
          </table:table-cell>
          <table:table-cell table:formula="of:=EDATE([.B32];1)" office:value-type="date" office:date-value="2013-05-21">
            <text:p>May 13</text:p>
          </table:table-cell>
          <table:table-cell table:style-name="ce10" table:formula="of:=[.C32]*(1+[.D32]/12)-[.E32]" office:value-type="float" office:value="42328.5838708674">
            <text:p>42,32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32]+[.E32]" office:value-type="float" office:value="10800">
            <text:p>10,800</text:p>
          </table:table-cell>
          <table:table-cell table:formula="of:=[.D32]/12*[.C32]" office:value-type="float" office:value="106.555071997176">
            <text:p>106.6</text:p>
          </table:table-cell>
          <table:table-cell table:formula="of:=[.G33]+[.H32]" office:value-type="float" office:value="3128.58387086747">
            <text:p>3,129</text:p>
          </table:table-cell>
          <table:table-cell table:number-columns-repeated="248"/>
        </table:table-row>
        <table:table-row table:style-name="ro1">
          <table:table-cell office:value-type="float" office:value="29">
            <text:p>29</text:p>
          </table:table-cell>
          <table:table-cell table:formula="of:=EDATE([.B33];1)" office:value-type="date" office:date-value="2013-06-21">
            <text:p>Jun 13</text:p>
          </table:table-cell>
          <table:table-cell table:style-name="ce10" table:formula="of:=[.C33]*(1+[.D33]/12)-[.E33]" office:value-type="float" office:value="42034.4053305446">
            <text:p>42,03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33]+[.E33]" office:value-type="float" office:value="11200">
            <text:p>11,200</text:p>
          </table:table-cell>
          <table:table-cell table:formula="of:=[.D33]/12*[.C33]" office:value-type="float" office:value="105.821459677169">
            <text:p>105.8</text:p>
          </table:table-cell>
          <table:table-cell table:formula="of:=[.G34]+[.H33]" office:value-type="float" office:value="3234.40533054464">
            <text:p>3,234</text:p>
          </table:table-cell>
          <table:table-cell table:number-columns-repeated="248"/>
        </table:table-row>
        <table:table-row table:style-name="ro1">
          <table:table-cell office:value-type="float" office:value="30">
            <text:p>30</text:p>
          </table:table-cell>
          <table:table-cell table:formula="of:=EDATE([.B34];1)" office:value-type="date" office:date-value="2013-07-21">
            <text:p>Jul 13</text:p>
          </table:table-cell>
          <table:table-cell table:style-name="ce10" table:formula="of:=[.C34]*(1+[.D34]/12)-[.E34]" office:value-type="float" office:value="41739.4913438709">
            <text:p>41,73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34]+[.E34]" office:value-type="float" office:value="11600">
            <text:p>11,600</text:p>
          </table:table-cell>
          <table:table-cell table:formula="of:=[.D34]/12*[.C34]" office:value-type="float" office:value="105.086013326361">
            <text:p>105.1</text:p>
          </table:table-cell>
          <table:table-cell table:formula="of:=[.G35]+[.H34]" office:value-type="float" office:value="3339.491343871">
            <text:p>3,339</text:p>
          </table:table-cell>
          <table:table-cell table:number-columns-repeated="248"/>
        </table:table-row>
        <table:table-row table:style-name="ro1">
          <table:table-cell office:value-type="float" office:value="31">
            <text:p>31</text:p>
          </table:table-cell>
          <table:table-cell table:formula="of:=EDATE([.B35];1)" office:value-type="date" office:date-value="2013-08-21">
            <text:p>Aug 13</text:p>
          </table:table-cell>
          <table:table-cell table:style-name="ce10" table:formula="of:=[.C35]*(1+[.D35]/12)-[.E35]" office:value-type="float" office:value="41443.8400722306">
            <text:p>41,44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35]+[.E35]" office:value-type="float" office:value="12000">
            <text:p>12,000</text:p>
          </table:table-cell>
          <table:table-cell table:formula="of:=[.D35]/12*[.C35]" office:value-type="float" office:value="104.348728359677">
            <text:p>104.3</text:p>
          </table:table-cell>
          <table:table-cell table:formula="of:=[.G36]+[.H35]" office:value-type="float" office:value="3443.84007223068">
            <text:p>3,444</text:p>
          </table:table-cell>
          <table:table-cell table:number-columns-repeated="248"/>
        </table:table-row>
        <table:table-row table:style-name="ro1">
          <table:table-cell office:value-type="float" office:value="32">
            <text:p>32</text:p>
          </table:table-cell>
          <table:table-cell table:formula="of:=EDATE([.B36];1)" office:value-type="date" office:date-value="2013-09-21">
            <text:p>Sep 13</text:p>
          </table:table-cell>
          <table:table-cell table:style-name="ce10" table:formula="of:=[.C36]*(1+[.D36]/12)-[.E36]" office:value-type="float" office:value="41147.4496724112">
            <text:p>41,14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36]+[.E36]" office:value-type="float" office:value="12400">
            <text:p>12,400</text:p>
          </table:table-cell>
          <table:table-cell table:formula="of:=[.D36]/12*[.C36]" office:value-type="float" office:value="103.609600180577">
            <text:p>103.6</text:p>
          </table:table-cell>
          <table:table-cell table:formula="of:=[.G37]+[.H36]" office:value-type="float" office:value="3547.44967241125">
            <text:p>3,547</text:p>
          </table:table-cell>
          <table:table-cell table:number-columns-repeated="248"/>
        </table:table-row>
        <table:table-row table:style-name="ro1">
          <table:table-cell office:value-type="float" office:value="33">
            <text:p>33</text:p>
          </table:table-cell>
          <table:table-cell table:formula="of:=EDATE([.B37];1)" office:value-type="date" office:date-value="2013-10-21">
            <text:p>Oct 13</text:p>
          </table:table-cell>
          <table:table-cell table:style-name="ce10" table:formula="of:=[.C37]*(1+[.D37]/12)-[.E37]" office:value-type="float" office:value="40850.3182965922">
            <text:p>40,85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37]+[.E37]" office:value-type="float" office:value="12800">
            <text:p>12,800</text:p>
          </table:table-cell>
          <table:table-cell table:formula="of:=[.D37]/12*[.C37]" office:value-type="float" office:value="102.868624181028">
            <text:p>102.9</text:p>
          </table:table-cell>
          <table:table-cell table:formula="of:=[.G38]+[.H37]" office:value-type="float" office:value="3650.31829659228">
            <text:p>3,650</text:p>
          </table:table-cell>
          <table:table-cell table:number-columns-repeated="248"/>
        </table:table-row>
        <table:table-row table:style-name="ro1">
          <table:table-cell office:value-type="float" office:value="34">
            <text:p>34</text:p>
          </table:table-cell>
          <table:table-cell table:formula="of:=EDATE([.B38];1)" office:value-type="date" office:date-value="2013-11-21">
            <text:p>Nov 13</text:p>
          </table:table-cell>
          <table:table-cell table:style-name="ce10" table:formula="of:=[.C38]*(1+[.D38]/12)-[.E38]" office:value-type="float" office:value="40552.4440923337">
            <text:p>40,55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38]+[.E38]" office:value-type="float" office:value="13200">
            <text:p>13,200</text:p>
          </table:table-cell>
          <table:table-cell table:formula="of:=[.D38]/12*[.C38]" office:value-type="float" office:value="102.12579574148">
            <text:p>102.1</text:p>
          </table:table-cell>
          <table:table-cell table:formula="of:=[.G39]+[.H38]" office:value-type="float" office:value="3752.44409233376">
            <text:p>3,752</text:p>
          </table:table-cell>
          <table:table-cell table:number-columns-repeated="248"/>
        </table:table-row>
        <table:table-row table:style-name="ro1">
          <table:table-cell office:value-type="float" office:value="35">
            <text:p>35</text:p>
          </table:table-cell>
          <table:table-cell table:formula="of:=EDATE([.B39];1)" office:value-type="date" office:date-value="2013-12-21">
            <text:p>Dec 13</text:p>
          </table:table-cell>
          <table:table-cell table:style-name="ce10" table:formula="of:=[.C39]*(1+[.D39]/12)-[.E39]" office:value-type="float" office:value="40253.8252025645">
            <text:p>40,25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39]+[.E39]" office:value-type="float" office:value="13600">
            <text:p>13,600</text:p>
          </table:table-cell>
          <table:table-cell table:formula="of:=[.D39]/12*[.C39]" office:value-type="float" office:value="101.381110230834">
            <text:p>101.4</text:p>
          </table:table-cell>
          <table:table-cell table:formula="of:=[.G40]+[.H39]" office:value-type="float" office:value="3853.82520256459">
            <text:p>3,854</text:p>
          </table:table-cell>
          <table:table-cell table:number-columns-repeated="248"/>
        </table:table-row>
        <table:table-row table:style-name="ro1">
          <table:table-cell office:value-type="float" office:value="36">
            <text:p>36</text:p>
          </table:table-cell>
          <table:table-cell table:formula="of:=EDATE([.B40];1)" office:value-type="date" office:date-value="2014-01-21">
            <text:p>Jan 14</text:p>
          </table:table-cell>
          <table:table-cell table:style-name="ce10" table:formula="of:=[.C40]*(1+[.D40]/12)-[.E40]" office:value-type="float" office:value="39954.4597655709">
            <text:p>39,95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40]+[.E40]" office:value-type="float" office:value="14000">
            <text:p>14,000</text:p>
          </table:table-cell>
          <table:table-cell table:formula="of:=[.D40]/12*[.C40]" office:value-type="float" office:value="100.634563006411">
            <text:p>100.6</text:p>
          </table:table-cell>
          <table:table-cell table:formula="of:=[.G41]+[.H40]" office:value-type="float" office:value="3954.45976557101">
            <text:p>3,954</text:p>
          </table:table-cell>
          <table:table-cell table:number-columns-repeated="248"/>
        </table:table-row>
        <table:table-row table:style-name="ro1">
          <table:table-cell office:value-type="float" office:value="37">
            <text:p>37</text:p>
          </table:table-cell>
          <table:table-cell table:formula="of:=EDATE([.B41];1)" office:value-type="date" office:date-value="2014-02-21">
            <text:p>Feb 14</text:p>
          </table:table-cell>
          <table:table-cell table:style-name="ce10" table:formula="of:=[.C41]*(1+[.D41]/12)-[.E41]" office:value-type="float" office:value="39654.3459149848">
            <text:p>39,65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41]+[.E41]" office:value-type="float" office:value="14400">
            <text:p>14,400</text:p>
          </table:table-cell>
          <table:table-cell table:formula="of:=[.D41]/12*[.C41]" office:value-type="float" office:value="99.8861494139273">
            <text:p>99.9</text:p>
          </table:table-cell>
          <table:table-cell table:formula="of:=[.G42]+[.H41]" office:value-type="float" office:value="4054.34591498493">
            <text:p>4,054</text:p>
          </table:table-cell>
          <table:table-cell table:number-columns-repeated="248"/>
        </table:table-row>
        <table:table-row table:style-name="ro1">
          <table:table-cell office:value-type="float" office:value="38">
            <text:p>38</text:p>
          </table:table-cell>
          <table:table-cell table:formula="of:=EDATE([.B42];1)" office:value-type="date" office:date-value="2014-03-21">
            <text:p>Mar 14</text:p>
          </table:table-cell>
          <table:table-cell table:style-name="ce10" table:formula="of:=[.C42]*(1+[.D42]/12)-[.E42]" office:value-type="float" office:value="39353.4817797723">
            <text:p>39,35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42]+[.E42]" office:value-type="float" office:value="14800">
            <text:p>14,800</text:p>
          </table:table-cell>
          <table:table-cell table:formula="of:=[.D42]/12*[.C42]" office:value-type="float" office:value="99.1358647874621">
            <text:p>99.1</text:p>
          </table:table-cell>
          <table:table-cell table:formula="of:=[.G43]+[.H42]" office:value-type="float" office:value="4153.4817797724">
            <text:p>4,153</text:p>
          </table:table-cell>
          <table:table-cell table:number-columns-repeated="248"/>
        </table:table-row>
        <table:table-row table:style-name="ro1">
          <table:table-cell office:value-type="float" office:value="39">
            <text:p>39</text:p>
          </table:table-cell>
          <table:table-cell table:formula="of:=EDATE([.B43];1)" office:value-type="date" office:date-value="2014-04-21">
            <text:p>Apr 14</text:p>
          </table:table-cell>
          <table:table-cell table:style-name="ce10" table:formula="of:=[.C43]*(1+[.D43]/12)-[.E43]" office:value-type="float" office:value="39051.8654842217">
            <text:p>39,05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43]+[.E43]" office:value-type="float" office:value="15200">
            <text:p>15,200</text:p>
          </table:table-cell>
          <table:table-cell table:formula="of:=[.D43]/12*[.C43]" office:value-type="float" office:value="98.3837044494308">
            <text:p>98.4</text:p>
          </table:table-cell>
          <table:table-cell table:formula="of:=[.G44]+[.H43]" office:value-type="float" office:value="4251.86548422183">
            <text:p>4,252</text:p>
          </table:table-cell>
          <table:table-cell table:number-columns-repeated="248"/>
        </table:table-row>
        <table:table-row table:style-name="ro1">
          <table:table-cell office:value-type="float" office:value="40">
            <text:p>40</text:p>
          </table:table-cell>
          <table:table-cell table:formula="of:=EDATE([.B44];1)" office:value-type="date" office:date-value="2014-05-21">
            <text:p>May 14</text:p>
          </table:table-cell>
          <table:table-cell table:style-name="ce10" table:formula="of:=[.C44]*(1+[.D44]/12)-[.E44]" office:value-type="float" office:value="38749.4951479323">
            <text:p>38,74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44]+[.E44]" office:value-type="float" office:value="15600">
            <text:p>15,600</text:p>
          </table:table-cell>
          <table:table-cell table:formula="of:=[.D44]/12*[.C44]" office:value-type="float" office:value="97.6296637105543">
            <text:p>97.6</text:p>
          </table:table-cell>
          <table:table-cell table:formula="of:=[.G45]+[.H44]" office:value-type="float" office:value="4349.49514793238">
            <text:p>4,349</text:p>
          </table:table-cell>
          <table:table-cell table:number-columns-repeated="248"/>
        </table:table-row>
        <table:table-row table:style-name="ro1">
          <table:table-cell office:value-type="float" office:value="41">
            <text:p>41</text:p>
          </table:table-cell>
          <table:table-cell table:formula="of:=EDATE([.B45];1)" office:value-type="date" office:date-value="2014-06-21">
            <text:p>Jun 14</text:p>
          </table:table-cell>
          <table:table-cell table:style-name="ce10" table:formula="of:=[.C45]*(1+[.D45]/12)-[.E45]" office:value-type="float" office:value="38446.3688858021">
            <text:p>38,44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45]+[.E45]" office:value-type="float" office:value="16000">
            <text:p>16,000</text:p>
          </table:table-cell>
          <table:table-cell table:formula="of:=[.D45]/12*[.C45]" office:value-type="float" office:value="96.8737378698307">
            <text:p>96.9</text:p>
          </table:table-cell>
          <table:table-cell table:formula="of:=[.G46]+[.H45]" office:value-type="float" office:value="4446.36888580221">
            <text:p>4,446</text:p>
          </table:table-cell>
          <table:table-cell table:number-columns-repeated="248"/>
        </table:table-row>
        <table:table-row table:style-name="ro1">
          <table:table-cell office:value-type="float" office:value="42">
            <text:p>42</text:p>
          </table:table-cell>
          <table:table-cell table:formula="of:=EDATE([.B46];1)" office:value-type="date" office:date-value="2014-07-21">
            <text:p>Jul 14</text:p>
          </table:table-cell>
          <table:table-cell table:style-name="ce10" table:formula="of:=[.C46]*(1+[.D46]/12)-[.E46]" office:value-type="float" office:value="38142.4848080166">
            <text:p>38,14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46]+[.E46]" office:value-type="float" office:value="16400">
            <text:p>16,400</text:p>
          </table:table-cell>
          <table:table-cell table:formula="of:=[.D46]/12*[.C46]" office:value-type="float" office:value="96.1159222145053">
            <text:p>96.1</text:p>
          </table:table-cell>
          <table:table-cell table:formula="of:=[.G47]+[.H46]" office:value-type="float" office:value="4542.48480801672">
            <text:p>4,542</text:p>
          </table:table-cell>
          <table:table-cell table:number-columns-repeated="248"/>
        </table:table-row>
        <table:table-row table:style-name="ro1">
          <table:table-cell office:value-type="float" office:value="43">
            <text:p>43</text:p>
          </table:table-cell>
          <table:table-cell table:formula="of:=EDATE([.B47];1)" office:value-type="date" office:date-value="2014-08-21">
            <text:p>Aug 14</text:p>
          </table:table-cell>
          <table:table-cell table:style-name="ce10" table:formula="of:=[.C47]*(1+[.D47]/12)-[.E47]" office:value-type="float" office:value="37837.8410200366">
            <text:p>37,83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47]+[.E47]" office:value-type="float" office:value="16800">
            <text:p>16,800</text:p>
          </table:table-cell>
          <table:table-cell table:formula="of:=[.D47]/12*[.C47]" office:value-type="float" office:value="95.3562120200415">
            <text:p>95.4</text:p>
          </table:table-cell>
          <table:table-cell table:formula="of:=[.G48]+[.H47]" office:value-type="float" office:value="4637.84102003676">
            <text:p>4,638</text:p>
          </table:table-cell>
          <table:table-cell table:number-columns-repeated="248"/>
        </table:table-row>
        <table:table-row table:style-name="ro1">
          <table:table-cell office:value-type="float" office:value="44">
            <text:p>44</text:p>
          </table:table-cell>
          <table:table-cell table:formula="of:=EDATE([.B48];1)" office:value-type="date" office:date-value="2014-09-21">
            <text:p>Sep 14</text:p>
          </table:table-cell>
          <table:table-cell table:style-name="ce10" table:formula="of:=[.C48]*(1+[.D48]/12)-[.E48]" office:value-type="float" office:value="37532.4356225867">
            <text:p>37,53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48]+[.E48]" office:value-type="float" office:value="17200">
            <text:p>17,200</text:p>
          </table:table-cell>
          <table:table-cell table:formula="of:=[.D48]/12*[.C48]" office:value-type="float" office:value="94.5946025500916">
            <text:p>94.6</text:p>
          </table:table-cell>
          <table:table-cell table:formula="of:=[.G49]+[.H48]" office:value-type="float" office:value="4732.43562258685">
            <text:p>4,732</text:p>
          </table:table-cell>
          <table:table-cell table:number-columns-repeated="248"/>
        </table:table-row>
        <table:table-row table:style-name="ro1">
          <table:table-cell office:value-type="float" office:value="45">
            <text:p>45</text:p>
          </table:table-cell>
          <table:table-cell table:formula="of:=EDATE([.B49];1)" office:value-type="date" office:date-value="2014-10-21">
            <text:p>Oct 14</text:p>
          </table:table-cell>
          <table:table-cell table:style-name="ce10" table:formula="of:=[.C49]*(1+[.D49]/12)-[.E49]" office:value-type="float" office:value="37226.2667116432">
            <text:p>37,22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49]+[.E49]" office:value-type="float" office:value="17600">
            <text:p>17,600</text:p>
          </table:table-cell>
          <table:table-cell table:formula="of:=[.D49]/12*[.C49]" office:value-type="float" office:value="93.8310890564669">
            <text:p>93.8</text:p>
          </table:table-cell>
          <table:table-cell table:formula="of:=[.G50]+[.H49]" office:value-type="float" office:value="4826.26671164332">
            <text:p>4,826</text:p>
          </table:table-cell>
          <table:table-cell table:number-columns-repeated="248"/>
        </table:table-row>
        <table:table-row table:style-name="ro1">
          <table:table-cell office:value-type="float" office:value="46">
            <text:p>46</text:p>
          </table:table-cell>
          <table:table-cell table:formula="of:=EDATE([.B50];1)" office:value-type="date" office:date-value="2014-11-21">
            <text:p>Nov 14</text:p>
          </table:table-cell>
          <table:table-cell table:style-name="ce10" table:formula="of:=[.C50]*(1+[.D50]/12)-[.E50]" office:value-type="float" office:value="36919.3323784223">
            <text:p>36,91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50]+[.E50]" office:value-type="float" office:value="18000">
            <text:p>18,000</text:p>
          </table:table-cell>
          <table:table-cell table:formula="of:=[.D50]/12*[.C50]" office:value-type="float" office:value="93.065666779108">
            <text:p>93.1</text:p>
          </table:table-cell>
          <table:table-cell table:formula="of:=[.G51]+[.H50]" office:value-type="float" office:value="4919.33237842242">
            <text:p>4,919</text:p>
          </table:table-cell>
          <table:table-cell table:number-columns-repeated="248"/>
        </table:table-row>
        <table:table-row table:style-name="ro1">
          <table:table-cell office:value-type="float" office:value="47">
            <text:p>47</text:p>
          </table:table-cell>
          <table:table-cell table:formula="of:=EDATE([.B51];1)" office:value-type="date" office:date-value="2014-12-21">
            <text:p>Dec 14</text:p>
          </table:table-cell>
          <table:table-cell table:style-name="ce10" table:formula="of:=[.C51]*(1+[.D51]/12)-[.E51]" office:value-type="float" office:value="36611.6307093684">
            <text:p>36,61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51]+[.E51]" office:value-type="float" office:value="18400">
            <text:p>18,400</text:p>
          </table:table-cell>
          <table:table-cell table:formula="of:=[.D51]/12*[.C51]" office:value-type="float" office:value="92.2983309460558">
            <text:p>92.3</text:p>
          </table:table-cell>
          <table:table-cell table:formula="of:=[.G52]+[.H51]" office:value-type="float" office:value="5011.63070936848">
            <text:p>5,012</text:p>
          </table:table-cell>
          <table:table-cell table:number-columns-repeated="248"/>
        </table:table-row>
        <table:table-row table:style-name="ro1">
          <table:table-cell office:value-type="float" office:value="48">
            <text:p>48</text:p>
          </table:table-cell>
          <table:table-cell table:formula="of:=EDATE([.B52];1)" office:value-type="date" office:date-value="2015-01-21">
            <text:p>Jan 15</text:p>
          </table:table-cell>
          <table:table-cell table:style-name="ce10" table:formula="of:=[.C52]*(1+[.D52]/12)-[.E52]" office:value-type="float" office:value="36303.1597861418">
            <text:p>36,30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52]+[.E52]" office:value-type="float" office:value="18800">
            <text:p>18,800</text:p>
          </table:table-cell>
          <table:table-cell table:formula="of:=[.D52]/12*[.C52]" office:value-type="float" office:value="91.5290767734209">
            <text:p>91.5</text:p>
          </table:table-cell>
          <table:table-cell table:formula="of:=[.G53]+[.H52]" office:value-type="float" office:value="5103.1597861419">
            <text:p>5,103</text:p>
          </table:table-cell>
          <table:table-cell table:number-columns-repeated="248"/>
        </table:table-row>
        <table:table-row table:style-name="ro1">
          <table:table-cell office:value-type="float" office:value="49">
            <text:p>49</text:p>
          </table:table-cell>
          <table:table-cell table:formula="of:=EDATE([.B53];1)" office:value-type="date" office:date-value="2015-02-21">
            <text:p>Feb 15</text:p>
          </table:table-cell>
          <table:table-cell table:style-name="ce10" table:formula="of:=[.C53]*(1+[.D53]/12)-[.E53]" office:value-type="float" office:value="35993.9176856071">
            <text:p>35,99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53]+[.E53]" office:value-type="float" office:value="19200">
            <text:p>19,200</text:p>
          </table:table-cell>
          <table:table-cell table:formula="of:=[.D53]/12*[.C53]" office:value-type="float" office:value="90.7578994653545">
            <text:p>90.8</text:p>
          </table:table-cell>
          <table:table-cell table:formula="of:=[.G54]+[.H53]" office:value-type="float" office:value="5193.91768560726">
            <text:p>5,194</text:p>
          </table:table-cell>
          <table:table-cell table:number-columns-repeated="248"/>
        </table:table-row>
        <table:table-row table:style-name="ro1">
          <table:table-cell office:value-type="float" office:value="50">
            <text:p>50</text:p>
          </table:table-cell>
          <table:table-cell table:formula="of:=EDATE([.B54];1)" office:value-type="date" office:date-value="2015-03-21">
            <text:p>Mar 15</text:p>
          </table:table-cell>
          <table:table-cell table:style-name="ce10" table:formula="of:=[.C54]*(1+[.D54]/12)-[.E54]" office:value-type="float" office:value="35683.9024798212">
            <text:p>35,68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54]+[.E54]" office:value-type="float" office:value="19600">
            <text:p>19,600</text:p>
          </table:table-cell>
          <table:table-cell table:formula="of:=[.D54]/12*[.C54]" office:value-type="float" office:value="89.9847942140178">
            <text:p>90.0</text:p>
          </table:table-cell>
          <table:table-cell table:formula="of:=[.G55]+[.H54]" office:value-type="float" office:value="5283.90247982127">
            <text:p>5,284</text:p>
          </table:table-cell>
          <table:table-cell table:number-columns-repeated="248"/>
        </table:table-row>
        <table:table-row table:style-name="ro1">
          <table:table-cell office:value-type="float" office:value="51">
            <text:p>51</text:p>
          </table:table-cell>
          <table:table-cell table:formula="of:=EDATE([.B55];1)" office:value-type="date" office:date-value="2015-04-21">
            <text:p>Apr 15</text:p>
          </table:table-cell>
          <table:table-cell table:style-name="ce10" table:formula="of:=[.C55]*(1+[.D55]/12)-[.E55]" office:value-type="float" office:value="35373.1122360207">
            <text:p>35,37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55]+[.E55]" office:value-type="float" office:value="20000">
            <text:p>20,000</text:p>
          </table:table-cell>
          <table:table-cell table:formula="of:=[.D55]/12*[.C55]" office:value-type="float" office:value="89.2097561995529">
            <text:p>89.2</text:p>
          </table:table-cell>
          <table:table-cell table:formula="of:=[.G56]+[.H55]" office:value-type="float" office:value="5373.11223602083">
            <text:p>5,373</text:p>
          </table:table-cell>
          <table:table-cell table:number-columns-repeated="248"/>
        </table:table-row>
        <table:table-row table:style-name="ro1">
          <table:table-cell office:value-type="float" office:value="52">
            <text:p>52</text:p>
          </table:table-cell>
          <table:table-cell table:formula="of:=EDATE([.B56];1)" office:value-type="date" office:date-value="2015-05-21">
            <text:p>May 15</text:p>
          </table:table-cell>
          <table:table-cell table:style-name="ce10" table:formula="of:=[.C56]*(1+[.D56]/12)-[.E56]" office:value-type="float" office:value="35061.5450166108">
            <text:p>35,06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56]+[.E56]" office:value-type="float" office:value="20400">
            <text:p>20,400</text:p>
          </table:table-cell>
          <table:table-cell table:formula="of:=[.D56]/12*[.C56]" office:value-type="float" office:value="88.4327805900518">
            <text:p>88.4</text:p>
          </table:table-cell>
          <table:table-cell table:formula="of:=[.G57]+[.H56]" office:value-type="float" office:value="5461.54501661088">
            <text:p>5,462</text:p>
          </table:table-cell>
          <table:table-cell table:number-columns-repeated="248"/>
        </table:table-row>
        <table:table-row table:style-name="ro1">
          <table:table-cell office:value-type="float" office:value="53">
            <text:p>53</text:p>
          </table:table-cell>
          <table:table-cell table:formula="of:=EDATE([.B57];1)" office:value-type="date" office:date-value="2015-06-21">
            <text:p>Jun 15</text:p>
          </table:table-cell>
          <table:table-cell table:style-name="ce10" table:formula="of:=[.C57]*(1+[.D57]/12)-[.E57]" office:value-type="float" office:value="34749.1988791523">
            <text:p>34,74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57]+[.E57]" office:value-type="float" office:value="20800">
            <text:p>20,800</text:p>
          </table:table-cell>
          <table:table-cell table:formula="of:=[.D57]/12*[.C57]" office:value-type="float" office:value="87.6538625415269">
            <text:p>87.7</text:p>
          </table:table-cell>
          <table:table-cell table:formula="of:=[.G58]+[.H57]" office:value-type="float" office:value="5549.19887915241">
            <text:p>5,549</text:p>
          </table:table-cell>
          <table:table-cell table:number-columns-repeated="248"/>
        </table:table-row>
        <table:table-row table:style-name="ro1">
          <table:table-cell office:value-type="float" office:value="54">
            <text:p>54</text:p>
          </table:table-cell>
          <table:table-cell table:formula="of:=EDATE([.B58];1)" office:value-type="date" office:date-value="2015-07-21">
            <text:p>Jul 15</text:p>
          </table:table-cell>
          <table:table-cell table:style-name="ce10" table:formula="of:=[.C58]*(1+[.D58]/12)-[.E58]" office:value-type="float" office:value="34436.0718763502">
            <text:p>34,43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58]+[.E58]" office:value-type="float" office:value="21200">
            <text:p>21,200</text:p>
          </table:table-cell>
          <table:table-cell table:formula="of:=[.D58]/12*[.C58]" office:value-type="float" office:value="86.8729971978807">
            <text:p>86.9</text:p>
          </table:table-cell>
          <table:table-cell table:formula="of:=[.G59]+[.H58]" office:value-type="float" office:value="5636.07187635029">
            <text:p>5,636</text:p>
          </table:table-cell>
          <table:table-cell table:number-columns-repeated="248"/>
        </table:table-row>
        <table:table-row table:style-name="ro1">
          <table:table-cell office:value-type="float" office:value="55">
            <text:p>55</text:p>
          </table:table-cell>
          <table:table-cell table:formula="of:=EDATE([.B59];1)" office:value-type="date" office:date-value="2015-08-21">
            <text:p>Aug 15</text:p>
          </table:table-cell>
          <table:table-cell table:style-name="ce10" table:formula="of:=[.C59]*(1+[.D59]/12)-[.E59]" office:value-type="float" office:value="34122.162056041">
            <text:p>34,12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59]+[.E59]" office:value-type="float" office:value="21600">
            <text:p>21,600</text:p>
          </table:table-cell>
          <table:table-cell table:formula="of:=[.D59]/12*[.C59]" office:value-type="float" office:value="86.0901796908754">
            <text:p>86.1</text:p>
          </table:table-cell>
          <table:table-cell table:formula="of:=[.G60]+[.H59]" office:value-type="float" office:value="5722.16205604116">
            <text:p>5,722</text:p>
          </table:table-cell>
          <table:table-cell table:number-columns-repeated="248"/>
        </table:table-row>
        <table:table-row table:style-name="ro1">
          <table:table-cell office:value-type="float" office:value="56">
            <text:p>56</text:p>
          </table:table-cell>
          <table:table-cell table:formula="of:=EDATE([.B60];1)" office:value-type="date" office:date-value="2015-09-21">
            <text:p>Sep 15</text:p>
          </table:table-cell>
          <table:table-cell table:style-name="ce10" table:formula="of:=[.C60]*(1+[.D60]/12)-[.E60]" office:value-type="float" office:value="33807.4674611811">
            <text:p>33,80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60]+[.E60]" office:value-type="float" office:value="22000">
            <text:p>22,000</text:p>
          </table:table-cell>
          <table:table-cell table:formula="of:=[.D60]/12*[.C60]" office:value-type="float" office:value="85.3054051401026">
            <text:p>85.3</text:p>
          </table:table-cell>
          <table:table-cell table:formula="of:=[.G61]+[.H60]" office:value-type="float" office:value="5807.46746118126">
            <text:p>5,807</text:p>
          </table:table-cell>
          <table:table-cell table:number-columns-repeated="248"/>
        </table:table-row>
        <table:table-row table:style-name="ro1">
          <table:table-cell office:value-type="float" office:value="57">
            <text:p>57</text:p>
          </table:table-cell>
          <table:table-cell table:formula="of:=EDATE([.B61];1)" office:value-type="date" office:date-value="2015-10-21">
            <text:p>Oct 15</text:p>
          </table:table-cell>
          <table:table-cell table:style-name="ce10" table:formula="of:=[.C61]*(1+[.D61]/12)-[.E61]" office:value-type="float" office:value="33491.9861298341">
            <text:p>33,49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61]+[.E61]" office:value-type="float" office:value="22400">
            <text:p>22,400</text:p>
          </table:table-cell>
          <table:table-cell table:formula="of:=[.D61]/12*[.C61]" office:value-type="float" office:value="84.5186686529528">
            <text:p>84.5</text:p>
          </table:table-cell>
          <table:table-cell table:formula="of:=[.G62]+[.H61]" office:value-type="float" office:value="5891.98612983422">
            <text:p>5,892</text:p>
          </table:table-cell>
          <table:table-cell table:number-columns-repeated="248"/>
        </table:table-row>
        <table:table-row table:style-name="ro1">
          <table:table-cell office:value-type="float" office:value="58">
            <text:p>58</text:p>
          </table:table-cell>
          <table:table-cell table:formula="of:=EDATE([.B62];1)" office:value-type="date" office:date-value="2015-11-21">
            <text:p>Nov 15</text:p>
          </table:table-cell>
          <table:table-cell table:style-name="ce10" table:formula="of:=[.C62]*(1+[.D62]/12)-[.E62]" office:value-type="float" office:value="33175.7160951587">
            <text:p>33,17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62]+[.E62]" office:value-type="float" office:value="22800">
            <text:p>22,800</text:p>
          </table:table-cell>
          <table:table-cell table:formula="of:=[.D62]/12*[.C62]" office:value-type="float" office:value="83.7299653245852">
            <text:p>83.7</text:p>
          </table:table-cell>
          <table:table-cell table:formula="of:=[.G63]+[.H62]" office:value-type="float" office:value="5975.7160951588">
            <text:p>5,976</text:p>
          </table:table-cell>
          <table:table-cell table:number-columns-repeated="248"/>
        </table:table-row>
        <table:table-row table:style-name="ro1">
          <table:table-cell office:value-type="float" office:value="59">
            <text:p>59</text:p>
          </table:table-cell>
          <table:table-cell table:formula="of:=EDATE([.B63];1)" office:value-type="date" office:date-value="2015-12-21">
            <text:p>Dec 15</text:p>
          </table:table-cell>
          <table:table-cell table:style-name="ce10" table:formula="of:=[.C63]*(1+[.D63]/12)-[.E63]" office:value-type="float" office:value="32858.6553853966">
            <text:p>32,85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63]+[.E63]" office:value-type="float" office:value="23200">
            <text:p>23,200</text:p>
          </table:table-cell>
          <table:table-cell table:formula="of:=[.D63]/12*[.C63]" office:value-type="float" office:value="82.9392902378967">
            <text:p>82.9</text:p>
          </table:table-cell>
          <table:table-cell table:formula="of:=[.G64]+[.H63]" office:value-type="float" office:value="6058.6553853967">
            <text:p>6,059</text:p>
          </table:table-cell>
          <table:table-cell table:number-columns-repeated="248"/>
        </table:table-row>
        <table:table-row table:style-name="ro1">
          <table:table-cell office:value-type="float" office:value="60">
            <text:p>60</text:p>
          </table:table-cell>
          <table:table-cell table:formula="of:=EDATE([.B64];1)" office:value-type="date" office:date-value="2016-01-21">
            <text:p>Jan 16</text:p>
          </table:table-cell>
          <table:table-cell table:style-name="ce10" table:formula="of:=[.C64]*(1+[.D64]/12)-[.E64]" office:value-type="float" office:value="32540.80202386">
            <text:p>32,54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64]+[.E64]" office:value-type="float" office:value="23600">
            <text:p>23,600</text:p>
          </table:table-cell>
          <table:table-cell table:formula="of:=[.D64]/12*[.C64]" office:value-type="float" office:value="82.1466384634914">
            <text:p>82.1</text:p>
          </table:table-cell>
          <table:table-cell table:formula="of:=[.G65]+[.H64]" office:value-type="float" office:value="6140.80202386019">
            <text:p>6,141</text:p>
          </table:table-cell>
          <table:table-cell table:number-columns-repeated="248"/>
        </table:table-row>
        <table:table-row table:style-name="ro1">
          <table:table-cell office:value-type="float" office:value="61">
            <text:p>61</text:p>
          </table:table-cell>
          <table:table-cell table:formula="of:=EDATE([.B65];1)" office:value-type="date" office:date-value="2016-02-21">
            <text:p>Feb 16</text:p>
          </table:table-cell>
          <table:table-cell table:style-name="ce10" table:formula="of:=[.C65]*(1+[.D65]/12)-[.E65]" office:value-type="float" office:value="32222.1540289197">
            <text:p>32,22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65]+[.E65]" office:value-type="float" office:value="24000">
            <text:p>24,000</text:p>
          </table:table-cell>
          <table:table-cell table:formula="of:=[.D65]/12*[.C65]" office:value-type="float" office:value="81.3520050596501">
            <text:p>81.4</text:p>
          </table:table-cell>
          <table:table-cell table:formula="of:=[.G66]+[.H65]" office:value-type="float" office:value="6222.15402891984">
            <text:p>6,222</text:p>
          </table:table-cell>
          <table:table-cell table:number-columns-repeated="248"/>
        </table:table-row>
        <table:table-row table:style-name="ro1">
          <table:table-cell office:value-type="float" office:value="62">
            <text:p>62</text:p>
          </table:table-cell>
          <table:table-cell table:formula="of:=EDATE([.B66];1)" office:value-type="date" office:date-value="2016-03-21">
            <text:p>Mar 16</text:p>
          </table:table-cell>
          <table:table-cell table:style-name="ce10" table:formula="of:=[.C66]*(1+[.D66]/12)-[.E66]" office:value-type="float" office:value="31902.709413992">
            <text:p>31,90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66]+[.E66]" office:value-type="float" office:value="24400">
            <text:p>24,400</text:p>
          </table:table-cell>
          <table:table-cell table:formula="of:=[.D66]/12*[.C66]" office:value-type="float" office:value="80.5553850722992">
            <text:p>80.6</text:p>
          </table:table-cell>
          <table:table-cell table:formula="of:=[.G67]+[.H66]" office:value-type="float" office:value="6302.70941399214">
            <text:p>6,303</text:p>
          </table:table-cell>
          <table:table-cell table:number-columns-repeated="248"/>
        </table:table-row>
        <table:table-row table:style-name="ro1">
          <table:table-cell office:value-type="float" office:value="63">
            <text:p>63</text:p>
          </table:table-cell>
          <table:table-cell table:formula="of:=EDATE([.B67];1)" office:value-type="date" office:date-value="2016-04-21">
            <text:p>Apr 16</text:p>
          </table:table-cell>
          <table:table-cell table:style-name="ce10" table:formula="of:=[.C67]*(1+[.D67]/12)-[.E67]" office:value-type="float" office:value="31582.466187527">
            <text:p>31,58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67]+[.E67]" office:value-type="float" office:value="24800">
            <text:p>24,800</text:p>
          </table:table-cell>
          <table:table-cell table:formula="of:=[.D67]/12*[.C67]" office:value-type="float" office:value="79.75677353498">
            <text:p>79.8</text:p>
          </table:table-cell>
          <table:table-cell table:formula="of:=[.G68]+[.H67]" office:value-type="float" office:value="6382.46618752712">
            <text:p>6,382</text:p>
          </table:table-cell>
          <table:table-cell table:number-columns-repeated="248"/>
        </table:table-row>
        <table:table-row table:style-name="ro1">
          <table:table-cell office:value-type="float" office:value="64">
            <text:p>64</text:p>
          </table:table-cell>
          <table:table-cell table:formula="of:=EDATE([.B68];1)" office:value-type="date" office:date-value="2016-05-21">
            <text:p>May 16</text:p>
          </table:table-cell>
          <table:table-cell table:style-name="ce10" table:formula="of:=[.C68]*(1+[.D68]/12)-[.E68]" office:value-type="float" office:value="31261.4223529958">
            <text:p>31,26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68]+[.E68]" office:value-type="float" office:value="25200">
            <text:p>25,200</text:p>
          </table:table-cell>
          <table:table-cell table:formula="of:=[.D68]/12*[.C68]" office:value-type="float" office:value="78.9561654688174">
            <text:p>79.0</text:p>
          </table:table-cell>
          <table:table-cell table:formula="of:=[.G69]+[.H68]" office:value-type="float" office:value="6461.42235299594">
            <text:p>6,461</text:p>
          </table:table-cell>
          <table:table-cell table:number-columns-repeated="248"/>
        </table:table-row>
        <table:table-row table:style-name="ro1">
          <table:table-cell office:value-type="float" office:value="65">
            <text:p>65</text:p>
          </table:table-cell>
          <table:table-cell table:formula="of:=EDATE([.B69];1)" office:value-type="date" office:date-value="2016-06-21">
            <text:p>Jun 16</text:p>
          </table:table-cell>
          <table:table-cell table:style-name="ce10" table:formula="of:=[.C69]*(1+[.D69]/12)-[.E69]" office:value-type="float" office:value="30939.5759088783">
            <text:p>30,94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69]+[.E69]" office:value-type="float" office:value="25600">
            <text:p>25,600</text:p>
          </table:table-cell>
          <table:table-cell table:formula="of:=[.D69]/12*[.C69]" office:value-type="float" office:value="78.1535558824895">
            <text:p>78.2</text:p>
          </table:table-cell>
          <table:table-cell table:formula="of:=[.G70]+[.H69]" office:value-type="float" office:value="6539.57590887843">
            <text:p>6,540</text:p>
          </table:table-cell>
          <table:table-cell table:number-columns-repeated="248"/>
        </table:table-row>
        <table:table-row table:style-name="ro1">
          <table:table-cell office:value-type="float" office:value="66">
            <text:p>66</text:p>
          </table:table-cell>
          <table:table-cell table:formula="of:=EDATE([.B70];1)" office:value-type="date" office:date-value="2016-07-21">
            <text:p>Jul 16</text:p>
          </table:table-cell>
          <table:table-cell table:style-name="ce10" table:formula="of:=[.C70]*(1+[.D70]/12)-[.E70]" office:value-type="float" office:value="30616.9248486505">
            <text:p>30,61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70]+[.E70]" office:value-type="float" office:value="26000">
            <text:p>26,000</text:p>
          </table:table-cell>
          <table:table-cell table:formula="of:=[.D70]/12*[.C70]" office:value-type="float" office:value="77.3489397721957">
            <text:p>77.3</text:p>
          </table:table-cell>
          <table:table-cell table:formula="of:=[.G71]+[.H70]" office:value-type="float" office:value="6616.92484865062">
            <text:p>6,617</text:p>
          </table:table-cell>
          <table:table-cell table:number-columns-repeated="248"/>
        </table:table-row>
        <table:table-row table:style-name="ro1">
          <table:table-cell office:value-type="float" office:value="67">
            <text:p>67</text:p>
          </table:table-cell>
          <table:table-cell table:formula="of:=EDATE([.B71];1)" office:value-type="date" office:date-value="2016-08-21">
            <text:p>Aug 16</text:p>
          </table:table-cell>
          <table:table-cell table:style-name="ce10" table:formula="of:=[.C71]*(1+[.D71]/12)-[.E71]" office:value-type="float" office:value="30293.4671607721">
            <text:p>30,29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71]+[.E71]" office:value-type="float" office:value="26400">
            <text:p>26,400</text:p>
          </table:table-cell>
          <table:table-cell table:formula="of:=[.D71]/12*[.C71]" office:value-type="float" office:value="76.5423121216262">
            <text:p>76.5</text:p>
          </table:table-cell>
          <table:table-cell table:formula="of:=[.G72]+[.H71]" office:value-type="float" office:value="6693.46716077225">
            <text:p>6,693</text:p>
          </table:table-cell>
          <table:table-cell table:number-columns-repeated="248"/>
        </table:table-row>
        <table:table-row table:style-name="ro1">
          <table:table-cell office:value-type="float" office:value="68">
            <text:p>68</text:p>
          </table:table-cell>
          <table:table-cell table:formula="of:=EDATE([.B72];1)" office:value-type="date" office:date-value="2016-09-21">
            <text:p>Sep 16</text:p>
          </table:table-cell>
          <table:table-cell table:style-name="ce10" table:formula="of:=[.C72]*(1+[.D72]/12)-[.E72]" office:value-type="float" office:value="29969.200828674">
            <text:p>29,96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72]+[.E72]" office:value-type="float" office:value="26800">
            <text:p>26,800</text:p>
          </table:table-cell>
          <table:table-cell table:formula="of:=[.D72]/12*[.C72]" office:value-type="float" office:value="75.7336679019303">
            <text:p>75.7</text:p>
          </table:table-cell>
          <table:table-cell table:formula="of:=[.G73]+[.H72]" office:value-type="float" office:value="6769.20082867418">
            <text:p>6,769</text:p>
          </table:table-cell>
          <table:table-cell table:number-columns-repeated="248"/>
        </table:table-row>
        <table:table-row table:style-name="ro1">
          <table:table-cell office:value-type="float" office:value="69">
            <text:p>69</text:p>
          </table:table-cell>
          <table:table-cell table:formula="of:=EDATE([.B73];1)" office:value-type="date" office:date-value="2016-10-21">
            <text:p>Oct 16</text:p>
          </table:table-cell>
          <table:table-cell table:style-name="ce10" table:formula="of:=[.C73]*(1+[.D73]/12)-[.E73]" office:value-type="float" office:value="29644.1238307457">
            <text:p>29,64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73]+[.E73]" office:value-type="float" office:value="27200">
            <text:p>27,200</text:p>
          </table:table-cell>
          <table:table-cell table:formula="of:=[.D73]/12*[.C73]" office:value-type="float" office:value="74.9230020716851">
            <text:p>74.9</text:p>
          </table:table-cell>
          <table:table-cell table:formula="of:=[.G74]+[.H73]" office:value-type="float" office:value="6844.12383074587">
            <text:p>6,844</text:p>
          </table:table-cell>
          <table:table-cell table:number-columns-repeated="248"/>
        </table:table-row>
        <table:table-row table:style-name="ro1">
          <table:table-cell office:value-type="float" office:value="70">
            <text:p>70</text:p>
          </table:table-cell>
          <table:table-cell table:formula="of:=EDATE([.B74];1)" office:value-type="date" office:date-value="2016-11-21">
            <text:p>Nov 16</text:p>
          </table:table-cell>
          <table:table-cell table:style-name="ce10" table:formula="of:=[.C74]*(1+[.D74]/12)-[.E74]" office:value-type="float" office:value="29318.2341403226">
            <text:p>29,31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74]+[.E74]" office:value-type="float" office:value="27600">
            <text:p>27,600</text:p>
          </table:table-cell>
          <table:table-cell table:formula="of:=[.D74]/12*[.C74]" office:value-type="float" office:value="74.1103095768643">
            <text:p>74.1</text:p>
          </table:table-cell>
          <table:table-cell table:formula="of:=[.G75]+[.H74]" office:value-type="float" office:value="6918.23414032273">
            <text:p>6,918</text:p>
          </table:table-cell>
          <table:table-cell table:number-columns-repeated="248"/>
        </table:table-row>
        <table:table-row table:style-name="ro1">
          <table:table-cell office:value-type="float" office:value="71">
            <text:p>71</text:p>
          </table:table-cell>
          <table:table-cell table:formula="of:=EDATE([.B75];1)" office:value-type="date" office:date-value="2016-12-21">
            <text:p>Dec 16</text:p>
          </table:table-cell>
          <table:table-cell table:style-name="ce10" table:formula="of:=[.C75]*(1+[.D75]/12)-[.E75]" office:value-type="float" office:value="28991.5297256734">
            <text:p>28,99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75]+[.E75]" office:value-type="float" office:value="28000">
            <text:p>28,000</text:p>
          </table:table-cell>
          <table:table-cell table:formula="of:=[.D75]/12*[.C75]" office:value-type="float" office:value="73.2955853508064">
            <text:p>73.3</text:p>
          </table:table-cell>
          <table:table-cell table:formula="of:=[.G76]+[.H75]" office:value-type="float" office:value="6991.52972567354">
            <text:p>6,992</text:p>
          </table:table-cell>
          <table:table-cell table:number-columns-repeated="248"/>
        </table:table-row>
        <table:table-row table:style-name="ro1">
          <table:table-cell office:value-type="float" office:value="72">
            <text:p>72</text:p>
          </table:table-cell>
          <table:table-cell table:formula="of:=EDATE([.B76];1)" office:value-type="date" office:date-value="2017-01-21">
            <text:p>Jan 17</text:p>
          </table:table-cell>
          <table:table-cell table:style-name="ce10" table:formula="of:=[.C76]*(1+[.D76]/12)-[.E76]" office:value-type="float" office:value="28664.0085499876">
            <text:p>28,66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76]+[.E76]" office:value-type="float" office:value="28400">
            <text:p>28,400</text:p>
          </table:table-cell>
          <table:table-cell table:formula="of:=[.D76]/12*[.C76]" office:value-type="float" office:value="72.4788243141834">
            <text:p>72.5</text:p>
          </table:table-cell>
          <table:table-cell table:formula="of:=[.G77]+[.H76]" office:value-type="float" office:value="7064.00854998772">
            <text:p>7,064</text:p>
          </table:table-cell>
          <table:table-cell table:number-columns-repeated="248"/>
        </table:table-row>
        <table:table-row table:style-name="ro1">
          <table:table-cell office:value-type="float" office:value="73">
            <text:p>73</text:p>
          </table:table-cell>
          <table:table-cell table:formula="of:=EDATE([.B77];1)" office:value-type="date" office:date-value="2017-02-21">
            <text:p>Feb 17</text:p>
          </table:table-cell>
          <table:table-cell table:style-name="ce10" table:formula="of:=[.C77]*(1+[.D77]/12)-[.E77]" office:value-type="float" office:value="28335.6685713625">
            <text:p>28,33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77]+[.E77]" office:value-type="float" office:value="28800">
            <text:p>28,800</text:p>
          </table:table-cell>
          <table:table-cell table:formula="of:=[.D77]/12*[.C77]" office:value-type="float" office:value="71.6600213749689">
            <text:p>71.7</text:p>
          </table:table-cell>
          <table:table-cell table:formula="of:=[.G78]+[.H77]" office:value-type="float" office:value="7135.66857136269">
            <text:p>7,136</text:p>
          </table:table-cell>
          <table:table-cell table:number-columns-repeated="248"/>
        </table:table-row>
        <table:table-row table:style-name="ro1">
          <table:table-cell office:value-type="float" office:value="74">
            <text:p>74</text:p>
          </table:table-cell>
          <table:table-cell table:formula="of:=EDATE([.B78];1)" office:value-type="date" office:date-value="2017-03-21">
            <text:p>Mar 17</text:p>
          </table:table-cell>
          <table:table-cell table:style-name="ce10" table:formula="of:=[.C78]*(1+[.D78]/12)-[.E78]" office:value-type="float" office:value="28006.5077427909">
            <text:p>28,00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78]+[.E78]" office:value-type="float" office:value="29200">
            <text:p>29,200</text:p>
          </table:table-cell>
          <table:table-cell table:formula="of:=[.D78]/12*[.C78]" office:value-type="float" office:value="70.8391714284063">
            <text:p>70.8</text:p>
          </table:table-cell>
          <table:table-cell table:formula="of:=[.G79]+[.H78]" office:value-type="float" office:value="7206.50774279109">
            <text:p>7,207</text:p>
          </table:table-cell>
          <table:table-cell table:number-columns-repeated="248"/>
        </table:table-row>
        <table:table-row table:style-name="ro1">
          <table:table-cell office:value-type="float" office:value="75">
            <text:p>75</text:p>
          </table:table-cell>
          <table:table-cell table:formula="of:=EDATE([.B79];1)" office:value-type="date" office:date-value="2017-04-21">
            <text:p>Apr 17</text:p>
          </table:table-cell>
          <table:table-cell table:style-name="ce10" table:formula="of:=[.C79]*(1+[.D79]/12)-[.E79]" office:value-type="float" office:value="27676.5240121479">
            <text:p>27,67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79]+[.E79]" office:value-type="float" office:value="29600">
            <text:p>29,600</text:p>
          </table:table-cell>
          <table:table-cell table:formula="of:=[.D79]/12*[.C79]" office:value-type="float" office:value="70.0162693569773">
            <text:p>70.0</text:p>
          </table:table-cell>
          <table:table-cell table:formula="of:=[.G80]+[.H79]" office:value-type="float" office:value="7276.52401214807">
            <text:p>7,277</text:p>
          </table:table-cell>
          <table:table-cell table:number-columns-repeated="248"/>
        </table:table-row>
        <table:table-row table:style-name="ro1">
          <table:table-cell office:value-type="float" office:value="76">
            <text:p>76</text:p>
          </table:table-cell>
          <table:table-cell table:formula="of:=EDATE([.B80];1)" office:value-type="date" office:date-value="2017-05-21">
            <text:p>May 17</text:p>
          </table:table-cell>
          <table:table-cell table:style-name="ce10" table:formula="of:=[.C80]*(1+[.D80]/12)-[.E80]" office:value-type="float" office:value="27345.7153221783">
            <text:p>27,34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80]+[.E80]" office:value-type="float" office:value="30000">
            <text:p>30,000</text:p>
          </table:table-cell>
          <table:table-cell table:formula="of:=[.D80]/12*[.C80]" office:value-type="float" office:value="69.1913100303698">
            <text:p>69.2</text:p>
          </table:table-cell>
          <table:table-cell table:formula="of:=[.G81]+[.H80]" office:value-type="float" office:value="7345.71532217844">
            <text:p>7,346</text:p>
          </table:table-cell>
          <table:table-cell table:number-columns-repeated="248"/>
        </table:table-row>
        <table:table-row table:style-name="ro1">
          <table:table-cell office:value-type="float" office:value="77">
            <text:p>77</text:p>
          </table:table-cell>
          <table:table-cell table:formula="of:=EDATE([.B81];1)" office:value-type="date" office:date-value="2017-06-21">
            <text:p>Jun 17</text:p>
          </table:table-cell>
          <table:table-cell table:style-name="ce10" table:formula="of:=[.C81]*(1+[.D81]/12)-[.E81]" office:value-type="float" office:value="27014.0796104837">
            <text:p>27,01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81]+[.E81]" office:value-type="float" office:value="30400">
            <text:p>30,400</text:p>
          </table:table-cell>
          <table:table-cell table:formula="of:=[.D81]/12*[.C81]" office:value-type="float" office:value="68.3642883054457">
            <text:p>68.4</text:p>
          </table:table-cell>
          <table:table-cell table:formula="of:=[.G82]+[.H81]" office:value-type="float" office:value="7414.07961048389">
            <text:p>7,414</text:p>
          </table:table-cell>
          <table:table-cell table:number-columns-repeated="248"/>
        </table:table-row>
        <table:table-row table:style-name="ro1">
          <table:table-cell office:value-type="float" office:value="78">
            <text:p>78</text:p>
          </table:table-cell>
          <table:table-cell table:formula="of:=EDATE([.B82];1)" office:value-type="date" office:date-value="2017-07-21">
            <text:p>Jul 17</text:p>
          </table:table-cell>
          <table:table-cell table:style-name="ce10" table:formula="of:=[.C82]*(1+[.D82]/12)-[.E82]" office:value-type="float" office:value="26681.6148095099">
            <text:p>26,68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82]+[.E82]" office:value-type="float" office:value="30800">
            <text:p>30,800</text:p>
          </table:table-cell>
          <table:table-cell table:formula="of:=[.D82]/12*[.C82]" office:value-type="float" office:value="67.5351990262093">
            <text:p>67.5</text:p>
          </table:table-cell>
          <table:table-cell table:formula="of:=[.G83]+[.H82]" office:value-type="float" office:value="7481.6148095101">
            <text:p>7,482</text:p>
          </table:table-cell>
          <table:table-cell table:number-columns-repeated="248"/>
        </table:table-row>
        <table:table-row table:style-name="ro1">
          <table:table-cell office:value-type="float" office:value="79">
            <text:p>79</text:p>
          </table:table-cell>
          <table:table-cell table:formula="of:=EDATE([.B83];1)" office:value-type="date" office:date-value="2017-08-21">
            <text:p>Aug 17</text:p>
          </table:table-cell>
          <table:table-cell table:style-name="ce10" table:formula="of:=[.C83]*(1+[.D83]/12)-[.E83]" office:value-type="float" office:value="26348.3188465337">
            <text:p>26,34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83]+[.E83]" office:value-type="float" office:value="31200">
            <text:p>31,200</text:p>
          </table:table-cell>
          <table:table-cell table:formula="of:=[.D83]/12*[.C83]" office:value-type="float" office:value="66.7040370237748">
            <text:p>66.7</text:p>
          </table:table-cell>
          <table:table-cell table:formula="of:=[.G84]+[.H83]" office:value-type="float" office:value="7548.31884653387">
            <text:p>7,548</text:p>
          </table:table-cell>
          <table:table-cell table:number-columns-repeated="248"/>
        </table:table-row>
        <table:table-row table:style-name="ro1">
          <table:table-cell office:value-type="float" office:value="80">
            <text:p>80</text:p>
          </table:table-cell>
          <table:table-cell table:formula="of:=EDATE([.B84];1)" office:value-type="date" office:date-value="2017-09-21">
            <text:p>Sep 17</text:p>
          </table:table-cell>
          <table:table-cell table:style-name="ce10" table:formula="of:=[.C84]*(1+[.D84]/12)-[.E84]" office:value-type="float" office:value="26014.18964365">
            <text:p>26,01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84]+[.E84]" office:value-type="float" office:value="31600">
            <text:p>31,600</text:p>
          </table:table-cell>
          <table:table-cell table:formula="of:=[.D84]/12*[.C84]" office:value-type="float" office:value="65.8707971163342">
            <text:p>65.9</text:p>
          </table:table-cell>
          <table:table-cell table:formula="of:=[.G85]+[.H84]" office:value-type="float" office:value="7614.18964365021">
            <text:p>7,614</text:p>
          </table:table-cell>
          <table:table-cell table:number-columns-repeated="248"/>
        </table:table-row>
        <table:table-row table:style-name="ro1">
          <table:table-cell office:value-type="float" office:value="81">
            <text:p>81</text:p>
          </table:table-cell>
          <table:table-cell table:formula="of:=EDATE([.B85];1)" office:value-type="date" office:date-value="2017-10-21">
            <text:p>Oct 17</text:p>
          </table:table-cell>
          <table:table-cell table:style-name="ce10" table:formula="of:=[.C85]*(1+[.D85]/12)-[.E85]" office:value-type="float" office:value="25679.2251177592">
            <text:p>25,67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85]+[.E85]" office:value-type="float" office:value="32000">
            <text:p>32,000</text:p>
          </table:table-cell>
          <table:table-cell table:formula="of:=[.D85]/12*[.C85]" office:value-type="float" office:value="65.0354741091251">
            <text:p>65.0</text:p>
          </table:table-cell>
          <table:table-cell table:formula="of:=[.G86]+[.H85]" office:value-type="float" office:value="7679.22511775933">
            <text:p>7,679</text:p>
          </table:table-cell>
          <table:table-cell table:number-columns-repeated="248"/>
        </table:table-row>
        <table:table-row table:style-name="ro1">
          <table:table-cell office:value-type="float" office:value="82">
            <text:p>82</text:p>
          </table:table-cell>
          <table:table-cell table:formula="of:=EDATE([.B86];1)" office:value-type="date" office:date-value="2017-11-21">
            <text:p>Nov 17</text:p>
          </table:table-cell>
          <table:table-cell table:style-name="ce10" table:formula="of:=[.C86]*(1+[.D86]/12)-[.E86]" office:value-type="float" office:value="25343.4231805535">
            <text:p>25,34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86]+[.E86]" office:value-type="float" office:value="32400">
            <text:p>32,400</text:p>
          </table:table-cell>
          <table:table-cell table:formula="of:=[.D86]/12*[.C86]" office:value-type="float" office:value="64.1980627943979">
            <text:p>64.2</text:p>
          </table:table-cell>
          <table:table-cell table:formula="of:=[.G87]+[.H86]" office:value-type="float" office:value="7743.42318055373">
            <text:p>7,743</text:p>
          </table:table-cell>
          <table:table-cell table:number-columns-repeated="248"/>
        </table:table-row>
        <table:table-row table:style-name="ro1">
          <table:table-cell office:value-type="float" office:value="83">
            <text:p>83</text:p>
          </table:table-cell>
          <table:table-cell table:formula="of:=EDATE([.B87];1)" office:value-type="date" office:date-value="2017-12-21">
            <text:p>Dec 17</text:p>
          </table:table-cell>
          <table:table-cell table:style-name="ce10" table:formula="of:=[.C87]*(1+[.D87]/12)-[.E87]" office:value-type="float" office:value="25006.7817385049">
            <text:p>25,00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87]+[.E87]" office:value-type="float" office:value="32800">
            <text:p>32,800</text:p>
          </table:table-cell>
          <table:table-cell table:formula="of:=[.D87]/12*[.C87]" office:value-type="float" office:value="63.3585579513839">
            <text:p>63.4</text:p>
          </table:table-cell>
          <table:table-cell table:formula="of:=[.G88]+[.H87]" office:value-type="float" office:value="7806.78173850511">
            <text:p>7,807</text:p>
          </table:table-cell>
          <table:table-cell table:number-columns-repeated="248"/>
        </table:table-row>
        <table:table-row table:style-name="ro1">
          <table:table-cell office:value-type="float" office:value="84">
            <text:p>84</text:p>
          </table:table-cell>
          <table:table-cell table:formula="of:=EDATE([.B88];1)" office:value-type="date" office:date-value="2018-01-21">
            <text:p>Jan 18</text:p>
          </table:table-cell>
          <table:table-cell table:style-name="ce10" table:formula="of:=[.C88]*(1+[.D88]/12)-[.E88]" office:value-type="float" office:value="24669.2986928512">
            <text:p>24,66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88]+[.E88]" office:value-type="float" office:value="33200">
            <text:p>33,200</text:p>
          </table:table-cell>
          <table:table-cell table:formula="of:=[.D88]/12*[.C88]" office:value-type="float" office:value="62.5169543462623">
            <text:p>62.5</text:p>
          </table:table-cell>
          <table:table-cell table:formula="of:=[.G89]+[.H88]" office:value-type="float" office:value="7869.29869285138">
            <text:p>7,869</text:p>
          </table:table-cell>
          <table:table-cell table:number-columns-repeated="248"/>
        </table:table-row>
        <table:table-row table:style-name="ro1">
          <table:table-cell office:value-type="float" office:value="85">
            <text:p>85</text:p>
          </table:table-cell>
          <table:table-cell table:formula="of:=EDATE([.B89];1)" office:value-type="date" office:date-value="2018-02-21">
            <text:p>Feb 18</text:p>
          </table:table-cell>
          <table:table-cell table:style-name="ce10" table:formula="of:=[.C89]*(1+[.D89]/12)-[.E89]" office:value-type="float" office:value="24330.9719395833">
            <text:p>24,33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89]+[.E89]" office:value-type="float" office:value="33600">
            <text:p>33,600</text:p>
          </table:table-cell>
          <table:table-cell table:formula="of:=[.D89]/12*[.C89]" office:value-type="float" office:value="61.673246732128">
            <text:p>61.7</text:p>
          </table:table-cell>
          <table:table-cell table:formula="of:=[.G90]+[.H89]" office:value-type="float" office:value="7930.9719395835">
            <text:p>7,931</text:p>
          </table:table-cell>
          <table:table-cell table:number-columns-repeated="248"/>
        </table:table-row>
        <table:table-row table:style-name="ro1">
          <table:table-cell office:value-type="float" office:value="86">
            <text:p>86</text:p>
          </table:table-cell>
          <table:table-cell table:formula="of:=EDATE([.B90];1)" office:value-type="date" office:date-value="2018-03-21">
            <text:p>Mar 18</text:p>
          </table:table-cell>
          <table:table-cell table:style-name="ce10" table:formula="of:=[.C90]*(1+[.D90]/12)-[.E90]" office:value-type="float" office:value="23991.7993694323">
            <text:p>23,99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90]+[.E90]" office:value-type="float" office:value="34000">
            <text:p>34,000</text:p>
          </table:table-cell>
          <table:table-cell table:formula="of:=[.D90]/12*[.C90]" office:value-type="float" office:value="60.8274298489583">
            <text:p>60.8</text:p>
          </table:table-cell>
          <table:table-cell table:formula="of:=[.G91]+[.H90]" office:value-type="float" office:value="7991.79936943246">
            <text:p>7,992</text:p>
          </table:table-cell>
          <table:table-cell table:number-columns-repeated="248"/>
        </table:table-row>
        <table:table-row table:style-name="ro1">
          <table:table-cell office:value-type="float" office:value="87">
            <text:p>87</text:p>
          </table:table-cell>
          <table:table-cell table:formula="of:=EDATE([.B91];1)" office:value-type="date" office:date-value="2018-04-21">
            <text:p>Apr 18</text:p>
          </table:table-cell>
          <table:table-cell table:style-name="ce10" table:formula="of:=[.C91]*(1+[.D91]/12)-[.E91]" office:value-type="float" office:value="23651.7788678559">
            <text:p>23,65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91]+[.E91]" office:value-type="float" office:value="34400">
            <text:p>34,400</text:p>
          </table:table-cell>
          <table:table-cell table:formula="of:=[.D91]/12*[.C91]" office:value-type="float" office:value="59.9794984235807">
            <text:p>60.0</text:p>
          </table:table-cell>
          <table:table-cell table:formula="of:=[.G92]+[.H91]" office:value-type="float" office:value="8051.77886785604">
            <text:p>8,052</text:p>
          </table:table-cell>
          <table:table-cell table:number-columns-repeated="248"/>
        </table:table-row>
        <table:table-row table:style-name="ro1">
          <table:table-cell office:value-type="float" office:value="88">
            <text:p>88</text:p>
          </table:table-cell>
          <table:table-cell table:formula="of:=EDATE([.B92];1)" office:value-type="date" office:date-value="2018-05-21">
            <text:p>May 18</text:p>
          </table:table-cell>
          <table:table-cell table:style-name="ce10" table:formula="of:=[.C92]*(1+[.D92]/12)-[.E92]" office:value-type="float" office:value="23310.9083150255">
            <text:p>23,31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92]+[.E92]" office:value-type="float" office:value="34800">
            <text:p>34,800</text:p>
          </table:table-cell>
          <table:table-cell table:formula="of:=[.D92]/12*[.C92]" office:value-type="float" office:value="59.1294471696396">
            <text:p>59.1</text:p>
          </table:table-cell>
          <table:table-cell table:formula="of:=[.G93]+[.H92]" office:value-type="float" office:value="8110.90831502568">
            <text:p>8,111</text:p>
          </table:table-cell>
          <table:table-cell table:number-columns-repeated="248"/>
        </table:table-row>
        <table:table-row table:style-name="ro1">
          <table:table-cell office:value-type="float" office:value="89">
            <text:p>89</text:p>
          </table:table-cell>
          <table:table-cell table:formula="of:=EDATE([.B93];1)" office:value-type="date" office:date-value="2018-06-21">
            <text:p>Jun 18</text:p>
          </table:table-cell>
          <table:table-cell table:style-name="ce10" table:formula="of:=[.C93]*(1+[.D93]/12)-[.E93]" office:value-type="float" office:value="22969.1855858131">
            <text:p>22,96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93]+[.E93]" office:value-type="float" office:value="35200">
            <text:p>35,200</text:p>
          </table:table-cell>
          <table:table-cell table:formula="of:=[.D93]/12*[.C93]" office:value-type="float" office:value="58.2772707875637">
            <text:p>58.3</text:p>
          </table:table-cell>
          <table:table-cell table:formula="of:=[.G94]+[.H93]" office:value-type="float" office:value="8169.18558581325">
            <text:p>8,169</text:p>
          </table:table-cell>
          <table:table-cell table:number-columns-repeated="248"/>
        </table:table-row>
        <table:table-row table:style-name="ro1">
          <table:table-cell office:value-type="float" office:value="90">
            <text:p>90</text:p>
          </table:table-cell>
          <table:table-cell table:formula="of:=EDATE([.B94];1)" office:value-type="date" office:date-value="2018-07-21">
            <text:p>Jul 18</text:p>
          </table:table-cell>
          <table:table-cell table:style-name="ce10" table:formula="of:=[.C94]*(1+[.D94]/12)-[.E94]" office:value-type="float" office:value="22626.6085497776">
            <text:p>22,62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94]+[.E94]" office:value-type="float" office:value="35600">
            <text:p>35,600</text:p>
          </table:table-cell>
          <table:table-cell table:formula="of:=[.D94]/12*[.C94]" office:value-type="float" office:value="57.4229639645326">
            <text:p>57.4</text:p>
          </table:table-cell>
          <table:table-cell table:formula="of:=[.G95]+[.H94]" office:value-type="float" office:value="8226.60854977778">
            <text:p>8,227</text:p>
          </table:table-cell>
          <table:table-cell table:number-columns-repeated="248"/>
        </table:table-row>
        <table:table-row table:style-name="ro1">
          <table:table-cell office:value-type="float" office:value="91">
            <text:p>91</text:p>
          </table:table-cell>
          <table:table-cell table:formula="of:=EDATE([.B95];1)" office:value-type="date" office:date-value="2018-08-21">
            <text:p>Aug 18</text:p>
          </table:table-cell>
          <table:table-cell table:style-name="ce10" table:formula="of:=[.C95]*(1+[.D95]/12)-[.E95]" office:value-type="float" office:value="22283.175071152">
            <text:p>22,28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95]+[.E95]" office:value-type="float" office:value="36000">
            <text:p>36,000</text:p>
          </table:table-cell>
          <table:table-cell table:formula="of:=[.D95]/12*[.C95]" office:value-type="float" office:value="56.566521374444">
            <text:p>56.6</text:p>
          </table:table-cell>
          <table:table-cell table:formula="of:=[.G96]+[.H95]" office:value-type="float" office:value="8283.17507115222">
            <text:p>8,283</text:p>
          </table:table-cell>
          <table:table-cell table:number-columns-repeated="248"/>
        </table:table-row>
        <table:table-row table:style-name="ro1">
          <table:table-cell office:value-type="float" office:value="92">
            <text:p>92</text:p>
          </table:table-cell>
          <table:table-cell table:formula="of:=EDATE([.B96];1)" office:value-type="date" office:date-value="2018-09-21">
            <text:p>Sep 18</text:p>
          </table:table-cell>
          <table:table-cell table:style-name="ce10" table:formula="of:=[.C96]*(1+[.D96]/12)-[.E96]" office:value-type="float" office:value="21938.8830088299">
            <text:p>21,93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96]+[.E96]" office:value-type="float" office:value="36400">
            <text:p>36,400</text:p>
          </table:table-cell>
          <table:table-cell table:formula="of:=[.D96]/12*[.C96]" office:value-type="float" office:value="55.7079376778801">
            <text:p>55.7</text:p>
          </table:table-cell>
          <table:table-cell table:formula="of:=[.G97]+[.H96]" office:value-type="float" office:value="8338.8830088301">
            <text:p>8,339</text:p>
          </table:table-cell>
          <table:table-cell table:number-columns-repeated="248"/>
        </table:table-row>
        <table:table-row table:style-name="ro1">
          <table:table-cell office:value-type="float" office:value="93">
            <text:p>93</text:p>
          </table:table-cell>
          <table:table-cell table:formula="of:=EDATE([.B97];1)" office:value-type="date" office:date-value="2018-10-21">
            <text:p>Oct 18</text:p>
          </table:table-cell>
          <table:table-cell table:style-name="ce10" table:formula="of:=[.C97]*(1+[.D97]/12)-[.E97]" office:value-type="float" office:value="21593.730216352">
            <text:p>21,59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97]+[.E97]" office:value-type="float" office:value="36800">
            <text:p>36,800</text:p>
          </table:table-cell>
          <table:table-cell table:formula="of:=[.D97]/12*[.C97]" office:value-type="float" office:value="54.8472075220748">
            <text:p>54.8</text:p>
          </table:table-cell>
          <table:table-cell table:formula="of:=[.G98]+[.H97]" office:value-type="float" office:value="8393.73021635218">
            <text:p>8,394</text:p>
          </table:table-cell>
          <table:table-cell table:number-columns-repeated="248"/>
        </table:table-row>
        <table:table-row table:style-name="ro1">
          <table:table-cell office:value-type="float" office:value="94">
            <text:p>94</text:p>
          </table:table-cell>
          <table:table-cell table:formula="of:=EDATE([.B98];1)" office:value-type="date" office:date-value="2018-11-21">
            <text:p>Nov 18</text:p>
          </table:table-cell>
          <table:table-cell table:style-name="ce10" table:formula="of:=[.C98]*(1+[.D98]/12)-[.E98]" office:value-type="float" office:value="21247.7145418929">
            <text:p>21,24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98]+[.E98]" office:value-type="float" office:value="37200">
            <text:p>37,200</text:p>
          </table:table-cell>
          <table:table-cell table:formula="of:=[.D98]/12*[.C98]" office:value-type="float" office:value="53.98432554088">
            <text:p>54.0</text:p>
          </table:table-cell>
          <table:table-cell table:formula="of:=[.G99]+[.H98]" office:value-type="float" office:value="8447.71454189305">
            <text:p>8,448</text:p>
          </table:table-cell>
          <table:table-cell table:number-columns-repeated="248"/>
        </table:table-row>
        <table:table-row table:style-name="ro1">
          <table:table-cell office:value-type="float" office:value="95">
            <text:p>95</text:p>
          </table:table-cell>
          <table:table-cell table:formula="of:=EDATE([.B99];1)" office:value-type="date" office:date-value="2018-12-21">
            <text:p>Dec 18</text:p>
          </table:table-cell>
          <table:table-cell table:style-name="ce10" table:formula="of:=[.C99]*(1+[.D99]/12)-[.E99]" office:value-type="float" office:value="20900.8338282476">
            <text:p>20,90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99]+[.E99]" office:value-type="float" office:value="37600">
            <text:p>37,600</text:p>
          </table:table-cell>
          <table:table-cell table:formula="of:=[.D99]/12*[.C99]" office:value-type="float" office:value="53.1192863547321">
            <text:p>53.1</text:p>
          </table:table-cell>
          <table:table-cell table:formula="of:=[.G100]+[.H99]" office:value-type="float" office:value="8500.83382824779">
            <text:p>8,501</text:p>
          </table:table-cell>
          <table:table-cell table:number-columns-repeated="248"/>
        </table:table-row>
        <table:table-row table:style-name="ro1">
          <table:table-cell office:value-type="float" office:value="96">
            <text:p>96</text:p>
          </table:table-cell>
          <table:table-cell table:formula="of:=EDATE([.B100];1)" office:value-type="date" office:date-value="2019-01-21">
            <text:p>Jan 19</text:p>
          </table:table-cell>
          <table:table-cell table:style-name="ce10" table:formula="of:=[.C100]*(1+[.D100]/12)-[.E100]" office:value-type="float" office:value="20553.0859128182">
            <text:p>20,55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00]+[.E100]" office:value-type="float" office:value="38000">
            <text:p>38,000</text:p>
          </table:table-cell>
          <table:table-cell table:formula="of:=[.D100]/12*[.C100]" office:value-type="float" office:value="52.252084570619">
            <text:p>52.3</text:p>
          </table:table-cell>
          <table:table-cell table:formula="of:=[.G101]+[.H100]" office:value-type="float" office:value="8553.08591281841">
            <text:p>8,553</text:p>
          </table:table-cell>
          <table:table-cell table:number-columns-repeated="248"/>
        </table:table-row>
        <table:table-row table:style-name="ro1">
          <table:table-cell office:value-type="float" office:value="97">
            <text:p>97</text:p>
          </table:table-cell>
          <table:table-cell table:formula="of:=EDATE([.B101];1)" office:value-type="date" office:date-value="2019-02-21">
            <text:p>Feb 19</text:p>
          </table:table-cell>
          <table:table-cell table:style-name="ce10" table:formula="of:=[.C101]*(1+[.D101]/12)-[.E101]" office:value-type="float" office:value="20204.4686276002">
            <text:p>20,20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01]+[.E101]" office:value-type="float" office:value="38400">
            <text:p>38,400</text:p>
          </table:table-cell>
          <table:table-cell table:formula="of:=[.D101]/12*[.C101]" office:value-type="float" office:value="51.3827147820455">
            <text:p>51.4</text:p>
          </table:table-cell>
          <table:table-cell table:formula="of:=[.G102]+[.H101]" office:value-type="float" office:value="8604.46862760045">
            <text:p>8,604</text:p>
          </table:table-cell>
          <table:table-cell table:number-columns-repeated="248"/>
        </table:table-row>
        <table:table-row table:style-name="ro1">
          <table:table-cell office:value-type="float" office:value="98">
            <text:p>98</text:p>
          </table:table-cell>
          <table:table-cell table:formula="of:=EDATE([.B102];1)" office:value-type="date" office:date-value="2019-03-21">
            <text:p>Mar 19</text:p>
          </table:table-cell>
          <table:table-cell table:style-name="ce10" table:formula="of:=[.C102]*(1+[.D102]/12)-[.E102]" office:value-type="float" office:value="19854.9797991693">
            <text:p>19,85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02]+[.E102]" office:value-type="float" office:value="38800">
            <text:p>38,800</text:p>
          </table:table-cell>
          <table:table-cell table:formula="of:=[.D102]/12*[.C102]" office:value-type="float" office:value="50.5111715690006">
            <text:p>50.5</text:p>
          </table:table-cell>
          <table:table-cell table:formula="of:=[.G103]+[.H102]" office:value-type="float" office:value="8654.97979916945">
            <text:p>8,655</text:p>
          </table:table-cell>
          <table:table-cell table:number-columns-repeated="248"/>
        </table:table-row>
        <table:table-row table:style-name="ro1">
          <table:table-cell office:value-type="float" office:value="99">
            <text:p>99</text:p>
          </table:table-cell>
          <table:table-cell table:formula="of:=EDATE([.B103];1)" office:value-type="date" office:date-value="2019-04-21">
            <text:p>Apr 19</text:p>
          </table:table-cell>
          <table:table-cell table:style-name="ce10" table:formula="of:=[.C103]*(1+[.D103]/12)-[.E103]" office:value-type="float" office:value="19504.6172486672">
            <text:p>19,50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03]+[.E103]" office:value-type="float" office:value="39200">
            <text:p>39,200</text:p>
          </table:table-cell>
          <table:table-cell table:formula="of:=[.D103]/12*[.C103]" office:value-type="float" office:value="49.6374494979231">
            <text:p>49.6</text:p>
          </table:table-cell>
          <table:table-cell table:formula="of:=[.G104]+[.H103]" office:value-type="float" office:value="8704.61724866737">
            <text:p>8,705</text:p>
          </table:table-cell>
          <table:table-cell table:number-columns-repeated="248"/>
        </table:table-row>
        <table:table-row table:style-name="ro1">
          <table:table-cell office:value-type="float" office:value="100">
            <text:p>100</text:p>
          </table:table-cell>
          <table:table-cell table:formula="of:=EDATE([.B104];1)" office:value-type="date" office:date-value="2019-05-21">
            <text:p>May 19</text:p>
          </table:table-cell>
          <table:table-cell table:style-name="ce10" table:formula="of:=[.C104]*(1+[.D104]/12)-[.E104]" office:value-type="float" office:value="19153.3787917888">
            <text:p>19,15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04]+[.E104]" office:value-type="float" office:value="39600">
            <text:p>39,600</text:p>
          </table:table-cell>
          <table:table-cell table:formula="of:=[.D104]/12*[.C104]" office:value-type="float" office:value="48.7615431216679">
            <text:p>48.8</text:p>
          </table:table-cell>
          <table:table-cell table:formula="of:=[.G105]+[.H104]" office:value-type="float" office:value="8753.37879178904">
            <text:p>8,753</text:p>
          </table:table-cell>
          <table:table-cell table:number-columns-repeated="248"/>
        </table:table-row>
        <table:table-row table:style-name="ro1">
          <table:table-cell office:value-type="float" office:value="101">
            <text:p>101</text:p>
          </table:table-cell>
          <table:table-cell table:formula="of:=EDATE([.B105];1)" office:value-type="date" office:date-value="2019-06-21">
            <text:p>Jun 19</text:p>
          </table:table-cell>
          <table:table-cell table:style-name="ce10" table:formula="of:=[.C105]*(1+[.D105]/12)-[.E105]" office:value-type="float" office:value="18801.2622387683">
            <text:p>18,80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05]+[.E105]" office:value-type="float" office:value="40000">
            <text:p>40,000</text:p>
          </table:table-cell>
          <table:table-cell table:formula="of:=[.D105]/12*[.C105]" office:value-type="float" office:value="47.8834469794721">
            <text:p>47.9</text:p>
          </table:table-cell>
          <table:table-cell table:formula="of:=[.G106]+[.H105]" office:value-type="float" office:value="8801.26223876851">
            <text:p>8,801</text:p>
          </table:table-cell>
          <table:table-cell table:number-columns-repeated="248"/>
        </table:table-row>
        <table:table-row table:style-name="ro1">
          <table:table-cell office:value-type="float" office:value="102">
            <text:p>102</text:p>
          </table:table-cell>
          <table:table-cell table:formula="of:=EDATE([.B106];1)" office:value-type="date" office:date-value="2019-07-21">
            <text:p>Jul 19</text:p>
          </table:table-cell>
          <table:table-cell table:style-name="ce10" table:formula="of:=[.C106]*(1+[.D106]/12)-[.E106]" office:value-type="float" office:value="18448.2653943652">
            <text:p>18,44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06]+[.E106]" office:value-type="float" office:value="40400">
            <text:p>40,400</text:p>
          </table:table-cell>
          <table:table-cell table:formula="of:=[.D106]/12*[.C106]" office:value-type="float" office:value="47.0031555969208">
            <text:p>47.0</text:p>
          </table:table-cell>
          <table:table-cell table:formula="of:=[.G107]+[.H106]" office:value-type="float" office:value="8848.26539436543">
            <text:p>8,848</text:p>
          </table:table-cell>
          <table:table-cell table:number-columns-repeated="248"/>
        </table:table-row>
        <table:table-row table:style-name="ro1">
          <table:table-cell office:value-type="float" office:value="103">
            <text:p>103</text:p>
          </table:table-cell>
          <table:table-cell table:formula="of:=EDATE([.B107];1)" office:value-type="date" office:date-value="2019-08-21">
            <text:p>Aug 19</text:p>
          </table:table-cell>
          <table:table-cell table:style-name="ce10" table:formula="of:=[.C107]*(1+[.D107]/12)-[.E107]" office:value-type="float" office:value="18094.3860578511">
            <text:p>18,09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07]+[.E107]" office:value-type="float" office:value="40800">
            <text:p>40,800</text:p>
          </table:table-cell>
          <table:table-cell table:formula="of:=[.D107]/12*[.C107]" office:value-type="float" office:value="46.1206634859131">
            <text:p>46.1</text:p>
          </table:table-cell>
          <table:table-cell table:formula="of:=[.G108]+[.H107]" office:value-type="float" office:value="8894.38605785135">
            <text:p>8,894</text:p>
          </table:table-cell>
          <table:table-cell table:number-columns-repeated="248"/>
        </table:table-row>
        <table:table-row table:style-name="ro1">
          <table:table-cell office:value-type="float" office:value="104">
            <text:p>104</text:p>
          </table:table-cell>
          <table:table-cell table:formula="of:=EDATE([.B108];1)" office:value-type="date" office:date-value="2019-09-21">
            <text:p>Sep 19</text:p>
          </table:table-cell>
          <table:table-cell table:style-name="ce10" table:formula="of:=[.C108]*(1+[.D108]/12)-[.E108]" office:value-type="float" office:value="17739.6220229958">
            <text:p>17,74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08]+[.E108]" office:value-type="float" office:value="41200">
            <text:p>41,200</text:p>
          </table:table-cell>
          <table:table-cell table:formula="of:=[.D108]/12*[.C108]" office:value-type="float" office:value="45.2359651446279">
            <text:p>45.2</text:p>
          </table:table-cell>
          <table:table-cell table:formula="of:=[.G109]+[.H108]" office:value-type="float" office:value="8939.62202299598">
            <text:p>8,940</text:p>
          </table:table-cell>
          <table:table-cell table:number-columns-repeated="248"/>
        </table:table-row>
        <table:table-row table:style-name="ro1">
          <table:table-cell office:value-type="float" office:value="105">
            <text:p>105</text:p>
          </table:table-cell>
          <table:table-cell table:formula="of:=EDATE([.B109];1)" office:value-type="date" office:date-value="2019-10-21">
            <text:p>Oct 19</text:p>
          </table:table-cell>
          <table:table-cell table:style-name="ce10" table:formula="of:=[.C109]*(1+[.D109]/12)-[.E109]" office:value-type="float" office:value="17383.9710780533">
            <text:p>17,38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09]+[.E109]" office:value-type="float" office:value="41600">
            <text:p>41,600</text:p>
          </table:table-cell>
          <table:table-cell table:formula="of:=[.D109]/12*[.C109]" office:value-type="float" office:value="44.3490550574894">
            <text:p>44.3</text:p>
          </table:table-cell>
          <table:table-cell table:formula="of:=[.G110]+[.H109]" office:value-type="float" office:value="8983.97107805346">
            <text:p>8,984</text:p>
          </table:table-cell>
          <table:table-cell table:number-columns-repeated="248"/>
        </table:table-row>
        <table:table-row table:style-name="ro1">
          <table:table-cell office:value-type="float" office:value="106">
            <text:p>106</text:p>
          </table:table-cell>
          <table:table-cell table:formula="of:=EDATE([.B110];1)" office:value-type="date" office:date-value="2019-11-21">
            <text:p>Nov 19</text:p>
          </table:table-cell>
          <table:table-cell table:style-name="ce10" table:formula="of:=[.C110]*(1+[.D110]/12)-[.E110]" office:value-type="float" office:value="17027.4310057484">
            <text:p>17,02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10]+[.E110]" office:value-type="float" office:value="42000">
            <text:p>42,000</text:p>
          </table:table-cell>
          <table:table-cell table:formula="of:=[.D110]/12*[.C110]" office:value-type="float" office:value="43.4599276951331">
            <text:p>43.5</text:p>
          </table:table-cell>
          <table:table-cell table:formula="of:=[.G111]+[.H110]" office:value-type="float" office:value="9027.4310057486">
            <text:p>9,027</text:p>
          </table:table-cell>
          <table:table-cell table:number-columns-repeated="248"/>
        </table:table-row>
        <table:table-row table:style-name="ro1">
          <table:table-cell office:value-type="float" office:value="107">
            <text:p>107</text:p>
          </table:table-cell>
          <table:table-cell table:formula="of:=EDATE([.B111];1)" office:value-type="date" office:date-value="2019-12-21">
            <text:p>Dec 19</text:p>
          </table:table-cell>
          <table:table-cell table:style-name="ce10" table:formula="of:=[.C111]*(1+[.D111]/12)-[.E111]" office:value-type="float" office:value="16669.9995832628">
            <text:p>16,67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11]+[.E111]" office:value-type="float" office:value="42400">
            <text:p>42,400</text:p>
          </table:table-cell>
          <table:table-cell table:formula="of:=[.D111]/12*[.C111]" office:value-type="float" office:value="42.568577514371">
            <text:p>42.6</text:p>
          </table:table-cell>
          <table:table-cell table:formula="of:=[.G112]+[.H111]" office:value-type="float" office:value="9069.99958326297">
            <text:p>9,070</text:p>
          </table:table-cell>
          <table:table-cell table:number-columns-repeated="248"/>
        </table:table-row>
        <table:table-row table:style-name="ro1">
          <table:table-cell office:value-type="float" office:value="108">
            <text:p>108</text:p>
          </table:table-cell>
          <table:table-cell table:formula="of:=EDATE([.B112];1)" office:value-type="date" office:date-value="2020-01-21">
            <text:p>Jan 20</text:p>
          </table:table-cell>
          <table:table-cell table:style-name="ce10" table:formula="of:=[.C112]*(1+[.D112]/12)-[.E112]" office:value-type="float" office:value="16311.6745822209">
            <text:p>16,31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12]+[.E112]" office:value-type="float" office:value="42800">
            <text:p>42,800</text:p>
          </table:table-cell>
          <table:table-cell table:formula="of:=[.D112]/12*[.C112]" office:value-type="float" office:value="41.6749989581569">
            <text:p>41.7</text:p>
          </table:table-cell>
          <table:table-cell table:formula="of:=[.G113]+[.H112]" office:value-type="float" office:value="9111.67458222113">
            <text:p>9,112</text:p>
          </table:table-cell>
          <table:table-cell table:number-columns-repeated="248"/>
        </table:table-row>
        <table:table-row table:style-name="ro1">
          <table:table-cell office:value-type="float" office:value="109">
            <text:p>109</text:p>
          </table:table-cell>
          <table:table-cell table:formula="of:=EDATE([.B113];1)" office:value-type="date" office:date-value="2020-02-21">
            <text:p>Feb 20</text:p>
          </table:table-cell>
          <table:table-cell table:style-name="ce10" table:formula="of:=[.C113]*(1+[.D113]/12)-[.E113]" office:value-type="float" office:value="15952.4537686765">
            <text:p>15,95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13]+[.E113]" office:value-type="float" office:value="43200">
            <text:p>43,200</text:p>
          </table:table-cell>
          <table:table-cell table:formula="of:=[.D113]/12*[.C113]" office:value-type="float" office:value="40.7791864555523">
            <text:p>40.8</text:p>
          </table:table-cell>
          <table:table-cell table:formula="of:=[.G114]+[.H113]" office:value-type="float" office:value="9152.45376867668">
            <text:p>9,152</text:p>
          </table:table-cell>
          <table:table-cell table:number-columns-repeated="248"/>
        </table:table-row>
        <table:table-row table:style-name="ro1">
          <table:table-cell office:value-type="float" office:value="110">
            <text:p>110</text:p>
          </table:table-cell>
          <table:table-cell table:formula="of:=EDATE([.B114];1)" office:value-type="date" office:date-value="2020-03-21">
            <text:p>Mar 20</text:p>
          </table:table-cell>
          <table:table-cell table:style-name="ce10" table:formula="of:=[.C114]*(1+[.D114]/12)-[.E114]" office:value-type="float" office:value="15592.3349030982">
            <text:p>15,59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14]+[.E114]" office:value-type="float" office:value="43600">
            <text:p>43,600</text:p>
          </table:table-cell>
          <table:table-cell table:formula="of:=[.D114]/12*[.C114]" office:value-type="float" office:value="39.8811344216912">
            <text:p>39.9</text:p>
          </table:table-cell>
          <table:table-cell table:formula="of:=[.G115]+[.H114]" office:value-type="float" office:value="9192.33490309837">
            <text:p>9,192</text:p>
          </table:table-cell>
          <table:table-cell table:number-columns-repeated="248"/>
        </table:table-row>
        <table:table-row table:style-name="ro1">
          <table:table-cell office:value-type="float" office:value="111">
            <text:p>111</text:p>
          </table:table-cell>
          <table:table-cell table:formula="of:=EDATE([.B115];1)" office:value-type="date" office:date-value="2020-04-21">
            <text:p>Apr 20</text:p>
          </table:table-cell>
          <table:table-cell table:style-name="ce10" table:formula="of:=[.C115]*(1+[.D115]/12)-[.E115]" office:value-type="float" office:value="15231.3157403559">
            <text:p>15,23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15]+[.E115]" office:value-type="float" office:value="44000">
            <text:p>44,000</text:p>
          </table:table-cell>
          <table:table-cell table:formula="of:=[.D115]/12*[.C115]" office:value-type="float" office:value="38.9808372577454">
            <text:p>39.0</text:p>
          </table:table-cell>
          <table:table-cell table:formula="of:=[.G116]+[.H115]" office:value-type="float" office:value="9231.31574035611">
            <text:p>9,231</text:p>
          </table:table-cell>
          <table:table-cell table:number-columns-repeated="248"/>
        </table:table-row>
        <table:table-row table:style-name="ro1">
          <table:table-cell office:value-type="float" office:value="112">
            <text:p>112</text:p>
          </table:table-cell>
          <table:table-cell table:formula="of:=EDATE([.B116];1)" office:value-type="date" office:date-value="2020-05-21">
            <text:p>May 20</text:p>
          </table:table-cell>
          <table:table-cell table:style-name="ce10" table:formula="of:=[.C116]*(1+[.D116]/12)-[.E116]" office:value-type="float" office:value="14869.3940297068">
            <text:p>14,86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16]+[.E116]" office:value-type="float" office:value="44400">
            <text:p>44,400</text:p>
          </table:table-cell>
          <table:table-cell table:formula="of:=[.D116]/12*[.C116]" office:value-type="float" office:value="38.0782893508897">
            <text:p>38.1</text:p>
          </table:table-cell>
          <table:table-cell table:formula="of:=[.G117]+[.H116]" office:value-type="float" office:value="9269.394029707">
            <text:p>9,269</text:p>
          </table:table-cell>
          <table:table-cell table:number-columns-repeated="248"/>
        </table:table-row>
        <table:table-row table:style-name="ro1">
          <table:table-cell office:value-type="float" office:value="113">
            <text:p>113</text:p>
          </table:table-cell>
          <table:table-cell table:formula="of:=EDATE([.B117];1)" office:value-type="date" office:date-value="2020-06-21">
            <text:p>Jun 20</text:p>
          </table:table-cell>
          <table:table-cell table:style-name="ce10" table:formula="of:=[.C117]*(1+[.D117]/12)-[.E117]" office:value-type="float" office:value="14506.5675147811">
            <text:p>14,50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17]+[.E117]" office:value-type="float" office:value="44800">
            <text:p>44,800</text:p>
          </table:table-cell>
          <table:table-cell table:formula="of:=[.D117]/12*[.C117]" office:value-type="float" office:value="37.173485074267">
            <text:p>37.2</text:p>
          </table:table-cell>
          <table:table-cell table:formula="of:=[.G118]+[.H117]" office:value-type="float" office:value="9306.56751478127">
            <text:p>9,307</text:p>
          </table:table-cell>
          <table:table-cell table:number-columns-repeated="248"/>
        </table:table-row>
        <table:table-row table:style-name="ro1">
          <table:table-cell office:value-type="float" office:value="114">
            <text:p>114</text:p>
          </table:table-cell>
          <table:table-cell table:formula="of:=EDATE([.B118];1)" office:value-type="date" office:date-value="2020-07-21">
            <text:p>Jul 20</text:p>
          </table:table-cell>
          <table:table-cell table:style-name="ce10" table:formula="of:=[.C118]*(1+[.D118]/12)-[.E118]" office:value-type="float" office:value="14142.833933568">
            <text:p>14,14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18]+[.E118]" office:value-type="float" office:value="45200">
            <text:p>45,200</text:p>
          </table:table-cell>
          <table:table-cell table:formula="of:=[.D118]/12*[.C118]" office:value-type="float" office:value="36.2664187869526">
            <text:p>36.3</text:p>
          </table:table-cell>
          <table:table-cell table:formula="of:=[.G119]+[.H118]" office:value-type="float" office:value="9342.83393356822">
            <text:p>9,343</text:p>
          </table:table-cell>
          <table:table-cell table:number-columns-repeated="248"/>
        </table:table-row>
        <table:table-row table:style-name="ro1">
          <table:table-cell office:value-type="float" office:value="115">
            <text:p>115</text:p>
          </table:table-cell>
          <table:table-cell table:formula="of:=EDATE([.B119];1)" office:value-type="date" office:date-value="2020-08-21">
            <text:p>Aug 20</text:p>
          </table:table-cell>
          <table:table-cell table:style-name="ce10" table:formula="of:=[.C119]*(1+[.D119]/12)-[.E119]" office:value-type="float" office:value="13778.1910184019">
            <text:p>13,77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19]+[.E119]" office:value-type="float" office:value="45600">
            <text:p>45,600</text:p>
          </table:table-cell>
          <table:table-cell table:formula="of:=[.D119]/12*[.C119]" office:value-type="float" office:value="35.35708483392">
            <text:p>35.4</text:p>
          </table:table-cell>
          <table:table-cell table:formula="of:=[.G120]+[.H119]" office:value-type="float" office:value="9378.19101840214">
            <text:p>9,378</text:p>
          </table:table-cell>
          <table:table-cell table:number-columns-repeated="248"/>
        </table:table-row>
        <table:table-row table:style-name="ro1">
          <table:table-cell office:value-type="float" office:value="116">
            <text:p>116</text:p>
          </table:table-cell>
          <table:table-cell table:formula="of:=EDATE([.B120];1)" office:value-type="date" office:date-value="2020-09-21">
            <text:p>Sep 20</text:p>
          </table:table-cell>
          <table:table-cell table:style-name="ce10" table:formula="of:=[.C120]*(1+[.D120]/12)-[.E120]" office:value-type="float" office:value="13412.6364959479">
            <text:p>13,41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20]+[.E120]" office:value-type="float" office:value="46000">
            <text:p>46,000</text:p>
          </table:table-cell>
          <table:table-cell table:formula="of:=[.D120]/12*[.C120]" office:value-type="float" office:value="34.4454775460048">
            <text:p>34.4</text:p>
          </table:table-cell>
          <table:table-cell table:formula="of:=[.G121]+[.H120]" office:value-type="float" office:value="9412.63649594815">
            <text:p>9,413</text:p>
          </table:table-cell>
          <table:table-cell table:number-columns-repeated="248"/>
        </table:table-row>
        <table:table-row table:style-name="ro1">
          <table:table-cell office:value-type="float" office:value="117">
            <text:p>117</text:p>
          </table:table-cell>
          <table:table-cell table:formula="of:=EDATE([.B121];1)" office:value-type="date" office:date-value="2020-10-21">
            <text:p>Oct 20</text:p>
          </table:table-cell>
          <table:table-cell table:style-name="ce10" table:formula="of:=[.C121]*(1+[.D121]/12)-[.E121]" office:value-type="float" office:value="13046.1680871878">
            <text:p>13,04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21]+[.E121]" office:value-type="float" office:value="46400">
            <text:p>46,400</text:p>
          </table:table-cell>
          <table:table-cell table:formula="of:=[.D121]/12*[.C121]" office:value-type="float" office:value="33.5315912398698">
            <text:p>33.5</text:p>
          </table:table-cell>
          <table:table-cell table:formula="of:=[.G122]+[.H121]" office:value-type="float" office:value="9446.16808718802">
            <text:p>9,446</text:p>
          </table:table-cell>
          <table:table-cell table:number-columns-repeated="248"/>
        </table:table-row>
        <table:table-row table:style-name="ro1">
          <table:table-cell office:value-type="float" office:value="118">
            <text:p>118</text:p>
          </table:table-cell>
          <table:table-cell table:formula="of:=EDATE([.B122];1)" office:value-type="date" office:date-value="2020-11-21">
            <text:p>Nov 20</text:p>
          </table:table-cell>
          <table:table-cell table:style-name="ce10" table:formula="of:=[.C122]*(1+[.D122]/12)-[.E122]" office:value-type="float" office:value="12678.7835074058">
            <text:p>12,67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22]+[.E122]" office:value-type="float" office:value="46800">
            <text:p>46,800</text:p>
          </table:table-cell>
          <table:table-cell table:formula="of:=[.D122]/12*[.C122]" office:value-type="float" office:value="32.6154202179695">
            <text:p>32.6</text:p>
          </table:table-cell>
          <table:table-cell table:formula="of:=[.G123]+[.H122]" office:value-type="float" office:value="9478.78350740599">
            <text:p>9,479</text:p>
          </table:table-cell>
          <table:table-cell table:number-columns-repeated="248"/>
        </table:table-row>
        <table:table-row table:style-name="ro1">
          <table:table-cell office:value-type="float" office:value="119">
            <text:p>119</text:p>
          </table:table-cell>
          <table:table-cell table:formula="of:=EDATE([.B123];1)" office:value-type="date" office:date-value="2020-12-21">
            <text:p>Dec 20</text:p>
          </table:table-cell>
          <table:table-cell table:style-name="ce10" table:formula="of:=[.C123]*(1+[.D123]/12)-[.E123]" office:value-type="float" office:value="12310.4804661743">
            <text:p>12,31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23]+[.E123]" office:value-type="float" office:value="47200">
            <text:p>47,200</text:p>
          </table:table-cell>
          <table:table-cell table:formula="of:=[.D123]/12*[.C123]" office:value-type="float" office:value="31.6969587685144">
            <text:p>31.7</text:p>
          </table:table-cell>
          <table:table-cell table:formula="of:=[.G124]+[.H123]" office:value-type="float" office:value="9510.4804661745">
            <text:p>9,510</text:p>
          </table:table-cell>
          <table:table-cell table:number-columns-repeated="248"/>
        </table:table-row>
        <table:table-row table:style-name="ro1">
          <table:table-cell office:value-type="float" office:value="120">
            <text:p>120</text:p>
          </table:table-cell>
          <table:table-cell table:formula="of:=EDATE([.B124];1)" office:value-type="date" office:date-value="2021-01-21">
            <text:p>Jan 21</text:p>
          </table:table-cell>
          <table:table-cell table:style-name="ce10" table:formula="of:=[.C124]*(1+[.D124]/12)-[.E124]" office:value-type="float" office:value="11941.2566673397">
            <text:p>11,94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24]+[.E124]" office:value-type="float" office:value="47600">
            <text:p>47,600</text:p>
          </table:table-cell>
          <table:table-cell table:formula="of:=[.D124]/12*[.C124]" office:value-type="float" office:value="30.7762011654357">
            <text:p>30.8</text:p>
          </table:table-cell>
          <table:table-cell table:formula="of:=[.G125]+[.H124]" office:value-type="float" office:value="9541.25666733994">
            <text:p>9,541</text:p>
          </table:table-cell>
          <table:table-cell table:number-columns-repeated="248"/>
        </table:table-row>
        <table:table-row table:style-name="ro1">
          <table:table-cell office:value-type="float" office:value="121">
            <text:p>121</text:p>
          </table:table-cell>
          <table:table-cell table:formula="of:=EDATE([.B125];1)" office:value-type="date" office:date-value="2021-02-21">
            <text:p>Feb 21</text:p>
          </table:table-cell>
          <table:table-cell table:style-name="ce10" table:formula="of:=[.C125]*(1+[.D125]/12)-[.E125]" office:value-type="float" office:value="11571.1098090081">
            <text:p>11,57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25]+[.E125]" office:value-type="float" office:value="48000">
            <text:p>48,000</text:p>
          </table:table-cell>
          <table:table-cell table:formula="of:=[.D125]/12*[.C125]" office:value-type="float" office:value="29.8531416683493">
            <text:p>29.9</text:p>
          </table:table-cell>
          <table:table-cell table:formula="of:=[.G126]+[.H125]" office:value-type="float" office:value="9571.10980900829">
            <text:p>9,571</text:p>
          </table:table-cell>
          <table:table-cell table:number-columns-repeated="248"/>
        </table:table-row>
        <table:table-row table:style-name="ro1">
          <table:table-cell office:value-type="float" office:value="122">
            <text:p>122</text:p>
          </table:table-cell>
          <table:table-cell table:formula="of:=EDATE([.B126];1)" office:value-type="date" office:date-value="2021-03-21">
            <text:p>Mar 21</text:p>
          </table:table-cell>
          <table:table-cell table:style-name="ce10" table:formula="of:=[.C126]*(1+[.D126]/12)-[.E126]" office:value-type="float" office:value="11200.0375835306">
            <text:p>11,20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26]+[.E126]" office:value-type="float" office:value="48400">
            <text:p>48,400</text:p>
          </table:table-cell>
          <table:table-cell table:formula="of:=[.D126]/12*[.C126]" office:value-type="float" office:value="28.9277745225202">
            <text:p>28.9</text:p>
          </table:table-cell>
          <table:table-cell table:formula="of:=[.G127]+[.H126]" office:value-type="float" office:value="9600.03758353081">
            <text:p>9,600</text:p>
          </table:table-cell>
          <table:table-cell table:number-columns-repeated="248"/>
        </table:table-row>
        <table:table-row table:style-name="ro1">
          <table:table-cell office:value-type="float" office:value="123">
            <text:p>123</text:p>
          </table:table-cell>
          <table:table-cell table:formula="of:=EDATE([.B127];1)" office:value-type="date" office:date-value="2021-04-21">
            <text:p>Apr 21</text:p>
          </table:table-cell>
          <table:table-cell table:style-name="ce10" table:formula="of:=[.C127]*(1+[.D127]/12)-[.E127]" office:value-type="float" office:value="10828.0376774894">
            <text:p>10,82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27]+[.E127]" office:value-type="float" office:value="48800">
            <text:p>48,800</text:p>
          </table:table-cell>
          <table:table-cell table:formula="of:=[.D127]/12*[.C127]" office:value-type="float" office:value="28.0000939588265">
            <text:p>28.0</text:p>
          </table:table-cell>
          <table:table-cell table:formula="of:=[.G128]+[.H127]" office:value-type="float" office:value="9628.03767748963">
            <text:p>9,628</text:p>
          </table:table-cell>
          <table:table-cell table:number-columns-repeated="248"/>
        </table:table-row>
        <table:table-row table:style-name="ro1">
          <table:table-cell office:value-type="float" office:value="124">
            <text:p>124</text:p>
          </table:table-cell>
          <table:table-cell table:formula="of:=EDATE([.B128];1)" office:value-type="date" office:date-value="2021-05-21">
            <text:p>May 21</text:p>
          </table:table-cell>
          <table:table-cell table:style-name="ce10" table:formula="of:=[.C128]*(1+[.D128]/12)-[.E128]" office:value-type="float" office:value="10455.1077716831">
            <text:p>10,45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28]+[.E128]" office:value-type="float" office:value="49200">
            <text:p>49,200</text:p>
          </table:table-cell>
          <table:table-cell table:formula="of:=[.D128]/12*[.C128]" office:value-type="float" office:value="27.0700941937235">
            <text:p>27.1</text:p>
          </table:table-cell>
          <table:table-cell table:formula="of:=[.G129]+[.H128]" office:value-type="float" office:value="9655.10777168336">
            <text:p>9,655</text:p>
          </table:table-cell>
          <table:table-cell table:number-columns-repeated="248"/>
        </table:table-row>
        <table:table-row table:style-name="ro1">
          <table:table-cell office:value-type="float" office:value="125">
            <text:p>125</text:p>
          </table:table-cell>
          <table:table-cell table:formula="of:=EDATE([.B129];1)" office:value-type="date" office:date-value="2021-06-21">
            <text:p>Jun 21</text:p>
          </table:table-cell>
          <table:table-cell table:style-name="ce10" table:formula="of:=[.C129]*(1+[.D129]/12)-[.E129]" office:value-type="float" office:value="10081.2455411123">
            <text:p>10,08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29]+[.E129]" office:value-type="float" office:value="49600">
            <text:p>49,600</text:p>
          </table:table-cell>
          <table:table-cell table:formula="of:=[.D129]/12*[.C129]" office:value-type="float" office:value="26.1377694292078">
            <text:p>26.1</text:p>
          </table:table-cell>
          <table:table-cell table:formula="of:=[.G130]+[.H129]" office:value-type="float" office:value="9681.24554111257">
            <text:p>9,681</text:p>
          </table:table-cell>
          <table:table-cell table:number-columns-repeated="248"/>
        </table:table-row>
        <table:table-row table:style-name="ro1">
          <table:table-cell office:value-type="float" office:value="126">
            <text:p>126</text:p>
          </table:table-cell>
          <table:table-cell table:formula="of:=EDATE([.B130];1)" office:value-type="date" office:date-value="2021-07-21">
            <text:p>Jul 21</text:p>
          </table:table-cell>
          <table:table-cell table:style-name="ce10" table:formula="of:=[.C130]*(1+[.D130]/12)-[.E130]" office:value-type="float" office:value="9706.44865496512">
            <text:p>9,70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30]+[.E130]" office:value-type="float" office:value="50000">
            <text:p>50,000</text:p>
          </table:table-cell>
          <table:table-cell table:formula="of:=[.D130]/12*[.C130]" office:value-type="float" office:value="25.2031138527809">
            <text:p>25.2</text:p>
          </table:table-cell>
          <table:table-cell table:formula="of:=[.G131]+[.H130]" office:value-type="float" office:value="9706.44865496534">
            <text:p>9,706</text:p>
          </table:table-cell>
          <table:table-cell table:number-columns-repeated="248"/>
        </table:table-row>
        <table:table-row table:style-name="ro1">
          <table:table-cell office:value-type="float" office:value="127">
            <text:p>127</text:p>
          </table:table-cell>
          <table:table-cell table:formula="of:=EDATE([.B131];1)" office:value-type="date" office:date-value="2021-08-21">
            <text:p>Aug 21</text:p>
          </table:table-cell>
          <table:table-cell table:style-name="ce10" table:formula="of:=[.C131]*(1+[.D131]/12)-[.E131]" office:value-type="float" office:value="9330.71477660254">
            <text:p>9,33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31]+[.E131]" office:value-type="float" office:value="50400">
            <text:p>50,400</text:p>
          </table:table-cell>
          <table:table-cell table:formula="of:=[.D131]/12*[.C131]" office:value-type="float" office:value="24.2661216374128">
            <text:p>24.3</text:p>
          </table:table-cell>
          <table:table-cell table:formula="of:=[.G132]+[.H131]" office:value-type="float" office:value="9730.71477660276">
            <text:p>9,731</text:p>
          </table:table-cell>
          <table:table-cell table:number-columns-repeated="248"/>
        </table:table-row>
        <table:table-row table:style-name="ro1">
          <table:table-cell office:value-type="float" office:value="128">
            <text:p>128</text:p>
          </table:table-cell>
          <table:table-cell table:formula="of:=EDATE([.B132];1)" office:value-type="date" office:date-value="2021-09-21">
            <text:p>Sep 21</text:p>
          </table:table-cell>
          <table:table-cell table:style-name="ce10" table:formula="of:=[.C132]*(1+[.D132]/12)-[.E132]" office:value-type="float" office:value="8954.04156354404">
            <text:p>8,95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32]+[.E132]" office:value-type="float" office:value="50800">
            <text:p>50,800</text:p>
          </table:table-cell>
          <table:table-cell table:formula="of:=[.D132]/12*[.C132]" office:value-type="float" office:value="23.3267869415063">
            <text:p>23.3</text:p>
          </table:table-cell>
          <table:table-cell table:formula="of:=[.G133]+[.H132]" office:value-type="float" office:value="9754.04156354426">
            <text:p>9,754</text:p>
          </table:table-cell>
          <table:table-cell table:number-columns-repeated="248"/>
        </table:table-row>
        <table:table-row table:style-name="ro1">
          <table:table-cell office:value-type="float" office:value="129">
            <text:p>129</text:p>
          </table:table-cell>
          <table:table-cell table:formula="of:=EDATE([.B133];1)" office:value-type="date" office:date-value="2021-10-21">
            <text:p>Oct 21</text:p>
          </table:table-cell>
          <table:table-cell table:style-name="ce10" table:formula="of:=[.C133]*(1+[.D133]/12)-[.E133]" office:value-type="float" office:value="8576.4266674529">
            <text:p>8,57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33]+[.E133]" office:value-type="float" office:value="51200">
            <text:p>51,200</text:p>
          </table:table-cell>
          <table:table-cell table:formula="of:=[.D133]/12*[.C133]" office:value-type="float" office:value="22.3851039088601">
            <text:p>22.4</text:p>
          </table:table-cell>
          <table:table-cell table:formula="of:=[.G134]+[.H133]" office:value-type="float" office:value="9776.42666745312">
            <text:p>9,776</text:p>
          </table:table-cell>
          <table:table-cell table:number-columns-repeated="248"/>
        </table:table-row>
        <table:table-row table:style-name="ro1">
          <table:table-cell office:value-type="float" office:value="130">
            <text:p>130</text:p>
          </table:table-cell>
          <table:table-cell table:formula="of:=EDATE([.B134];1)" office:value-type="date" office:date-value="2021-11-21">
            <text:p>Nov 21</text:p>
          </table:table-cell>
          <table:table-cell table:style-name="ce10" table:formula="of:=[.C134]*(1+[.D134]/12)-[.E134]" office:value-type="float" office:value="8197.86773412154">
            <text:p>8,19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34]+[.E134]" office:value-type="float" office:value="51600">
            <text:p>51,600</text:p>
          </table:table-cell>
          <table:table-cell table:formula="of:=[.D134]/12*[.C134]" office:value-type="float" office:value="21.4410666686323">
            <text:p>21.4</text:p>
          </table:table-cell>
          <table:table-cell table:formula="of:=[.G135]+[.H134]" office:value-type="float" office:value="9797.86773412176">
            <text:p>9,798</text:p>
          </table:table-cell>
          <table:table-cell table:number-columns-repeated="248"/>
        </table:table-row>
        <table:table-row table:style-name="ro1">
          <table:table-cell office:value-type="float" office:value="131">
            <text:p>131</text:p>
          </table:table-cell>
          <table:table-cell table:formula="of:=EDATE([.B135];1)" office:value-type="date" office:date-value="2021-12-21">
            <text:p>Dec 21</text:p>
          </table:table-cell>
          <table:table-cell table:style-name="ce10" table:formula="of:=[.C135]*(1+[.D135]/12)-[.E135]" office:value-type="float" office:value="7818.36240345684">
            <text:p>7,81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35]+[.E135]" office:value-type="float" office:value="52000">
            <text:p>52,000</text:p>
          </table:table-cell>
          <table:table-cell table:formula="of:=[.D135]/12*[.C135]" office:value-type="float" office:value="20.4946693353038">
            <text:p>20.5</text:p>
          </table:table-cell>
          <table:table-cell table:formula="of:=[.G136]+[.H135]" office:value-type="float" office:value="9818.36240345706">
            <text:p>9,818</text:p>
          </table:table-cell>
          <table:table-cell table:number-columns-repeated="248"/>
        </table:table-row>
        <table:table-row table:style-name="ro1">
          <table:table-cell office:value-type="float" office:value="132">
            <text:p>132</text:p>
          </table:table-cell>
          <table:table-cell table:formula="of:=EDATE([.B136];1)" office:value-type="date" office:date-value="2022-01-21">
            <text:p>Jan 22</text:p>
          </table:table-cell>
          <table:table-cell table:style-name="ce10" table:formula="of:=[.C136]*(1+[.D136]/12)-[.E136]" office:value-type="float" office:value="7437.90830946548">
            <text:p>7,43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36]+[.E136]" office:value-type="float" office:value="52400">
            <text:p>52,400</text:p>
          </table:table-cell>
          <table:table-cell table:formula="of:=[.D136]/12*[.C136]" office:value-type="float" office:value="19.5459060086421">
            <text:p>19.5</text:p>
          </table:table-cell>
          <table:table-cell table:formula="of:=[.G137]+[.H136]" office:value-type="float" office:value="9837.9083094657">
            <text:p>9,838</text:p>
          </table:table-cell>
          <table:table-cell table:number-columns-repeated="248"/>
        </table:table-row>
        <table:table-row table:style-name="ro1">
          <table:table-cell office:value-type="float" office:value="133">
            <text:p>133</text:p>
          </table:table-cell>
          <table:table-cell table:formula="of:=EDATE([.B137];1)" office:value-type="date" office:date-value="2022-02-21">
            <text:p>Feb 22</text:p>
          </table:table-cell>
          <table:table-cell table:style-name="ce10" table:formula="of:=[.C137]*(1+[.D137]/12)-[.E137]" office:value-type="float" office:value="7056.50308023914">
            <text:p>7,05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37]+[.E137]" office:value-type="float" office:value="52800">
            <text:p>52,800</text:p>
          </table:table-cell>
          <table:table-cell table:formula="of:=[.D137]/12*[.C137]" office:value-type="float" office:value="18.5947707736637">
            <text:p>18.6</text:p>
          </table:table-cell>
          <table:table-cell table:formula="of:=[.G138]+[.H137]" office:value-type="float" office:value="9856.50308023937">
            <text:p>9,857</text:p>
          </table:table-cell>
          <table:table-cell table:number-columns-repeated="248"/>
        </table:table-row>
        <table:table-row table:style-name="ro1">
          <table:table-cell office:value-type="float" office:value="134">
            <text:p>134</text:p>
          </table:table-cell>
          <table:table-cell table:formula="of:=EDATE([.B138];1)" office:value-type="date" office:date-value="2022-03-21">
            <text:p>Mar 22</text:p>
          </table:table-cell>
          <table:table-cell table:style-name="ce10" table:formula="of:=[.C138]*(1+[.D138]/12)-[.E138]" office:value-type="float" office:value="6674.14433793974">
            <text:p>6,67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38]+[.E138]" office:value-type="float" office:value="53200">
            <text:p>53,200</text:p>
          </table:table-cell>
          <table:table-cell table:formula="of:=[.D138]/12*[.C138]" office:value-type="float" office:value="17.6412577005979">
            <text:p>17.6</text:p>
          </table:table-cell>
          <table:table-cell table:formula="of:=[.G139]+[.H138]" office:value-type="float" office:value="9874.14433793996">
            <text:p>9,874</text:p>
          </table:table-cell>
          <table:table-cell table:number-columns-repeated="248"/>
        </table:table-row>
        <table:table-row table:style-name="ro1">
          <table:table-cell office:value-type="float" office:value="135">
            <text:p>135</text:p>
          </table:table-cell>
          <table:table-cell table:formula="of:=EDATE([.B139];1)" office:value-type="date" office:date-value="2022-04-21">
            <text:p>Apr 22</text:p>
          </table:table-cell>
          <table:table-cell table:style-name="ce10" table:formula="of:=[.C139]*(1+[.D139]/12)-[.E139]" office:value-type="float" office:value="6290.82969878459">
            <text:p>6,29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39]+[.E139]" office:value-type="float" office:value="53600">
            <text:p>53,600</text:p>
          </table:table-cell>
          <table:table-cell table:formula="of:=[.D139]/12*[.C139]" office:value-type="float" office:value="16.6853608448494">
            <text:p>16.7</text:p>
          </table:table-cell>
          <table:table-cell table:formula="of:=[.G140]+[.H139]" office:value-type="float" office:value="9890.82969878481">
            <text:p>9,891</text:p>
          </table:table-cell>
          <table:table-cell table:number-columns-repeated="248"/>
        </table:table-row>
        <table:table-row table:style-name="ro1">
          <table:table-cell office:value-type="float" office:value="136">
            <text:p>136</text:p>
          </table:table-cell>
          <table:table-cell table:formula="of:=EDATE([.B140];1)" office:value-type="date" office:date-value="2022-05-21">
            <text:p>May 22</text:p>
          </table:table-cell>
          <table:table-cell table:style-name="ce10" table:formula="of:=[.C140]*(1+[.D140]/12)-[.E140]" office:value-type="float" office:value="5906.55677303155">
            <text:p>5,90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40]+[.E140]" office:value-type="float" office:value="54000">
            <text:p>54,000</text:p>
          </table:table-cell>
          <table:table-cell table:formula="of:=[.D140]/12*[.C140]" office:value-type="float" office:value="15.7270742469615">
            <text:p>15.7</text:p>
          </table:table-cell>
          <table:table-cell table:formula="of:=[.G141]+[.H140]" office:value-type="float" office:value="9906.55677303177">
            <text:p>9,907</text:p>
          </table:table-cell>
          <table:table-cell table:number-columns-repeated="248"/>
        </table:table-row>
        <table:table-row table:style-name="ro1">
          <table:table-cell office:value-type="float" office:value="137">
            <text:p>137</text:p>
          </table:table-cell>
          <table:table-cell table:formula="of:=EDATE([.B141];1)" office:value-type="date" office:date-value="2022-06-21">
            <text:p>Jun 22</text:p>
          </table:table-cell>
          <table:table-cell table:style-name="ce10" table:formula="of:=[.C141]*(1+[.D141]/12)-[.E141]" office:value-type="float" office:value="5521.32316496413">
            <text:p>5,52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41]+[.E141]" office:value-type="float" office:value="54400">
            <text:p>54,400</text:p>
          </table:table-cell>
          <table:table-cell table:formula="of:=[.D141]/12*[.C141]" office:value-type="float" office:value="14.7663919325789">
            <text:p>14.8</text:p>
          </table:table-cell>
          <table:table-cell table:formula="of:=[.G142]+[.H141]" office:value-type="float" office:value="9921.32316496435">
            <text:p>9,921</text:p>
          </table:table-cell>
          <table:table-cell table:number-columns-repeated="248"/>
        </table:table-row>
        <table:table-row table:style-name="ro1">
          <table:table-cell office:value-type="float" office:value="138">
            <text:p>138</text:p>
          </table:table-cell>
          <table:table-cell table:formula="of:=EDATE([.B142];1)" office:value-type="date" office:date-value="2022-07-21">
            <text:p>Jul 22</text:p>
          </table:table-cell>
          <table:table-cell table:style-name="ce10" table:formula="of:=[.C142]*(1+[.D142]/12)-[.E142]" office:value-type="float" office:value="5135.12647287654">
            <text:p>5,13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42]+[.E142]" office:value-type="float" office:value="54800">
            <text:p>54,800</text:p>
          </table:table-cell>
          <table:table-cell table:formula="of:=[.D142]/12*[.C142]" office:value-type="float" office:value="13.8033079124103">
            <text:p>13.8</text:p>
          </table:table-cell>
          <table:table-cell table:formula="of:=[.G143]+[.H142]" office:value-type="float" office:value="9935.12647287676">
            <text:p>9,935</text:p>
          </table:table-cell>
          <table:table-cell table:number-columns-repeated="248"/>
        </table:table-row>
        <table:table-row table:style-name="ro1">
          <table:table-cell office:value-type="float" office:value="139">
            <text:p>139</text:p>
          </table:table-cell>
          <table:table-cell table:formula="of:=EDATE([.B143];1)" office:value-type="date" office:date-value="2022-08-21">
            <text:p>Aug 22</text:p>
          </table:table-cell>
          <table:table-cell table:style-name="ce10" table:formula="of:=[.C143]*(1+[.D143]/12)-[.E143]" office:value-type="float" office:value="4747.96428905873">
            <text:p>4,74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43]+[.E143]" office:value-type="float" office:value="55200">
            <text:p>55,200</text:p>
          </table:table-cell>
          <table:table-cell table:formula="of:=[.D143]/12*[.C143]" office:value-type="float" office:value="12.8378161821913">
            <text:p>12.8</text:p>
          </table:table-cell>
          <table:table-cell table:formula="of:=[.G144]+[.H143]" office:value-type="float" office:value="9947.96428905895">
            <text:p>9,948</text:p>
          </table:table-cell>
          <table:table-cell table:number-columns-repeated="248"/>
        </table:table-row>
        <table:table-row table:style-name="ro1">
          <table:table-cell office:value-type="float" office:value="140">
            <text:p>140</text:p>
          </table:table-cell>
          <table:table-cell table:formula="of:=EDATE([.B144];1)" office:value-type="date" office:date-value="2022-09-21">
            <text:p>Sep 22</text:p>
          </table:table-cell>
          <table:table-cell table:style-name="ce10" table:formula="of:=[.C144]*(1+[.D144]/12)-[.E144]" office:value-type="float" office:value="4359.83419978138">
            <text:p>4,36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44]+[.E144]" office:value-type="float" office:value="55600">
            <text:p>55,600</text:p>
          </table:table-cell>
          <table:table-cell table:formula="of:=[.D144]/12*[.C144]" office:value-type="float" office:value="11.8699107226468">
            <text:p>11.9</text:p>
          </table:table-cell>
          <table:table-cell table:formula="of:=[.G145]+[.H144]" office:value-type="float" office:value="9959.8341997816">
            <text:p>9,960</text:p>
          </table:table-cell>
          <table:table-cell table:number-columns-repeated="248"/>
        </table:table-row>
        <table:table-row table:style-name="ro1">
          <table:table-cell office:value-type="float" office:value="141">
            <text:p>141</text:p>
          </table:table-cell>
          <table:table-cell table:formula="of:=EDATE([.B145];1)" office:value-type="date" office:date-value="2022-10-21">
            <text:p>Oct 22</text:p>
          </table:table-cell>
          <table:table-cell table:style-name="ce10" table:formula="of:=[.C145]*(1+[.D145]/12)-[.E145]" office:value-type="float" office:value="3970.73378528083">
            <text:p>3,97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45]+[.E145]" office:value-type="float" office:value="56000">
            <text:p>56,000</text:p>
          </table:table-cell>
          <table:table-cell table:formula="of:=[.D145]/12*[.C145]" office:value-type="float" office:value="10.8995854994534">
            <text:p>10.9</text:p>
          </table:table-cell>
          <table:table-cell table:formula="of:=[.G146]+[.H145]" office:value-type="float" office:value="9970.73378528105">
            <text:p>9,971</text:p>
          </table:table-cell>
          <table:table-cell table:number-columns-repeated="248"/>
        </table:table-row>
        <table:table-row table:style-name="ro1">
          <table:table-cell office:value-type="float" office:value="142">
            <text:p>142</text:p>
          </table:table-cell>
          <table:table-cell table:formula="of:=EDATE([.B146];1)" office:value-type="date" office:date-value="2022-11-21">
            <text:p>Nov 22</text:p>
          </table:table-cell>
          <table:table-cell table:style-name="ce10" table:formula="of:=[.C146]*(1+[.D146]/12)-[.E146]" office:value-type="float" office:value="3580.66061974403">
            <text:p>3,58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46]+[.E146]" office:value-type="float" office:value="56400">
            <text:p>56,400</text:p>
          </table:table-cell>
          <table:table-cell table:formula="of:=[.D146]/12*[.C146]" office:value-type="float" office:value="9.92683446320207">
            <text:p>9.9</text:p>
          </table:table-cell>
          <table:table-cell table:formula="of:=[.G147]+[.H146]" office:value-type="float" office:value="9980.66061974426">
            <text:p>9,981</text:p>
          </table:table-cell>
          <table:table-cell table:number-columns-repeated="248"/>
        </table:table-row>
        <table:table-row table:style-name="ro1">
          <table:table-cell office:value-type="float" office:value="143">
            <text:p>143</text:p>
          </table:table-cell>
          <table:table-cell table:formula="of:=EDATE([.B147];1)" office:value-type="date" office:date-value="2022-12-21">
            <text:p>Dec 22</text:p>
          </table:table-cell>
          <table:table-cell table:style-name="ce10" table:formula="of:=[.C147]*(1+[.D147]/12)-[.E147]" office:value-type="float" office:value="3189.61227129339">
            <text:p>3,19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47]+[.E147]" office:value-type="float" office:value="56800">
            <text:p>56,800</text:p>
          </table:table-cell>
          <table:table-cell table:formula="of:=[.D147]/12*[.C147]" office:value-type="float" office:value="8.95165154936008">
            <text:p>9.0</text:p>
          </table:table-cell>
          <table:table-cell table:formula="of:=[.G148]+[.H147]" office:value-type="float" office:value="9989.61227129362">
            <text:p>9,990</text:p>
          </table:table-cell>
          <table:table-cell table:number-columns-repeated="248"/>
        </table:table-row>
        <table:table-row table:style-name="ro1">
          <table:table-cell office:value-type="float" office:value="144">
            <text:p>144</text:p>
          </table:table-cell>
          <table:table-cell table:formula="of:=EDATE([.B148];1)" office:value-type="date" office:date-value="2023-01-21">
            <text:p>Jan 23</text:p>
          </table:table-cell>
          <table:table-cell table:style-name="ce10" table:formula="of:=[.C148]*(1+[.D148]/12)-[.E148]" office:value-type="float" office:value="2797.58630197162">
            <text:p>2,79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48]+[.E148]" office:value-type="float" office:value="57200">
            <text:p>57,200</text:p>
          </table:table-cell>
          <table:table-cell table:formula="of:=[.D148]/12*[.C148]" office:value-type="float" office:value="7.97403067823348">
            <text:p>8.0</text:p>
          </table:table-cell>
          <table:table-cell table:formula="of:=[.G149]+[.H148]" office:value-type="float" office:value="9997.58630197185">
            <text:p>9,998</text:p>
          </table:table-cell>
          <table:table-cell table:number-columns-repeated="248"/>
        </table:table-row>
        <table:table-row table:style-name="ro1">
          <table:table-cell office:value-type="float" office:value="145">
            <text:p>145</text:p>
          </table:table-cell>
          <table:table-cell table:formula="of:=EDATE([.B149];1)" office:value-type="date" office:date-value="2023-02-21">
            <text:p>Feb 23</text:p>
          </table:table-cell>
          <table:table-cell table:style-name="ce10" table:formula="of:=[.C149]*(1+[.D149]/12)-[.E149]" office:value-type="float" office:value="2404.58026772655">
            <text:p>2,40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49]+[.E149]" office:value-type="float" office:value="57600">
            <text:p>57,600</text:p>
          </table:table-cell>
          <table:table-cell table:formula="of:=[.D149]/12*[.C149]" office:value-type="float" office:value="6.99396575492906">
            <text:p>7.0</text:p>
          </table:table-cell>
          <table:table-cell table:formula="of:=[.G150]+[.H149]" office:value-type="float" office:value="10004.5802677268">
            <text:p>10,005</text:p>
          </table:table-cell>
          <table:table-cell table:number-columns-repeated="248"/>
        </table:table-row>
        <table:table-row table:style-name="ro1">
          <table:table-cell office:value-type="float" office:value="146">
            <text:p>146</text:p>
          </table:table-cell>
          <table:table-cell table:formula="of:=EDATE([.B150];1)" office:value-type="date" office:date-value="2023-03-21">
            <text:p>Mar 23</text:p>
          </table:table-cell>
          <table:table-cell table:style-name="ce10" table:formula="of:=[.C150]*(1+[.D150]/12)-[.E150]" office:value-type="float" office:value="2010.59171839587">
            <text:p>2,01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50]+[.E150]" office:value-type="float" office:value="58000">
            <text:p>58,000</text:p>
          </table:table-cell>
          <table:table-cell table:formula="of:=[.D150]/12*[.C150]" office:value-type="float" office:value="6.01145066931638">
            <text:p>6.0</text:p>
          </table:table-cell>
          <table:table-cell table:formula="of:=[.G151]+[.H150]" office:value-type="float" office:value="10010.5917183961">
            <text:p>10,011</text:p>
          </table:table-cell>
          <table:table-cell table:number-columns-repeated="248"/>
        </table:table-row>
        <table:table-row table:style-name="ro1">
          <table:table-cell office:value-type="float" office:value="147">
            <text:p>147</text:p>
          </table:table-cell>
          <table:table-cell table:formula="of:=EDATE([.B151];1)" office:value-type="date" office:date-value="2023-04-21">
            <text:p>Apr 23</text:p>
          </table:table-cell>
          <table:table-cell table:style-name="ce10" table:formula="of:=[.C151]*(1+[.D151]/12)-[.E151]" office:value-type="float" office:value="1615.61819769186">
            <text:p>1,61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51]+[.E151]" office:value-type="float" office:value="58400">
            <text:p>58,400</text:p>
          </table:table-cell>
          <table:table-cell table:formula="of:=[.D151]/12*[.C151]" office:value-type="float" office:value="5.02647929598967">
            <text:p>5.0</text:p>
          </table:table-cell>
          <table:table-cell table:formula="of:=[.G152]+[.H151]" office:value-type="float" office:value="10015.6181976921">
            <text:p>10,016</text:p>
          </table:table-cell>
          <table:table-cell table:number-columns-repeated="248"/>
        </table:table-row>
        <table:table-row table:style-name="ro1">
          <table:table-cell office:value-type="float" office:value="148">
            <text:p>148</text:p>
          </table:table-cell>
          <table:table-cell table:formula="of:=EDATE([.B152];1)" office:value-type="date" office:date-value="2023-05-21">
            <text:p>May 23</text:p>
          </table:table-cell>
          <table:table-cell table:style-name="ce10" table:formula="of:=[.C152]*(1+[.D152]/12)-[.E152]" office:value-type="float" office:value="1219.65724318609">
            <text:p>1,22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52]+[.E152]" office:value-type="float" office:value="58800">
            <text:p>58,800</text:p>
          </table:table-cell>
          <table:table-cell table:formula="of:=[.D152]/12*[.C152]" office:value-type="float" office:value="4.03904549422965">
            <text:p>4.0</text:p>
          </table:table-cell>
          <table:table-cell table:formula="of:=[.G153]+[.H152]" office:value-type="float" office:value="10019.6572431863">
            <text:p>10,020</text:p>
          </table:table-cell>
          <table:table-cell table:number-columns-repeated="248"/>
        </table:table-row>
        <table:table-row table:style-name="ro1">
          <table:table-cell office:value-type="float" office:value="149">
            <text:p>149</text:p>
          </table:table-cell>
          <table:table-cell table:formula="of:=EDATE([.B153];1)" office:value-type="date" office:date-value="2023-06-21">
            <text:p>Jun 23</text:p>
          </table:table-cell>
          <table:table-cell table:style-name="ce10" table:formula="of:=[.C153]*(1+[.D153]/12)-[.E153]" office:value-type="float" office:value="822.706386294054">
            <text:p>82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53]+[.E153]" office:value-type="float" office:value="59200">
            <text:p>59,200</text:p>
          </table:table-cell>
          <table:table-cell table:formula="of:=[.D153]/12*[.C153]" office:value-type="float" office:value="3.04914310796522">
            <text:p>3.0</text:p>
          </table:table-cell>
          <table:table-cell table:formula="of:=[.G154]+[.H153]" office:value-type="float" office:value="10022.7063862943">
            <text:p>10,023</text:p>
          </table:table-cell>
          <table:table-cell table:number-columns-repeated="248"/>
        </table:table-row>
        <table:table-row table:style-name="ro1">
          <table:table-cell office:value-type="float" office:value="150">
            <text:p>150</text:p>
          </table:table-cell>
          <table:table-cell table:formula="of:=EDATE([.B154];1)" office:value-type="date" office:date-value="2023-07-21">
            <text:p>Jul 23</text:p>
          </table:table-cell>
          <table:table-cell table:style-name="ce10" table:formula="of:=[.C154]*(1+[.D154]/12)-[.E154]" office:value-type="float" office:value="424.763152259789">
            <text:p>42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54]+[.E154]" office:value-type="float" office:value="59600">
            <text:p>59,600</text:p>
          </table:table-cell>
          <table:table-cell table:formula="of:=[.D154]/12*[.C154]" office:value-type="float" office:value="2.05676596573513">
            <text:p>2.1</text:p>
          </table:table-cell>
          <table:table-cell table:formula="of:=[.G155]+[.H154]" office:value-type="float" office:value="10024.76315226">
            <text:p>10,025</text:p>
          </table:table-cell>
          <table:table-cell table:number-columns-repeated="248"/>
        </table:table-row>
        <table:table-row table:style-name="ro1">
          <table:table-cell office:value-type="float" office:value="151">
            <text:p>151</text:p>
          </table:table-cell>
          <table:table-cell table:formula="of:=EDATE([.B155];1)" office:value-type="date" office:date-value="2023-08-21">
            <text:p>Aug 23</text:p>
          </table:table-cell>
          <table:table-cell table:style-name="ce10" table:formula="of:=[.C155]*(1+[.D155]/12)-[.E155]" office:value-type="float" office:value="25.8250601404383">
            <text:p>2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55]+[.E155]" office:value-type="float" office:value="60000">
            <text:p>60,000</text:p>
          </table:table-cell>
          <table:table-cell table:formula="of:=[.D155]/12*[.C155]" office:value-type="float" office:value="1.06190788064947">
            <text:p>1.1</text:p>
          </table:table-cell>
          <table:table-cell table:formula="of:=[.G156]+[.H155]" office:value-type="float" office:value="10025.8250601407">
            <text:p>10,026</text:p>
          </table:table-cell>
          <table:table-cell table:number-columns-repeated="248"/>
        </table:table-row>
        <table:table-row table:style-name="ro1">
          <table:table-cell office:value-type="float" office:value="152">
            <text:p>152</text:p>
          </table:table-cell>
          <table:table-cell table:formula="of:=EDATE([.B156];1)" office:value-type="date" office:date-value="2023-09-21">
            <text:p>Sep 23</text:p>
          </table:table-cell>
          <table:table-cell table:style-name="ce10" table:formula="of:=[.C156]*(1+[.D156]/12)-[.E156]" office:value-type="float" office:value="-374.110377209211">
            <text:p>-37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56]+[.E156]" office:value-type="float" office:value="60400">
            <text:p>60,400</text:p>
          </table:table-cell>
          <table:table-cell table:formula="of:=[.D156]/12*[.C156]" office:value-type="float" office:value="0.0645626503510958">
            <text:p>0.1</text:p>
          </table:table-cell>
          <table:table-cell table:formula="of:=[.G157]+[.H156]" office:value-type="float" office:value="10025.889622791">
            <text:p>10,026</text:p>
          </table:table-cell>
          <table:table-cell table:number-columns-repeated="248"/>
        </table:table-row>
        <table:table-row table:style-name="ro1">
          <table:table-cell office:value-type="float" office:value="153">
            <text:p>153</text:p>
          </table:table-cell>
          <table:table-cell table:formula="of:=EDATE([.B157];1)" office:value-type="date" office:date-value="2023-10-21">
            <text:p>Oct 23</text:p>
          </table:table-cell>
          <table:table-cell table:style-name="ce10" table:formula="of:=[.C157]*(1+[.D157]/12)-[.E157]" office:value-type="float" office:value="-775.045653152234">
            <text:p>-77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57]+[.E157]" office:value-type="float" office:value="60800">
            <text:p>60,800</text:p>
          </table:table-cell>
          <table:table-cell table:formula="of:=[.D157]/12*[.C157]" office:value-type="float" office:value="-0.935275943023026">
            <text:p>-0.9</text:p>
          </table:table-cell>
          <table:table-cell table:formula="of:=[.G158]+[.H157]" office:value-type="float" office:value="10024.954346848">
            <text:p>10,025</text:p>
          </table:table-cell>
          <table:table-cell table:number-columns-repeated="248"/>
        </table:table-row>
        <table:table-row table:style-name="ro1">
          <table:table-cell office:value-type="float" office:value="154">
            <text:p>154</text:p>
          </table:table-cell>
          <table:table-cell table:formula="of:=EDATE([.B158];1)" office:value-type="date" office:date-value="2023-11-21">
            <text:p>Nov 23</text:p>
          </table:table-cell>
          <table:table-cell table:style-name="ce10" table:formula="of:=[.C158]*(1+[.D158]/12)-[.E158]" office:value-type="float" office:value="-1176.98326728511">
            <text:p>-1,17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58]+[.E158]" office:value-type="float" office:value="61200">
            <text:p>61,200</text:p>
          </table:table-cell>
          <table:table-cell table:formula="of:=[.D158]/12*[.C158]" office:value-type="float" office:value="-1.93761413288058">
            <text:p>-1.9</text:p>
          </table:table-cell>
          <table:table-cell table:formula="of:=[.G159]+[.H158]" office:value-type="float" office:value="10023.0167327151">
            <text:p>10,023</text:p>
          </table:table-cell>
          <table:table-cell table:number-columns-repeated="248"/>
        </table:table-row>
        <table:table-row table:style-name="ro1">
          <table:table-cell office:value-type="float" office:value="155">
            <text:p>155</text:p>
          </table:table-cell>
          <table:table-cell table:formula="of:=EDATE([.B159];1)" office:value-type="date" office:date-value="2023-12-21">
            <text:p>Dec 23</text:p>
          </table:table-cell>
          <table:table-cell table:style-name="ce10" table:formula="of:=[.C159]*(1+[.D159]/12)-[.E159]" office:value-type="float" office:value="-1579.92572545333">
            <text:p>-1,58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59]+[.E159]" office:value-type="float" office:value="61600">
            <text:p>61,600</text:p>
          </table:table-cell>
          <table:table-cell table:formula="of:=[.D159]/12*[.C159]" office:value-type="float" office:value="-2.94245816821279">
            <text:p>-2.9</text:p>
          </table:table-cell>
          <table:table-cell table:formula="of:=[.G160]+[.H159]" office:value-type="float" office:value="10020.0742745469">
            <text:p>10,020</text:p>
          </table:table-cell>
          <table:table-cell table:number-columns-repeated="248"/>
        </table:table-row>
        <table:table-row table:style-name="ro1">
          <table:table-cell office:value-type="float" office:value="156">
            <text:p>156</text:p>
          </table:table-cell>
          <table:table-cell table:formula="of:=EDATE([.B160];1)" office:value-type="date" office:date-value="2024-01-21">
            <text:p>Jan 24</text:p>
          </table:table-cell>
          <table:table-cell table:style-name="ce10" table:formula="of:=[.C160]*(1+[.D160]/12)-[.E160]" office:value-type="float" office:value="-1983.87553976696">
            <text:p>-1,98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60]+[.E160]" office:value-type="float" office:value="62000">
            <text:p>62,000</text:p>
          </table:table-cell>
          <table:table-cell table:formula="of:=[.D160]/12*[.C160]" office:value-type="float" office:value="-3.94981431363332">
            <text:p>-3.9</text:p>
          </table:table-cell>
          <table:table-cell table:formula="of:=[.G161]+[.H160]" office:value-type="float" office:value="10016.1244602333">
            <text:p>10,016</text:p>
          </table:table-cell>
          <table:table-cell table:number-columns-repeated="248"/>
        </table:table-row>
        <table:table-row table:style-name="ro1">
          <table:table-cell office:value-type="float" office:value="157">
            <text:p>157</text:p>
          </table:table-cell>
          <table:table-cell table:formula="of:=EDATE([.B161];1)" office:value-type="date" office:date-value="2024-02-21">
            <text:p>Feb 24</text:p>
          </table:table-cell>
          <table:table-cell table:style-name="ce10" table:formula="of:=[.C161]*(1+[.D161]/12)-[.E161]" office:value-type="float" office:value="-2388.83522861638">
            <text:p>-2,38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61]+[.E161]" office:value-type="float" office:value="62400">
            <text:p>62,400</text:p>
          </table:table-cell>
          <table:table-cell table:formula="of:=[.D161]/12*[.C161]" office:value-type="float" office:value="-4.9596888494174">
            <text:p>-5.0</text:p>
          </table:table-cell>
          <table:table-cell table:formula="of:=[.G162]+[.H161]" office:value-type="float" office:value="10011.1647713839">
            <text:p>10,011</text:p>
          </table:table-cell>
          <table:table-cell table:number-columns-repeated="248"/>
        </table:table-row>
        <table:table-row table:style-name="ro1">
          <table:table-cell office:value-type="float" office:value="158">
            <text:p>158</text:p>
          </table:table-cell>
          <table:table-cell table:formula="of:=EDATE([.B162];1)" office:value-type="date" office:date-value="2024-03-21">
            <text:p>Mar 24</text:p>
          </table:table-cell>
          <table:table-cell table:style-name="ce10" table:formula="of:=[.C162]*(1+[.D162]/12)-[.E162]" office:value-type="float" office:value="-2794.80731668792">
            <text:p>-2,79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62]+[.E162]" office:value-type="float" office:value="62800">
            <text:p>62,800</text:p>
          </table:table-cell>
          <table:table-cell table:formula="of:=[.D162]/12*[.C162]" office:value-type="float" office:value="-5.97208807154094">
            <text:p>-6.0</text:p>
          </table:table-cell>
          <table:table-cell table:formula="of:=[.G163]+[.H162]" office:value-type="float" office:value="10005.1926833123">
            <text:p>10,005</text:p>
          </table:table-cell>
          <table:table-cell table:number-columns-repeated="248"/>
        </table:table-row>
        <table:table-row table:style-name="ro1">
          <table:table-cell office:value-type="float" office:value="159">
            <text:p>159</text:p>
          </table:table-cell>
          <table:table-cell table:formula="of:=EDATE([.B163];1)" office:value-type="date" office:date-value="2024-04-21">
            <text:p>Apr 24</text:p>
          </table:table-cell>
          <table:table-cell table:style-name="ce10" table:formula="of:=[.C163]*(1+[.D163]/12)-[.E163]" office:value-type="float" office:value="-3201.79433497964">
            <text:p>-3,20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63]+[.E163]" office:value-type="float" office:value="63200">
            <text:p>63,200</text:p>
          </table:table-cell>
          <table:table-cell table:formula="of:=[.D163]/12*[.C163]" office:value-type="float" office:value="-6.9870182917198">
            <text:p>-7.0</text:p>
          </table:table-cell>
          <table:table-cell table:formula="of:=[.G164]+[.H163]" office:value-type="float" office:value="9998.20566502059">
            <text:p>9,998</text:p>
          </table:table-cell>
          <table:table-cell table:style-name="ce16" table:number-columns-repeated="248"/>
        </table:table-row>
        <table:table-row table:style-name="ro1">
          <table:table-cell office:value-type="float" office:value="160">
            <text:p>160</text:p>
          </table:table-cell>
          <table:table-cell table:formula="of:=EDATE([.B164];1)" office:value-type="date" office:date-value="2024-05-21">
            <text:p>May 24</text:p>
          </table:table-cell>
          <table:table-cell table:style-name="ce10" table:formula="of:=[.C164]*(1+[.D164]/12)-[.E164]" office:value-type="float" office:value="-3609.79882081709">
            <text:p>-3,61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64]+[.E164]" office:value-type="float" office:value="63600">
            <text:p>63,600</text:p>
          </table:table-cell>
          <table:table-cell table:formula="of:=[.D164]/12*[.C164]" office:value-type="float" office:value="-8.00448583744909">
            <text:p>-8.0</text:p>
          </table:table-cell>
          <table:table-cell table:formula="of:=[.G165]+[.H164]" office:value-type="float" office:value="9990.20117918314">
            <text:p>9,990</text:p>
          </table:table-cell>
          <table:table-cell table:number-columns-repeated="248"/>
        </table:table-row>
        <table:table-row table:style-name="ro1">
          <table:table-cell office:value-type="float" office:value="161">
            <text:p>161</text:p>
          </table:table-cell>
          <table:table-cell table:formula="of:=EDATE([.B165];1)" office:value-type="date" office:date-value="2024-06-21">
            <text:p>Jun 24</text:p>
          </table:table-cell>
          <table:table-cell table:style-name="ce10" table:formula="of:=[.C165]*(1+[.D165]/12)-[.E165]" office:value-type="float" office:value="-4018.82331786913">
            <text:p>-4,01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65]+[.E165]" office:value-type="float" office:value="64000">
            <text:p>64,000</text:p>
          </table:table-cell>
          <table:table-cell table:formula="of:=[.D165]/12*[.C165]" office:value-type="float" office:value="-9.02449705204272">
            <text:p>-9.0</text:p>
          </table:table-cell>
          <table:table-cell table:formula="of:=[.G166]+[.H165]" office:value-type="float" office:value="9981.1766821311">
            <text:p>9,981</text:p>
          </table:table-cell>
          <table:table-cell table:number-columns-repeated="248"/>
        </table:table-row>
        <table:table-row table:style-name="ro1">
          <table:table-cell office:value-type="float" office:value="162">
            <text:p>162</text:p>
          </table:table-cell>
          <table:table-cell table:formula="of:=EDATE([.B166];1)" office:value-type="date" office:date-value="2024-07-21">
            <text:p>Jul 24</text:p>
          </table:table-cell>
          <table:table-cell table:style-name="ce10" table:formula="of:=[.C166]*(1+[.D166]/12)-[.E166]" office:value-type="float" office:value="-4428.8703761638">
            <text:p>-4,42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66]+[.E166]" office:value-type="float" office:value="64400">
            <text:p>64,400</text:p>
          </table:table-cell>
          <table:table-cell table:formula="of:=[.D166]/12*[.C166]" office:value-type="float" office:value="-10.0470582946728">
            <text:p>-10.0</text:p>
          </table:table-cell>
          <table:table-cell table:formula="of:=[.G167]+[.H166]" office:value-type="float" office:value="9971.12962383642">
            <text:p>9,971</text:p>
          </table:table-cell>
          <table:table-cell table:number-columns-repeated="248"/>
        </table:table-row>
        <table:table-row table:style-name="ro1">
          <table:table-cell office:value-type="float" office:value="163">
            <text:p>163</text:p>
          </table:table-cell>
          <table:table-cell table:formula="of:=EDATE([.B167];1)" office:value-type="date" office:date-value="2024-08-21">
            <text:p>Aug 24</text:p>
          </table:table-cell>
          <table:table-cell table:style-name="ce10" table:formula="of:=[.C167]*(1+[.D167]/12)-[.E167]" office:value-type="float" office:value="-4839.94255210421">
            <text:p>-4,84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67]+[.E167]" office:value-type="float" office:value="64800">
            <text:p>64,800</text:p>
          </table:table-cell>
          <table:table-cell table:formula="of:=[.D167]/12*[.C167]" office:value-type="float" office:value="-11.0721759404095">
            <text:p>-11.1</text:p>
          </table:table-cell>
          <table:table-cell table:formula="of:=[.G168]+[.H167]" office:value-type="float" office:value="9960.05744789601">
            <text:p>9,960</text:p>
          </table:table-cell>
          <table:table-cell table:number-columns-repeated="248"/>
        </table:table-row>
        <table:table-row table:style-name="ro1">
          <table:table-cell office:value-type="float" office:value="164">
            <text:p>164</text:p>
          </table:table-cell>
          <table:table-cell table:formula="of:=EDATE([.B168];1)" office:value-type="date" office:date-value="2024-09-21">
            <text:p>Sep 24</text:p>
          </table:table-cell>
          <table:table-cell table:style-name="ce10" table:formula="of:=[.C168]*(1+[.D168]/12)-[.E168]" office:value-type="float" office:value="-5252.04240848447">
            <text:p>-5,25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68]+[.E168]" office:value-type="float" office:value="65200">
            <text:p>65,200</text:p>
          </table:table-cell>
          <table:table-cell table:formula="of:=[.D168]/12*[.C168]" office:value-type="float" office:value="-12.0998563802605">
            <text:p>-12.1</text:p>
          </table:table-cell>
          <table:table-cell table:formula="of:=[.G169]+[.H168]" office:value-type="float" office:value="9947.95759151575">
            <text:p>9,948</text:p>
          </table:table-cell>
          <table:table-cell table:number-columns-repeated="248"/>
        </table:table-row>
        <table:table-row table:style-name="ro1">
          <table:table-cell office:value-type="float" office:value="165">
            <text:p>165</text:p>
          </table:table-cell>
          <table:table-cell table:formula="of:=EDATE([.B169];1)" office:value-type="date" office:date-value="2024-10-21">
            <text:p>Oct 24</text:p>
          </table:table-cell>
          <table:table-cell table:style-name="ce10" table:formula="of:=[.C169]*(1+[.D169]/12)-[.E169]" office:value-type="float" office:value="-5665.17251450568">
            <text:p>-5,66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69]+[.E169]" office:value-type="float" office:value="65600">
            <text:p>65,600</text:p>
          </table:table-cell>
          <table:table-cell table:formula="of:=[.D169]/12*[.C169]" office:value-type="float" office:value="-13.1301060212112">
            <text:p>-13.1</text:p>
          </table:table-cell>
          <table:table-cell table:formula="of:=[.G170]+[.H169]" office:value-type="float" office:value="9934.82748549454">
            <text:p>9,935</text:p>
          </table:table-cell>
          <table:table-cell table:number-columns-repeated="248"/>
        </table:table-row>
        <table:table-row table:style-name="ro1">
          <table:table-cell office:value-type="float" office:value="166">
            <text:p>166</text:p>
          </table:table-cell>
          <table:table-cell table:formula="of:=EDATE([.B170];1)" office:value-type="date" office:date-value="2024-11-21">
            <text:p>Nov 24</text:p>
          </table:table-cell>
          <table:table-cell table:style-name="ce10" table:formula="of:=[.C170]*(1+[.D170]/12)-[.E170]" office:value-type="float" office:value="-6079.33544579195">
            <text:p>-6,07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70]+[.E170]" office:value-type="float" office:value="66000">
            <text:p>66,000</text:p>
          </table:table-cell>
          <table:table-cell table:formula="of:=[.D170]/12*[.C170]" office:value-type="float" office:value="-14.1629312862642">
            <text:p>-14.2</text:p>
          </table:table-cell>
          <table:table-cell table:formula="of:=[.G171]+[.H170]" office:value-type="float" office:value="9920.66455420828">
            <text:p>9,921</text:p>
          </table:table-cell>
          <table:table-cell table:number-columns-repeated="248"/>
        </table:table-row>
        <table:table-row table:style-name="ro1">
          <table:table-cell office:value-type="float" office:value="167">
            <text:p>167</text:p>
          </table:table-cell>
          <table:table-cell table:formula="of:=EDATE([.B171];1)" office:value-type="date" office:date-value="2024-12-21">
            <text:p>Dec 24</text:p>
          </table:table-cell>
          <table:table-cell table:style-name="ce10" table:formula="of:=[.C171]*(1+[.D171]/12)-[.E171]" office:value-type="float" office:value="-6494.53378440643">
            <text:p>-6,49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71]+[.E171]" office:value-type="float" office:value="66400">
            <text:p>66,400</text:p>
          </table:table-cell>
          <table:table-cell table:formula="of:=[.D171]/12*[.C171]" office:value-type="float" office:value="-15.1983386144799">
            <text:p>-15.2</text:p>
          </table:table-cell>
          <table:table-cell table:formula="of:=[.G172]+[.H171]" office:value-type="float" office:value="9905.4662155938">
            <text:p>9,905</text:p>
          </table:table-cell>
          <table:table-cell table:number-columns-repeated="248"/>
        </table:table-row>
        <table:table-row table:style-name="ro1">
          <table:table-cell office:value-type="float" office:value="168">
            <text:p>168</text:p>
          </table:table-cell>
          <table:table-cell table:formula="of:=EDATE([.B172];1)" office:value-type="date" office:date-value="2025-01-21">
            <text:p>Jan 25</text:p>
          </table:table-cell>
          <table:table-cell table:style-name="ce10" table:formula="of:=[.C172]*(1+[.D172]/12)-[.E172]" office:value-type="float" office:value="-6910.77011886744">
            <text:p>-6,91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72]+[.E172]" office:value-type="float" office:value="66800">
            <text:p>66,800</text:p>
          </table:table-cell>
          <table:table-cell table:formula="of:=[.D172]/12*[.C172]" office:value-type="float" office:value="-16.2363344610161">
            <text:p>-16.2</text:p>
          </table:table-cell>
          <table:table-cell table:formula="of:=[.G173]+[.H172]" office:value-type="float" office:value="9889.22988113278">
            <text:p>9,889</text:p>
          </table:table-cell>
          <table:table-cell table:number-columns-repeated="248"/>
        </table:table-row>
        <table:table-row table:style-name="ro1">
          <table:table-cell office:value-type="float" office:value="169">
            <text:p>169</text:p>
          </table:table-cell>
          <table:table-cell table:formula="of:=EDATE([.B173];1)" office:value-type="date" office:date-value="2025-02-21">
            <text:p>Feb 25</text:p>
          </table:table-cell>
          <table:table-cell table:style-name="ce10" table:formula="of:=[.C173]*(1+[.D173]/12)-[.E173]" office:value-type="float" office:value="-7328.04704416461">
            <text:p>-7,32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73]+[.E173]" office:value-type="float" office:value="67200">
            <text:p>67,200</text:p>
          </table:table-cell>
          <table:table-cell table:formula="of:=[.D173]/12*[.C173]" office:value-type="float" office:value="-17.2769252971686">
            <text:p>-17.3</text:p>
          </table:table-cell>
          <table:table-cell table:formula="of:=[.G174]+[.H173]" office:value-type="float" office:value="9871.95295583561">
            <text:p>9,872</text:p>
          </table:table-cell>
          <table:table-cell table:number-columns-repeated="248"/>
        </table:table-row>
        <table:table-row table:style-name="ro1">
          <table:table-cell office:value-type="float" office:value="170">
            <text:p>170</text:p>
          </table:table-cell>
          <table:table-cell table:formula="of:=EDATE([.B174];1)" office:value-type="date" office:date-value="2025-03-21">
            <text:p>Mar 25</text:p>
          </table:table-cell>
          <table:table-cell table:style-name="ce10" table:formula="of:=[.C174]*(1+[.D174]/12)-[.E174]" office:value-type="float" office:value="-7746.36716177502">
            <text:p>-7,74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74]+[.E174]" office:value-type="float" office:value="67600">
            <text:p>67,600</text:p>
          </table:table-cell>
          <table:table-cell table:formula="of:=[.D174]/12*[.C174]" office:value-type="float" office:value="-18.3201176104115">
            <text:p>-18.3</text:p>
          </table:table-cell>
          <table:table-cell table:formula="of:=[.G175]+[.H174]" office:value-type="float" office:value="9853.6328382252">
            <text:p>9,854</text:p>
          </table:table-cell>
          <table:table-cell table:number-columns-repeated="248"/>
        </table:table-row>
        <table:table-row table:style-name="ro1">
          <table:table-cell office:value-type="float" office:value="171">
            <text:p>171</text:p>
          </table:table-cell>
          <table:table-cell table:formula="of:=EDATE([.B175];1)" office:value-type="date" office:date-value="2025-04-21">
            <text:p>Apr 25</text:p>
          </table:table-cell>
          <table:table-cell table:style-name="ce10" table:formula="of:=[.C175]*(1+[.D175]/12)-[.E175]" office:value-type="float" office:value="-8165.73307967946">
            <text:p>-8,16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75]+[.E175]" office:value-type="float" office:value="68000">
            <text:p>68,000</text:p>
          </table:table-cell>
          <table:table-cell table:formula="of:=[.D175]/12*[.C175]" office:value-type="float" office:value="-19.3659179044376">
            <text:p>-19.4</text:p>
          </table:table-cell>
          <table:table-cell table:formula="of:=[.G176]+[.H175]" office:value-type="float" office:value="9834.26692032076">
            <text:p>9,834</text:p>
          </table:table-cell>
          <table:table-cell table:number-columns-repeated="248"/>
        </table:table-row>
        <table:table-row table:style-name="ro1">
          <table:table-cell office:value-type="float" office:value="172">
            <text:p>172</text:p>
          </table:table-cell>
          <table:table-cell table:formula="of:=EDATE([.B176];1)" office:value-type="date" office:date-value="2025-05-21">
            <text:p>May 25</text:p>
          </table:table-cell>
          <table:table-cell table:style-name="ce10" table:formula="of:=[.C176]*(1+[.D176]/12)-[.E176]" office:value-type="float" office:value="-8586.14741237866">
            <text:p>-8,58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76]+[.E176]" office:value-type="float" office:value="68400">
            <text:p>68,400</text:p>
          </table:table-cell>
          <table:table-cell table:formula="of:=[.D176]/12*[.C176]" office:value-type="float" office:value="-20.4143326991986">
            <text:p>-20.4</text:p>
          </table:table-cell>
          <table:table-cell table:formula="of:=[.G177]+[.H176]" office:value-type="float" office:value="9813.85258762156">
            <text:p>9,814</text:p>
          </table:table-cell>
          <table:table-cell table:number-columns-repeated="248"/>
        </table:table-row>
        <table:table-row table:style-name="ro1">
          <table:table-cell office:value-type="float" office:value="173">
            <text:p>173</text:p>
          </table:table-cell>
          <table:table-cell table:formula="of:=EDATE([.B177];1)" office:value-type="date" office:date-value="2025-06-21">
            <text:p>Jun 25</text:p>
          </table:table-cell>
          <table:table-cell table:style-name="ce10" table:formula="of:=[.C177]*(1+[.D177]/12)-[.E177]" office:value-type="float" office:value="-9007.6127809096">
            <text:p>-9,00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77]+[.E177]" office:value-type="float" office:value="68800">
            <text:p>68,800</text:p>
          </table:table-cell>
          <table:table-cell table:formula="of:=[.D177]/12*[.C177]" office:value-type="float" office:value="-21.4653685309466">
            <text:p>-21.5</text:p>
          </table:table-cell>
          <table:table-cell table:formula="of:=[.G178]+[.H177]" office:value-type="float" office:value="9792.38721909062">
            <text:p>9,792</text:p>
          </table:table-cell>
          <table:table-cell table:number-columns-repeated="248"/>
        </table:table-row>
        <table:table-row table:style-name="ro1">
          <table:table-cell office:value-type="float" office:value="174">
            <text:p>174</text:p>
          </table:table-cell>
          <table:table-cell table:formula="of:=EDATE([.B178];1)" office:value-type="date" office:date-value="2025-07-21">
            <text:p>Jul 25</text:p>
          </table:table-cell>
          <table:table-cell table:style-name="ce10" table:formula="of:=[.C178]*(1+[.D178]/12)-[.E178]" office:value-type="float" office:value="-9430.13181286188">
            <text:p>-9,43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78]+[.E178]" office:value-type="float" office:value="69200">
            <text:p>69,200</text:p>
          </table:table-cell>
          <table:table-cell table:formula="of:=[.D178]/12*[.C178]" office:value-type="float" office:value="-22.519031952274">
            <text:p>-22.5</text:p>
          </table:table-cell>
          <table:table-cell table:formula="of:=[.G179]+[.H178]" office:value-type="float" office:value="9769.86818713834">
            <text:p>9,770</text:p>
          </table:table-cell>
          <table:table-cell table:number-columns-repeated="248"/>
        </table:table-row>
        <table:table-row table:style-name="ro1">
          <table:table-cell office:value-type="float" office:value="175">
            <text:p>175</text:p>
          </table:table-cell>
          <table:table-cell table:formula="of:=EDATE([.B179];1)" office:value-type="date" office:date-value="2025-08-21">
            <text:p>Aug 25</text:p>
          </table:table-cell>
          <table:table-cell table:style-name="ce10" table:formula="of:=[.C179]*(1+[.D179]/12)-[.E179]" office:value-type="float" office:value="-9853.70714239403">
            <text:p>-9,85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79]+[.E179]" office:value-type="float" office:value="69600">
            <text:p>69,600</text:p>
          </table:table-cell>
          <table:table-cell table:formula="of:=[.D179]/12*[.C179]" office:value-type="float" office:value="-23.5753295321547">
            <text:p>-23.6</text:p>
          </table:table-cell>
          <table:table-cell table:formula="of:=[.G180]+[.H179]" office:value-type="float" office:value="9746.29285760619">
            <text:p>9,746</text:p>
          </table:table-cell>
          <table:table-cell table:number-columns-repeated="248"/>
        </table:table-row>
        <table:table-row table:style-name="ro1">
          <table:table-cell office:value-type="float" office:value="176">
            <text:p>176</text:p>
          </table:table-cell>
          <table:table-cell table:formula="of:=EDATE([.B180];1)" office:value-type="date" office:date-value="2025-09-21">
            <text:p>Sep 25</text:p>
          </table:table-cell>
          <table:table-cell table:style-name="ce10" table:formula="of:=[.C180]*(1+[.D180]/12)-[.E180]" office:value-type="float" office:value="-10278.34141025">
            <text:p>-10,27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80]+[.E180]" office:value-type="float" office:value="70000">
            <text:p>70,000</text:p>
          </table:table-cell>
          <table:table-cell table:formula="of:=[.D180]/12*[.C180]" office:value-type="float" office:value="-24.6342678559851">
            <text:p>-24.6</text:p>
          </table:table-cell>
          <table:table-cell table:formula="of:=[.G181]+[.H180]" office:value-type="float" office:value="9721.6585897502">
            <text:p>9,722</text:p>
          </table:table-cell>
          <table:table-cell table:number-columns-repeated="248"/>
        </table:table-row>
        <table:table-row table:style-name="ro1">
          <table:table-cell office:value-type="float" office:value="177">
            <text:p>177</text:p>
          </table:table-cell>
          <table:table-cell table:formula="of:=EDATE([.B181];1)" office:value-type="date" office:date-value="2025-10-21">
            <text:p>Oct 25</text:p>
          </table:table-cell>
          <table:table-cell table:style-name="ce10" table:formula="of:=[.C181]*(1+[.D181]/12)-[.E181]" office:value-type="float" office:value="-10704.0372637756">
            <text:p>-10,70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81]+[.E181]" office:value-type="float" office:value="70400">
            <text:p>70,400</text:p>
          </table:table-cell>
          <table:table-cell table:formula="of:=[.D181]/12*[.C181]" office:value-type="float" office:value="-25.695853525625">
            <text:p>-25.7</text:p>
          </table:table-cell>
          <table:table-cell table:formula="of:=[.G182]+[.H181]" office:value-type="float" office:value="9695.96273622458">
            <text:p>9,696</text:p>
          </table:table-cell>
          <table:table-cell table:number-columns-repeated="248"/>
        </table:table-row>
        <table:table-row table:style-name="ro1">
          <table:table-cell office:value-type="float" office:value="178">
            <text:p>178</text:p>
          </table:table-cell>
          <table:table-cell table:formula="of:=EDATE([.B182];1)" office:value-type="date" office:date-value="2025-11-21">
            <text:p>Nov 25</text:p>
          </table:table-cell>
          <table:table-cell table:style-name="ce10" table:formula="of:=[.C182]*(1+[.D182]/12)-[.E182]" office:value-type="float" office:value="-11130.7973569351">
            <text:p>-11,13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82]+[.E182]" office:value-type="float" office:value="70800">
            <text:p>70,800</text:p>
          </table:table-cell>
          <table:table-cell table:formula="of:=[.D182]/12*[.C182]" office:value-type="float" office:value="-26.7600931594391">
            <text:p>-26.8</text:p>
          </table:table-cell>
          <table:table-cell table:formula="of:=[.G183]+[.H182]" office:value-type="float" office:value="9669.20264306514">
            <text:p>9,669</text:p>
          </table:table-cell>
          <table:table-cell table:number-columns-repeated="248"/>
        </table:table-row>
        <table:table-row table:style-name="ro1">
          <table:table-cell office:value-type="float" office:value="179">
            <text:p>179</text:p>
          </table:table-cell>
          <table:table-cell table:formula="of:=EDATE([.B183];1)" office:value-type="date" office:date-value="2025-12-21">
            <text:p>Dec 25</text:p>
          </table:table-cell>
          <table:table-cell table:style-name="ce10" table:formula="of:=[.C183]*(1+[.D183]/12)-[.E183]" office:value-type="float" office:value="-11558.6243503274">
            <text:p>-11,55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83]+[.E183]" office:value-type="float" office:value="71200">
            <text:p>71,200</text:p>
          </table:table-cell>
          <table:table-cell table:formula="of:=[.D183]/12*[.C183]" office:value-type="float" office:value="-27.8269933923377">
            <text:p>-27.8</text:p>
          </table:table-cell>
          <table:table-cell table:formula="of:=[.G184]+[.H183]" office:value-type="float" office:value="9641.3756496728">
            <text:p>9,641</text:p>
          </table:table-cell>
          <table:table-cell table:number-columns-repeated="248"/>
        </table:table-row>
        <table:table-row table:style-name="ro1">
          <table:table-cell office:value-type="float" office:value="180">
            <text:p>180</text:p>
          </table:table-cell>
          <table:table-cell table:formula="of:=EDATE([.B184];1)" office:value-type="date" office:date-value="2026-01-21">
            <text:p>Jan 26</text:p>
          </table:table-cell>
          <table:table-cell table:style-name="ce10" table:formula="of:=[.C184]*(1+[.D184]/12)-[.E184]" office:value-type="float" office:value="-11987.5209112032">
            <text:p>-11,98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84]+[.E184]" office:value-type="float" office:value="71600">
            <text:p>71,600</text:p>
          </table:table-cell>
          <table:table-cell table:formula="of:=[.D184]/12*[.C184]" office:value-type="float" office:value="-28.8965608758185">
            <text:p>-28.9</text:p>
          </table:table-cell>
          <table:table-cell table:formula="of:=[.G185]+[.H184]" office:value-type="float" office:value="9612.47908879698">
            <text:p>9,612</text:p>
          </table:table-cell>
          <table:table-cell table:number-columns-repeated="248"/>
        </table:table-row>
        <table:table-row table:style-name="ro1">
          <table:table-cell office:value-type="float" office:value="181">
            <text:p>181</text:p>
          </table:table-cell>
          <table:table-cell table:formula="of:=EDATE([.B185];1)" office:value-type="date" office:date-value="2026-02-21">
            <text:p>Feb 26</text:p>
          </table:table-cell>
          <table:table-cell table:style-name="ce10" table:formula="of:=[.C185]*(1+[.D185]/12)-[.E185]" office:value-type="float" office:value="-12417.4897134812">
            <text:p>-12,41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85]+[.E185]" office:value-type="float" office:value="72000">
            <text:p>72,000</text:p>
          </table:table-cell>
          <table:table-cell table:formula="of:=[.D185]/12*[.C185]" office:value-type="float" office:value="-29.9688022780081">
            <text:p>-30.0</text:p>
          </table:table-cell>
          <table:table-cell table:formula="of:=[.G186]+[.H185]" office:value-type="float" office:value="9582.51028651898">
            <text:p>9,583</text:p>
          </table:table-cell>
          <table:table-cell table:number-columns-repeated="248"/>
        </table:table-row>
        <table:table-row table:style-name="ro1">
          <table:table-cell office:value-type="float" office:value="182">
            <text:p>182</text:p>
          </table:table-cell>
          <table:table-cell table:formula="of:=EDATE([.B186];1)" office:value-type="date" office:date-value="2026-03-21">
            <text:p>Mar 26</text:p>
          </table:table-cell>
          <table:table-cell table:style-name="ce10" table:formula="of:=[.C186]*(1+[.D186]/12)-[.E186]" office:value-type="float" office:value="-12848.5334377649">
            <text:p>-12,84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86]+[.E186]" office:value-type="float" office:value="72400">
            <text:p>72,400</text:p>
          </table:table-cell>
          <table:table-cell table:formula="of:=[.D186]/12*[.C186]" office:value-type="float" office:value="-31.0437242837031">
            <text:p>-31.0</text:p>
          </table:table-cell>
          <table:table-cell table:formula="of:=[.G187]+[.H186]" office:value-type="float" office:value="9551.46656223527">
            <text:p>9,551</text:p>
          </table:table-cell>
          <table:table-cell table:number-columns-repeated="248"/>
        </table:table-row>
        <table:table-row table:style-name="ro1">
          <table:table-cell office:value-type="float" office:value="183">
            <text:p>183</text:p>
          </table:table-cell>
          <table:table-cell table:formula="of:=EDATE([.B187];1)" office:value-type="date" office:date-value="2026-04-21">
            <text:p>Apr 26</text:p>
          </table:table-cell>
          <table:table-cell table:style-name="ce10" table:formula="of:=[.C187]*(1+[.D187]/12)-[.E187]" office:value-type="float" office:value="-13280.6547713594">
            <text:p>-13,28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87]+[.E187]" office:value-type="float" office:value="72800">
            <text:p>72,800</text:p>
          </table:table-cell>
          <table:table-cell table:formula="of:=[.D187]/12*[.C187]" office:value-type="float" office:value="-32.1213335944124">
            <text:p>-32.1</text:p>
          </table:table-cell>
          <table:table-cell table:formula="of:=[.G188]+[.H187]" office:value-type="float" office:value="9519.34522864086">
            <text:p>9,519</text:p>
          </table:table-cell>
          <table:table-cell table:number-columns-repeated="248"/>
        </table:table-row>
        <table:table-row table:style-name="ro1">
          <table:table-cell office:value-type="float" office:value="184">
            <text:p>184</text:p>
          </table:table-cell>
          <table:table-cell table:formula="of:=EDATE([.B188];1)" office:value-type="date" office:date-value="2026-05-21">
            <text:p>May 26</text:p>
          </table:table-cell>
          <table:table-cell table:style-name="ce10" table:formula="of:=[.C188]*(1+[.D188]/12)-[.E188]" office:value-type="float" office:value="-13713.8564082878">
            <text:p>-13,71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88]+[.E188]" office:value-type="float" office:value="73200">
            <text:p>73,200</text:p>
          </table:table-cell>
          <table:table-cell table:formula="of:=[.D188]/12*[.C188]" office:value-type="float" office:value="-33.2016369283984">
            <text:p>-33.2</text:p>
          </table:table-cell>
          <table:table-cell table:formula="of:=[.G189]+[.H188]" office:value-type="float" office:value="9486.14359171246">
            <text:p>9,486</text:p>
          </table:table-cell>
          <table:table-cell table:number-columns-repeated="248"/>
        </table:table-row>
        <table:table-row table:style-name="ro1">
          <table:table-cell office:value-type="float" office:value="185">
            <text:p>185</text:p>
          </table:table-cell>
          <table:table-cell table:formula="of:=EDATE([.B189];1)" office:value-type="date" office:date-value="2026-06-21">
            <text:p>Jun 26</text:p>
          </table:table-cell>
          <table:table-cell table:style-name="ce10" table:formula="of:=[.C189]*(1+[.D189]/12)-[.E189]" office:value-type="float" office:value="-14148.1410493085">
            <text:p>-14,14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89]+[.E189]" office:value-type="float" office:value="73600">
            <text:p>73,600</text:p>
          </table:table-cell>
          <table:table-cell table:formula="of:=[.D189]/12*[.C189]" office:value-type="float" office:value="-34.2846410207194">
            <text:p>-34.3</text:p>
          </table:table-cell>
          <table:table-cell table:formula="of:=[.G190]+[.H189]" office:value-type="float" office:value="9451.85895069174">
            <text:p>9,452</text:p>
          </table:table-cell>
          <table:table-cell table:number-columns-repeated="248"/>
        </table:table-row>
        <table:table-row table:style-name="ro1">
          <table:table-cell office:value-type="float" office:value="186">
            <text:p>186</text:p>
          </table:table-cell>
          <table:table-cell table:formula="of:=EDATE([.B190];1)" office:value-type="date" office:date-value="2026-07-21">
            <text:p>Jul 26</text:p>
          </table:table-cell>
          <table:table-cell table:style-name="ce10" table:formula="of:=[.C190]*(1+[.D190]/12)-[.E190]" office:value-type="float" office:value="-14583.5114019317">
            <text:p>-14,58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90]+[.E190]" office:value-type="float" office:value="74000">
            <text:p>74,000</text:p>
          </table:table-cell>
          <table:table-cell table:formula="of:=[.D190]/12*[.C190]" office:value-type="float" office:value="-35.3703526232712">
            <text:p>-35.4</text:p>
          </table:table-cell>
          <table:table-cell table:formula="of:=[.G191]+[.H190]" office:value-type="float" office:value="9416.48859806847">
            <text:p>9,416</text:p>
          </table:table-cell>
          <table:table-cell table:number-columns-repeated="248"/>
        </table:table-row>
        <table:table-row table:style-name="ro1">
          <table:table-cell office:value-type="float" office:value="187">
            <text:p>187</text:p>
          </table:table-cell>
          <table:table-cell table:formula="of:=EDATE([.B191];1)" office:value-type="date" office:date-value="2026-08-21">
            <text:p>Aug 26</text:p>
          </table:table-cell>
          <table:table-cell table:style-name="ce10" table:formula="of:=[.C191]*(1+[.D191]/12)-[.E191]" office:value-type="float" office:value="-15019.9701804366">
            <text:p>-15,02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91]+[.E191]" office:value-type="float" office:value="74400">
            <text:p>74,400</text:p>
          </table:table-cell>
          <table:table-cell table:formula="of:=[.D191]/12*[.C191]" office:value-type="float" office:value="-36.4587785048294">
            <text:p>-36.5</text:p>
          </table:table-cell>
          <table:table-cell table:formula="of:=[.G192]+[.H191]" office:value-type="float" office:value="9380.02981956364">
            <text:p>9,380</text:p>
          </table:table-cell>
          <table:table-cell table:number-columns-repeated="248"/>
        </table:table-row>
        <table:table-row table:style-name="ro1">
          <table:table-cell office:value-type="float" office:value="188">
            <text:p>188</text:p>
          </table:table-cell>
          <table:table-cell table:formula="of:=EDATE([.B192];1)" office:value-type="date" office:date-value="2026-09-21">
            <text:p>Sep 26</text:p>
          </table:table-cell>
          <table:table-cell table:style-name="ce10" table:formula="of:=[.C192]*(1+[.D192]/12)-[.E192]" office:value-type="float" office:value="-15457.5201058877">
            <text:p>-15,45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92]+[.E192]" office:value-type="float" office:value="74800">
            <text:p>74,800</text:p>
          </table:table-cell>
          <table:table-cell table:formula="of:=[.D192]/12*[.C192]" office:value-type="float" office:value="-37.5499254510914">
            <text:p>-37.5</text:p>
          </table:table-cell>
          <table:table-cell table:formula="of:=[.G193]+[.H192]" office:value-type="float" office:value="9342.47989411255">
            <text:p>9,342</text:p>
          </table:table-cell>
          <table:table-cell table:number-columns-repeated="248"/>
        </table:table-row>
        <table:table-row table:style-name="ro1">
          <table:table-cell office:value-type="float" office:value="189">
            <text:p>189</text:p>
          </table:table-cell>
          <table:table-cell table:formula="of:=EDATE([.B193];1)" office:value-type="date" office:date-value="2026-10-21">
            <text:p>Oct 26</text:p>
          </table:table-cell>
          <table:table-cell table:style-name="ce10" table:formula="of:=[.C193]*(1+[.D193]/12)-[.E193]" office:value-type="float" office:value="-15896.1639061524">
            <text:p>-15,89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93]+[.E193]" office:value-type="float" office:value="75200">
            <text:p>75,200</text:p>
          </table:table-cell>
          <table:table-cell table:formula="of:=[.D193]/12*[.C193]" office:value-type="float" office:value="-38.6438002647192">
            <text:p>-38.6</text:p>
          </table:table-cell>
          <table:table-cell table:formula="of:=[.G194]+[.H193]" office:value-type="float" office:value="9303.83609384783">
            <text:p>9,304</text:p>
          </table:table-cell>
          <table:table-cell table:number-columns-repeated="248"/>
        </table:table-row>
        <table:table-row table:style-name="ro1">
          <table:table-cell office:value-type="float" office:value="190">
            <text:p>190</text:p>
          </table:table-cell>
          <table:table-cell table:formula="of:=EDATE([.B194];1)" office:value-type="date" office:date-value="2026-11-21">
            <text:p>Nov 26</text:p>
          </table:table-cell>
          <table:table-cell table:style-name="ce10" table:formula="of:=[.C194]*(1+[.D194]/12)-[.E194]" office:value-type="float" office:value="-16335.9043159178">
            <text:p>-16,33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94]+[.E194]" office:value-type="float" office:value="75600">
            <text:p>75,600</text:p>
          </table:table-cell>
          <table:table-cell table:formula="of:=[.D194]/12*[.C194]" office:value-type="float" office:value="-39.740409765381">
            <text:p>-39.7</text:p>
          </table:table-cell>
          <table:table-cell table:formula="of:=[.G195]+[.H194]" office:value-type="float" office:value="9264.09568408245">
            <text:p>9,264</text:p>
          </table:table-cell>
          <table:table-cell table:number-columns-repeated="248"/>
        </table:table-row>
        <table:table-row table:style-name="ro1">
          <table:table-cell office:value-type="float" office:value="191">
            <text:p>191</text:p>
          </table:table-cell>
          <table:table-cell table:formula="of:=EDATE([.B195];1)" office:value-type="date" office:date-value="2026-12-21">
            <text:p>Dec 26</text:p>
          </table:table-cell>
          <table:table-cell table:style-name="ce10" table:formula="of:=[.C195]*(1+[.D195]/12)-[.E195]" office:value-type="float" office:value="-16776.7440767076">
            <text:p>-16,77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95]+[.E195]" office:value-type="float" office:value="76000">
            <text:p>76,000</text:p>
          </table:table-cell>
          <table:table-cell table:formula="of:=[.D195]/12*[.C195]" office:value-type="float" office:value="-40.8397607897944">
            <text:p>-40.8</text:p>
          </table:table-cell>
          <table:table-cell table:formula="of:=[.G196]+[.H195]" office:value-type="float" office:value="9223.25592329266">
            <text:p>9,223</text:p>
          </table:table-cell>
          <table:table-cell table:number-columns-repeated="248"/>
        </table:table-row>
        <table:table-row table:style-name="ro1">
          <table:table-cell office:value-type="float" office:value="192">
            <text:p>192</text:p>
          </table:table-cell>
          <table:table-cell table:formula="of:=EDATE([.B196];1)" office:value-type="date" office:date-value="2027-01-21">
            <text:p>Jan 27</text:p>
          </table:table-cell>
          <table:table-cell table:style-name="ce10" table:formula="of:=[.C196]*(1+[.D196]/12)-[.E196]" office:value-type="float" office:value="-17218.6859368993">
            <text:p>-17,21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96]+[.E196]" office:value-type="float" office:value="76400">
            <text:p>76,400</text:p>
          </table:table-cell>
          <table:table-cell table:formula="of:=[.D196]/12*[.C196]" office:value-type="float" office:value="-41.9418601917689">
            <text:p>-41.9</text:p>
          </table:table-cell>
          <table:table-cell table:formula="of:=[.G197]+[.H196]" office:value-type="float" office:value="9181.31406310089">
            <text:p>9,181</text:p>
          </table:table-cell>
          <table:table-cell table:number-columns-repeated="248"/>
        </table:table-row>
        <table:table-row table:style-name="ro1">
          <table:table-cell office:value-type="float" office:value="193">
            <text:p>193</text:p>
          </table:table-cell>
          <table:table-cell table:formula="of:=EDATE([.B197];1)" office:value-type="date" office:date-value="2027-02-21">
            <text:p>Feb 27</text:p>
          </table:table-cell>
          <table:table-cell table:style-name="ce10" table:formula="of:=[.C197]*(1+[.D197]/12)-[.E197]" office:value-type="float" office:value="-17661.7326517416">
            <text:p>-17,66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97]+[.E197]" office:value-type="float" office:value="76800">
            <text:p>76,800</text:p>
          </table:table-cell>
          <table:table-cell table:formula="of:=[.D197]/12*[.C197]" office:value-type="float" office:value="-43.0467148422483">
            <text:p>-43.0</text:p>
          </table:table-cell>
          <table:table-cell table:formula="of:=[.G198]+[.H197]" office:value-type="float" office:value="9138.26734825864">
            <text:p>9,138</text:p>
          </table:table-cell>
          <table:table-cell table:number-columns-repeated="248"/>
        </table:table-row>
        <table:table-row table:style-name="ro1">
          <table:table-cell office:value-type="float" office:value="194">
            <text:p>194</text:p>
          </table:table-cell>
          <table:table-cell table:formula="of:=EDATE([.B198];1)" office:value-type="date" office:date-value="2027-03-21">
            <text:p>Mar 27</text:p>
          </table:table-cell>
          <table:table-cell table:style-name="ce10" table:formula="of:=[.C198]*(1+[.D198]/12)-[.E198]" office:value-type="float" office:value="-18105.8869833709">
            <text:p>-18,10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98]+[.E198]" office:value-type="float" office:value="77200">
            <text:p>77,200</text:p>
          </table:table-cell>
          <table:table-cell table:formula="of:=[.D198]/12*[.C198]" office:value-type="float" office:value="-44.1543316293539">
            <text:p>-44.2</text:p>
          </table:table-cell>
          <table:table-cell table:formula="of:=[.G199]+[.H198]" office:value-type="float" office:value="9094.11301662928">
            <text:p>9,094</text:p>
          </table:table-cell>
          <table:table-cell table:number-columns-repeated="248"/>
        </table:table-row>
        <table:table-row table:style-name="ro1">
          <table:table-cell office:value-type="float" office:value="195">
            <text:p>195</text:p>
          </table:table-cell>
          <table:table-cell table:formula="of:=EDATE([.B199];1)" office:value-type="date" office:date-value="2027-04-21">
            <text:p>Apr 27</text:p>
          </table:table-cell>
          <table:table-cell table:style-name="ce10" table:formula="of:=[.C199]*(1+[.D199]/12)-[.E199]" office:value-type="float" office:value="-18551.1517008294">
            <text:p>-18,55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199]+[.E199]" office:value-type="float" office:value="77600">
            <text:p>77,600</text:p>
          </table:table-cell>
          <table:table-cell table:formula="of:=[.D199]/12*[.C199]" office:value-type="float" office:value="-45.2647174584273">
            <text:p>-45.3</text:p>
          </table:table-cell>
          <table:table-cell table:formula="of:=[.G200]+[.H199]" office:value-type="float" office:value="9048.84829917086">
            <text:p>9,049</text:p>
          </table:table-cell>
          <table:table-cell table:number-columns-repeated="248"/>
        </table:table-row>
        <table:table-row table:style-name="ro1">
          <table:table-cell office:value-type="float" office:value="196">
            <text:p>196</text:p>
          </table:table-cell>
          <table:table-cell table:formula="of:=EDATE([.B200];1)" office:value-type="date" office:date-value="2027-05-21">
            <text:p>May 27</text:p>
          </table:table-cell>
          <table:table-cell table:style-name="ce10" table:formula="of:=[.C200]*(1+[.D200]/12)-[.E200]" office:value-type="float" office:value="-18997.5295800814">
            <text:p>-18,99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00]+[.E200]" office:value-type="float" office:value="78000">
            <text:p>78,000</text:p>
          </table:table-cell>
          <table:table-cell table:formula="of:=[.D200]/12*[.C200]" office:value-type="float" office:value="-46.3778792520734">
            <text:p>-46.4</text:p>
          </table:table-cell>
          <table:table-cell table:formula="of:=[.G201]+[.H200]" office:value-type="float" office:value="9002.47041991878">
            <text:p>9,002</text:p>
          </table:table-cell>
          <table:table-cell table:number-columns-repeated="248"/>
        </table:table-row>
        <table:table-row table:style-name="ro1">
          <table:table-cell office:value-type="float" office:value="197">
            <text:p>197</text:p>
          </table:table-cell>
          <table:table-cell table:formula="of:=EDATE([.B201];1)" office:value-type="date" office:date-value="2027-06-21">
            <text:p>Jun 27</text:p>
          </table:table-cell>
          <table:table-cell table:style-name="ce10" table:formula="of:=[.C201]*(1+[.D201]/12)-[.E201]" office:value-type="float" office:value="-19445.0234040316">
            <text:p>-19,44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01]+[.E201]" office:value-type="float" office:value="78400">
            <text:p>78,400</text:p>
          </table:table-cell>
          <table:table-cell table:formula="of:=[.D201]/12*[.C201]" office:value-type="float" office:value="-47.4938239502036">
            <text:p>-47.5</text:p>
          </table:table-cell>
          <table:table-cell table:formula="of:=[.G202]+[.H201]" office:value-type="float" office:value="8954.97659596858">
            <text:p>8,955</text:p>
          </table:table-cell>
          <table:table-cell table:number-columns-repeated="248"/>
        </table:table-row>
        <table:table-row table:style-name="ro1">
          <table:table-cell office:value-type="float" office:value="198">
            <text:p>198</text:p>
          </table:table-cell>
          <table:table-cell table:formula="of:=EDATE([.B202];1)" office:value-type="date" office:date-value="2027-07-21">
            <text:p>Jul 27</text:p>
          </table:table-cell>
          <table:table-cell table:style-name="ce10" table:formula="of:=[.C202]*(1+[.D202]/12)-[.E202]" office:value-type="float" office:value="-19893.6359625417">
            <text:p>-19,89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02]+[.E202]" office:value-type="float" office:value="78800">
            <text:p>78,800</text:p>
          </table:table-cell>
          <table:table-cell table:formula="of:=[.D202]/12*[.C202]" office:value-type="float" office:value="-48.6125585100791">
            <text:p>-48.6</text:p>
          </table:table-cell>
          <table:table-cell table:formula="of:=[.G203]+[.H202]" office:value-type="float" office:value="8906.3640374585">
            <text:p>8,906</text:p>
          </table:table-cell>
          <table:table-cell table:number-columns-repeated="248"/>
        </table:table-row>
        <table:table-row table:style-name="ro1">
          <table:table-cell office:value-type="float" office:value="199">
            <text:p>199</text:p>
          </table:table-cell>
          <table:table-cell table:formula="of:=EDATE([.B203];1)" office:value-type="date" office:date-value="2027-08-21">
            <text:p>Aug 27</text:p>
          </table:table-cell>
          <table:table-cell table:style-name="ce10" table:formula="of:=[.C203]*(1+[.D203]/12)-[.E203]" office:value-type="float" office:value="-20343.3700524481">
            <text:p>-20,34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03]+[.E203]" office:value-type="float" office:value="79200">
            <text:p>79,200</text:p>
          </table:table-cell>
          <table:table-cell table:formula="of:=[.D203]/12*[.C203]" office:value-type="float" office:value="-49.7340899063543">
            <text:p>-49.7</text:p>
          </table:table-cell>
          <table:table-cell table:formula="of:=[.G204]+[.H203]" office:value-type="float" office:value="8856.62994755214">
            <text:p>8,857</text:p>
          </table:table-cell>
          <table:table-cell table:number-columns-repeated="248"/>
        </table:table-row>
        <table:table-row table:style-name="ro1">
          <table:table-cell office:value-type="float" office:value="200">
            <text:p>200</text:p>
          </table:table-cell>
          <table:table-cell table:formula="of:=EDATE([.B204];1)" office:value-type="date" office:date-value="2027-09-21">
            <text:p>Sep 27</text:p>
          </table:table-cell>
          <table:table-cell table:style-name="ce10" table:formula="of:=[.C204]*(1+[.D204]/12)-[.E204]" office:value-type="float" office:value="-20794.2284775792">
            <text:p>-20,79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04]+[.E204]" office:value-type="float" office:value="79600">
            <text:p>79,600</text:p>
          </table:table-cell>
          <table:table-cell table:formula="of:=[.D204]/12*[.C204]" office:value-type="float" office:value="-50.8584251311201">
            <text:p>-50.9</text:p>
          </table:table-cell>
          <table:table-cell table:formula="of:=[.G205]+[.H204]" office:value-type="float" office:value="8805.77152242102">
            <text:p>8,806</text:p>
          </table:table-cell>
          <table:table-cell table:number-columns-repeated="248"/>
        </table:table-row>
        <table:table-row table:style-name="ro1">
          <table:table-cell office:value-type="float" office:value="201">
            <text:p>201</text:p>
          </table:table-cell>
          <table:table-cell table:formula="of:=EDATE([.B205];1)" office:value-type="date" office:date-value="2027-10-21">
            <text:p>Oct 27</text:p>
          </table:table-cell>
          <table:table-cell table:style-name="ce10" table:formula="of:=[.C205]*(1+[.D205]/12)-[.E205]" office:value-type="float" office:value="-21246.2140487731">
            <text:p>-21,24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05]+[.E205]" office:value-type="float" office:value="80000">
            <text:p>80,000</text:p>
          </table:table-cell>
          <table:table-cell table:formula="of:=[.D205]/12*[.C205]" office:value-type="float" office:value="-51.9855711939479">
            <text:p>-52.0</text:p>
          </table:table-cell>
          <table:table-cell table:formula="of:=[.G206]+[.H205]" office:value-type="float" office:value="8753.78595122707">
            <text:p>8,754</text:p>
          </table:table-cell>
          <table:table-cell table:number-columns-repeated="248"/>
        </table:table-row>
        <table:table-row table:style-name="ro1">
          <table:table-cell office:value-type="float" office:value="202">
            <text:p>202</text:p>
          </table:table-cell>
          <table:table-cell table:formula="of:=EDATE([.B206];1)" office:value-type="date" office:date-value="2027-11-21">
            <text:p>Nov 27</text:p>
          </table:table-cell>
          <table:table-cell table:style-name="ce10" table:formula="of:=[.C206]*(1+[.D206]/12)-[.E206]" office:value-type="float" office:value="-21699.329583895">
            <text:p>-21,69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06]+[.E206]" office:value-type="float" office:value="80400">
            <text:p>80,400</text:p>
          </table:table-cell>
          <table:table-cell table:formula="of:=[.D206]/12*[.C206]" office:value-type="float" office:value="-53.1155351219328">
            <text:p>-53.1</text:p>
          </table:table-cell>
          <table:table-cell table:formula="of:=[.G207]+[.H206]" office:value-type="float" office:value="8700.67041610514">
            <text:p>8,701</text:p>
          </table:table-cell>
          <table:table-cell table:number-columns-repeated="248"/>
        </table:table-row>
        <table:table-row table:style-name="ro1">
          <table:table-cell office:value-type="float" office:value="203">
            <text:p>203</text:p>
          </table:table-cell>
          <table:table-cell table:formula="of:=EDATE([.B207];1)" office:value-type="date" office:date-value="2027-12-21">
            <text:p>Dec 27</text:p>
          </table:table-cell>
          <table:table-cell table:style-name="ce10" table:formula="of:=[.C207]*(1+[.D207]/12)-[.E207]" office:value-type="float" office:value="-22153.5779078548">
            <text:p>-22,15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07]+[.E207]" office:value-type="float" office:value="80800">
            <text:p>80,800</text:p>
          </table:table-cell>
          <table:table-cell table:formula="of:=[.D207]/12*[.C207]" office:value-type="float" office:value="-54.2483239597376">
            <text:p>-54.2</text:p>
          </table:table-cell>
          <table:table-cell table:formula="of:=[.G208]+[.H207]" office:value-type="float" office:value="8646.42209214541">
            <text:p>8,646</text:p>
          </table:table-cell>
          <table:table-cell table:number-columns-repeated="248"/>
        </table:table-row>
        <table:table-row table:style-name="ro1">
          <table:table-cell office:value-type="float" office:value="204">
            <text:p>204</text:p>
          </table:table-cell>
          <table:table-cell table:formula="of:=EDATE([.B208];1)" office:value-type="date" office:date-value="2028-01-21">
            <text:p>Jan 28</text:p>
          </table:table-cell>
          <table:table-cell table:style-name="ce10" table:formula="of:=[.C208]*(1+[.D208]/12)-[.E208]" office:value-type="float" office:value="-22608.9618526244">
            <text:p>-22,60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08]+[.E208]" office:value-type="float" office:value="81200">
            <text:p>81,200</text:p>
          </table:table-cell>
          <table:table-cell table:formula="of:=[.D208]/12*[.C208]" office:value-type="float" office:value="-55.383944769637">
            <text:p>-55.4</text:p>
          </table:table-cell>
          <table:table-cell table:formula="of:=[.G209]+[.H208]" office:value-type="float" office:value="8591.03814737577">
            <text:p>8,591</text:p>
          </table:table-cell>
          <table:table-cell table:number-columns-repeated="248"/>
        </table:table-row>
        <table:table-row table:style-name="ro1">
          <table:table-cell office:value-type="float" office:value="205">
            <text:p>205</text:p>
          </table:table-cell>
          <table:table-cell table:formula="of:=EDATE([.B209];1)" office:value-type="date" office:date-value="2028-02-21">
            <text:p>Feb 28</text:p>
          </table:table-cell>
          <table:table-cell table:style-name="ce10" table:formula="of:=[.C209]*(1+[.D209]/12)-[.E209]" office:value-type="float" office:value="-23065.484257256">
            <text:p>-23,06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09]+[.E209]" office:value-type="float" office:value="81600">
            <text:p>81,600</text:p>
          </table:table-cell>
          <table:table-cell table:formula="of:=[.D209]/12*[.C209]" office:value-type="float" office:value="-56.5224046315611">
            <text:p>-56.5</text:p>
          </table:table-cell>
          <table:table-cell table:formula="of:=[.G210]+[.H209]" office:value-type="float" office:value="8534.51574274421">
            <text:p>8,535</text:p>
          </table:table-cell>
          <table:table-cell table:number-columns-repeated="248"/>
        </table:table-row>
        <table:table-row table:style-name="ro1">
          <table:table-cell office:value-type="float" office:value="206">
            <text:p>206</text:p>
          </table:table-cell>
          <table:table-cell table:formula="of:=EDATE([.B210];1)" office:value-type="date" office:date-value="2028-03-21">
            <text:p>Mar 28</text:p>
          </table:table-cell>
          <table:table-cell table:style-name="ce10" table:formula="of:=[.C210]*(1+[.D210]/12)-[.E210]" office:value-type="float" office:value="-23523.1479678991">
            <text:p>-23,52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10]+[.E210]" office:value-type="float" office:value="82000">
            <text:p>82,000</text:p>
          </table:table-cell>
          <table:table-cell table:formula="of:=[.D210]/12*[.C210]" office:value-type="float" office:value="-57.66371064314">
            <text:p>-57.7</text:p>
          </table:table-cell>
          <table:table-cell table:formula="of:=[.G211]+[.H210]" office:value-type="float" office:value="8476.85203210107">
            <text:p>8,477</text:p>
          </table:table-cell>
          <table:table-cell table:number-columns-repeated="248"/>
        </table:table-row>
        <table:table-row table:style-name="ro1">
          <table:table-cell office:value-type="float" office:value="207">
            <text:p>207</text:p>
          </table:table-cell>
          <table:table-cell table:formula="of:=EDATE([.B211];1)" office:value-type="date" office:date-value="2028-04-21">
            <text:p>Apr 28</text:p>
          </table:table-cell>
          <table:table-cell table:style-name="ce10" table:formula="of:=[.C211]*(1+[.D211]/12)-[.E211]" office:value-type="float" office:value="-23981.9558378189">
            <text:p>-23,98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11]+[.E211]" office:value-type="float" office:value="82400">
            <text:p>82,400</text:p>
          </table:table-cell>
          <table:table-cell table:formula="of:=[.D211]/12*[.C211]" office:value-type="float" office:value="-58.8078699197478">
            <text:p>-58.8</text:p>
          </table:table-cell>
          <table:table-cell table:formula="of:=[.G212]+[.H211]" office:value-type="float" office:value="8418.04416218132">
            <text:p>8,418</text:p>
          </table:table-cell>
          <table:table-cell table:number-columns-repeated="248"/>
        </table:table-row>
        <table:table-row table:style-name="ro1">
          <table:table-cell office:value-type="float" office:value="208">
            <text:p>208</text:p>
          </table:table-cell>
          <table:table-cell table:formula="of:=EDATE([.B212];1)" office:value-type="date" office:date-value="2028-05-21">
            <text:p>May 28</text:p>
          </table:table-cell>
          <table:table-cell table:style-name="ce10" table:formula="of:=[.C212]*(1+[.D212]/12)-[.E212]" office:value-type="float" office:value="-24441.9107274134">
            <text:p>-24,44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12]+[.E212]" office:value-type="float" office:value="82800">
            <text:p>82,800</text:p>
          </table:table-cell>
          <table:table-cell table:formula="of:=[.D212]/12*[.C212]" office:value-type="float" office:value="-59.9548895945472">
            <text:p>-60.0</text:p>
          </table:table-cell>
          <table:table-cell table:formula="of:=[.G213]+[.H212]" office:value-type="float" office:value="8358.08927258677">
            <text:p>8,358</text:p>
          </table:table-cell>
          <table:table-cell table:number-columns-repeated="248"/>
        </table:table-row>
        <table:table-row table:style-name="ro1">
          <table:table-cell office:value-type="float" office:value="209">
            <text:p>209</text:p>
          </table:table-cell>
          <table:table-cell table:formula="of:=EDATE([.B213];1)" office:value-type="date" office:date-value="2028-06-21">
            <text:p>Jun 28</text:p>
          </table:table-cell>
          <table:table-cell table:style-name="ce10" table:formula="of:=[.C213]*(1+[.D213]/12)-[.E213]" office:value-type="float" office:value="-24903.0155042319">
            <text:p>-24,90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13]+[.E213]" office:value-type="float" office:value="83200">
            <text:p>83,200</text:p>
          </table:table-cell>
          <table:table-cell table:formula="of:=[.D213]/12*[.C213]" office:value-type="float" office:value="-61.1047768185335">
            <text:p>-61.1</text:p>
          </table:table-cell>
          <table:table-cell table:formula="of:=[.G214]+[.H213]" office:value-type="float" office:value="8296.98449576824">
            <text:p>8,297</text:p>
          </table:table-cell>
          <table:table-cell table:number-columns-repeated="248"/>
        </table:table-row>
        <table:table-row table:style-name="ro1">
          <table:table-cell office:value-type="float" office:value="210">
            <text:p>210</text:p>
          </table:table-cell>
          <table:table-cell table:formula="of:=EDATE([.B214];1)" office:value-type="date" office:date-value="2028-07-21">
            <text:p>Jul 28</text:p>
          </table:table-cell>
          <table:table-cell table:style-name="ce10" table:formula="of:=[.C214]*(1+[.D214]/12)-[.E214]" office:value-type="float" office:value="-25365.2730429925">
            <text:p>-25,36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14]+[.E214]" office:value-type="float" office:value="83600">
            <text:p>83,600</text:p>
          </table:table-cell>
          <table:table-cell table:formula="of:=[.D214]/12*[.C214]" office:value-type="float" office:value="-62.2575387605798">
            <text:p>-62.3</text:p>
          </table:table-cell>
          <table:table-cell table:formula="of:=[.G215]+[.H214]" office:value-type="float" office:value="8234.72695700766">
            <text:p>8,235</text:p>
          </table:table-cell>
          <table:table-cell table:number-columns-repeated="248"/>
        </table:table-row>
        <table:table-row table:style-name="ro1">
          <table:table-cell office:value-type="float" office:value="211">
            <text:p>211</text:p>
          </table:table-cell>
          <table:table-cell table:formula="of:=EDATE([.B215];1)" office:value-type="date" office:date-value="2028-08-21">
            <text:p>Aug 28</text:p>
          </table:table-cell>
          <table:table-cell table:style-name="ce10" table:formula="of:=[.C215]*(1+[.D215]/12)-[.E215]" office:value-type="float" office:value="-25828.6862256">
            <text:p>-25,82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15]+[.E215]" office:value-type="float" office:value="84000">
            <text:p>84,000</text:p>
          </table:table-cell>
          <table:table-cell table:formula="of:=[.D215]/12*[.C215]" office:value-type="float" office:value="-63.4131826074813">
            <text:p>-63.4</text:p>
          </table:table-cell>
          <table:table-cell table:formula="of:=[.G216]+[.H215]" office:value-type="float" office:value="8171.31377440018">
            <text:p>8,171</text:p>
          </table:table-cell>
          <table:table-cell table:number-columns-repeated="248"/>
        </table:table-row>
        <table:table-row table:style-name="ro1">
          <table:table-cell office:value-type="float" office:value="212">
            <text:p>212</text:p>
          </table:table-cell>
          <table:table-cell table:formula="of:=EDATE([.B216];1)" office:value-type="date" office:date-value="2028-09-21">
            <text:p>Sep 28</text:p>
          </table:table-cell>
          <table:table-cell table:style-name="ce10" table:formula="of:=[.C216]*(1+[.D216]/12)-[.E216]" office:value-type="float" office:value="-26293.257941164">
            <text:p>-26,29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16]+[.E216]" office:value-type="float" office:value="84400">
            <text:p>84,400</text:p>
          </table:table-cell>
          <table:table-cell table:formula="of:=[.D216]/12*[.C216]" office:value-type="float" office:value="-64.571715564">
            <text:p>-64.6</text:p>
          </table:table-cell>
          <table:table-cell table:formula="of:=[.G217]+[.H216]" office:value-type="float" office:value="8106.74205883618">
            <text:p>8,107</text:p>
          </table:table-cell>
          <table:table-cell table:number-columns-repeated="248"/>
        </table:table-row>
        <table:table-row table:style-name="ro1">
          <table:table-cell office:value-type="float" office:value="213">
            <text:p>213</text:p>
          </table:table-cell>
          <table:table-cell table:formula="of:=EDATE([.B217];1)" office:value-type="date" office:date-value="2028-10-21">
            <text:p>Oct 28</text:p>
          </table:table-cell>
          <table:table-cell table:style-name="ce10" table:formula="of:=[.C217]*(1+[.D217]/12)-[.E217]" office:value-type="float" office:value="-26758.9910860169">
            <text:p>-26,75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17]+[.E217]" office:value-type="float" office:value="84800">
            <text:p>84,800</text:p>
          </table:table-cell>
          <table:table-cell table:formula="of:=[.D217]/12*[.C217]" office:value-type="float" office:value="-65.73314485291">
            <text:p>-65.7</text:p>
          </table:table-cell>
          <table:table-cell table:formula="of:=[.G218]+[.H217]" office:value-type="float" office:value="8041.00891398327">
            <text:p>8,041</text:p>
          </table:table-cell>
          <table:table-cell table:number-columns-repeated="248"/>
        </table:table-row>
        <table:table-row table:style-name="ro1">
          <table:table-cell office:value-type="float" office:value="214">
            <text:p>214</text:p>
          </table:table-cell>
          <table:table-cell table:formula="of:=EDATE([.B218];1)" office:value-type="date" office:date-value="2028-11-21">
            <text:p>Nov 28</text:p>
          </table:table-cell>
          <table:table-cell table:style-name="ce10" table:formula="of:=[.C218]*(1+[.D218]/12)-[.E218]" office:value-type="float" office:value="-27225.8885637319">
            <text:p>-27,22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18]+[.E218]" office:value-type="float" office:value="85200">
            <text:p>85,200</text:p>
          </table:table-cell>
          <table:table-cell table:formula="of:=[.D218]/12*[.C218]" office:value-type="float" office:value="-66.8974777150423">
            <text:p>-66.9</text:p>
          </table:table-cell>
          <table:table-cell table:formula="of:=[.G219]+[.H218]" office:value-type="float" office:value="7974.11143626823">
            <text:p>7,974</text:p>
          </table:table-cell>
          <table:table-cell table:number-columns-repeated="248"/>
        </table:table-row>
        <table:table-row table:style-name="ro1">
          <table:table-cell office:value-type="float" office:value="215">
            <text:p>215</text:p>
          </table:table-cell>
          <table:table-cell table:formula="of:=EDATE([.B219];1)" office:value-type="date" office:date-value="2028-12-21">
            <text:p>Dec 28</text:p>
          </table:table-cell>
          <table:table-cell table:style-name="ce10" table:formula="of:=[.C219]*(1+[.D219]/12)-[.E219]" office:value-type="float" office:value="-27693.9532851413">
            <text:p>-27,69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19]+[.E219]" office:value-type="float" office:value="85600">
            <text:p>85,600</text:p>
          </table:table-cell>
          <table:table-cell table:formula="of:=[.D219]/12*[.C219]" office:value-type="float" office:value="-68.0647214093299">
            <text:p>-68.1</text:p>
          </table:table-cell>
          <table:table-cell table:formula="of:=[.G220]+[.H219]" office:value-type="float" office:value="7906.04671485889">
            <text:p>7,906</text:p>
          </table:table-cell>
          <table:table-cell table:number-columns-repeated="248"/>
        </table:table-row>
        <table:table-row table:style-name="ro1">
          <table:table-cell office:value-type="float" office:value="216">
            <text:p>216</text:p>
          </table:table-cell>
          <table:table-cell table:formula="of:=EDATE([.B220];1)" office:value-type="date" office:date-value="2029-01-21">
            <text:p>Jan 29</text:p>
          </table:table-cell>
          <table:table-cell table:style-name="ce10" table:formula="of:=[.C220]*(1+[.D220]/12)-[.E220]" office:value-type="float" office:value="-28163.1881683541">
            <text:p>-28,16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20]+[.E220]" office:value-type="float" office:value="86000">
            <text:p>86,000</text:p>
          </table:table-cell>
          <table:table-cell table:formula="of:=[.D220]/12*[.C220]" office:value-type="float" office:value="-69.2348832128532">
            <text:p>-69.2</text:p>
          </table:table-cell>
          <table:table-cell table:formula="of:=[.G221]+[.H220]" office:value-type="float" office:value="7836.81183164604">
            <text:p>7,837</text:p>
          </table:table-cell>
          <table:table-cell table:number-columns-repeated="248"/>
        </table:table-row>
        <table:table-row table:style-name="ro1">
          <table:table-cell office:value-type="float" office:value="217">
            <text:p>217</text:p>
          </table:table-cell>
          <table:table-cell table:formula="of:=EDATE([.B221];1)" office:value-type="date" office:date-value="2029-02-21">
            <text:p>Feb 29</text:p>
          </table:table-cell>
          <table:table-cell table:style-name="ce10" table:formula="of:=[.C221]*(1+[.D221]/12)-[.E221]" office:value-type="float" office:value="-28633.596138775">
            <text:p>-28,63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21]+[.E221]" office:value-type="float" office:value="86400">
            <text:p>86,400</text:p>
          </table:table-cell>
          <table:table-cell table:formula="of:=[.D221]/12*[.C221]" office:value-type="float" office:value="-70.4079704208853">
            <text:p>-70.4</text:p>
          </table:table-cell>
          <table:table-cell table:formula="of:=[.G222]+[.H221]" office:value-type="float" office:value="7766.40386122516">
            <text:p>7,766</text:p>
          </table:table-cell>
          <table:table-cell table:number-columns-repeated="248"/>
        </table:table-row>
        <table:table-row table:style-name="ro1">
          <table:table-cell office:value-type="float" office:value="218">
            <text:p>218</text:p>
          </table:table-cell>
          <table:table-cell table:formula="of:=EDATE([.B222];1)" office:value-type="date" office:date-value="2029-03-21">
            <text:p>Mar 29</text:p>
          </table:table-cell>
          <table:table-cell table:style-name="ce10" table:formula="of:=[.C222]*(1+[.D222]/12)-[.E222]" office:value-type="float" office:value="-29105.1801291219">
            <text:p>-29,10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22]+[.E222]" office:value-type="float" office:value="86800">
            <text:p>86,800</text:p>
          </table:table-cell>
          <table:table-cell table:formula="of:=[.D222]/12*[.C222]" office:value-type="float" office:value="-71.5839903469375">
            <text:p>-71.6</text:p>
          </table:table-cell>
          <table:table-cell table:formula="of:=[.G223]+[.H222]" office:value-type="float" office:value="7694.81987087822">
            <text:p>7,695</text:p>
          </table:table-cell>
          <table:table-cell table:number-columns-repeated="248"/>
        </table:table-row>
        <table:table-row table:style-name="ro1">
          <table:table-cell office:value-type="float" office:value="219">
            <text:p>219</text:p>
          </table:table-cell>
          <table:table-cell table:formula="of:=EDATE([.B223];1)" office:value-type="date" office:date-value="2029-04-21">
            <text:p>Apr 29</text:p>
          </table:table-cell>
          <table:table-cell table:style-name="ce10" table:formula="of:=[.C223]*(1+[.D223]/12)-[.E223]" office:value-type="float" office:value="-29577.9430794447">
            <text:p>-29,57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23]+[.E223]" office:value-type="float" office:value="87200">
            <text:p>87,200</text:p>
          </table:table-cell>
          <table:table-cell table:formula="of:=[.D223]/12*[.C223]" office:value-type="float" office:value="-72.7629503228049">
            <text:p>-72.8</text:p>
          </table:table-cell>
          <table:table-cell table:formula="of:=[.G224]+[.H223]" office:value-type="float" office:value="7622.05692055542">
            <text:p>7,622</text:p>
          </table:table-cell>
          <table:table-cell table:number-columns-repeated="248"/>
        </table:table-row>
        <table:table-row table:style-name="ro1">
          <table:table-cell office:value-type="float" office:value="220">
            <text:p>220</text:p>
          </table:table-cell>
          <table:table-cell table:formula="of:=EDATE([.B224];1)" office:value-type="date" office:date-value="2029-05-21">
            <text:p>May 29</text:p>
          </table:table-cell>
          <table:table-cell table:style-name="ce10" table:formula="of:=[.C224]*(1+[.D224]/12)-[.E224]" office:value-type="float" office:value="-30051.8879371434">
            <text:p>-30,05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24]+[.E224]" office:value-type="float" office:value="87600">
            <text:p>87,600</text:p>
          </table:table-cell>
          <table:table-cell table:formula="of:=[.D224]/12*[.C224]" office:value-type="float" office:value="-73.9448576986119">
            <text:p>-73.9</text:p>
          </table:table-cell>
          <table:table-cell table:formula="of:=[.G225]+[.H224]" office:value-type="float" office:value="7548.1120628568">
            <text:p>7,548</text:p>
          </table:table-cell>
          <table:table-cell table:number-columns-repeated="248"/>
        </table:table-row>
        <table:table-row table:style-name="ro1">
          <table:table-cell office:value-type="float" office:value="221">
            <text:p>221</text:p>
          </table:table-cell>
          <table:table-cell table:formula="of:=EDATE([.B225];1)" office:value-type="date" office:date-value="2029-06-21">
            <text:p>Jun 29</text:p>
          </table:table-cell>
          <table:table-cell table:style-name="ce10" table:formula="of:=[.C225]*(1+[.D225]/12)-[.E225]" office:value-type="float" office:value="-30527.0176569862">
            <text:p>-30,52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25]+[.E225]" office:value-type="float" office:value="88000">
            <text:p>88,000</text:p>
          </table:table-cell>
          <table:table-cell table:formula="of:=[.D225]/12*[.C225]" office:value-type="float" office:value="-75.1297198428584">
            <text:p>-75.1</text:p>
          </table:table-cell>
          <table:table-cell table:formula="of:=[.G226]+[.H225]" office:value-type="float" office:value="7472.98234301395">
            <text:p>7,473</text:p>
          </table:table-cell>
          <table:table-cell table:number-columns-repeated="248"/>
        </table:table-row>
        <table:table-row table:style-name="ro1">
          <table:table-cell office:value-type="float" office:value="222">
            <text:p>222</text:p>
          </table:table-cell>
          <table:table-cell table:formula="of:=EDATE([.B226];1)" office:value-type="date" office:date-value="2029-07-21">
            <text:p>Jul 29</text:p>
          </table:table-cell>
          <table:table-cell table:style-name="ce10" table:formula="of:=[.C226]*(1+[.D226]/12)-[.E226]" office:value-type="float" office:value="-31003.3352011287">
            <text:p>-31,00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26]+[.E226]" office:value-type="float" office:value="88400">
            <text:p>88,400</text:p>
          </table:table-cell>
          <table:table-cell table:formula="of:=[.D226]/12*[.C226]" office:value-type="float" office:value="-76.3175441424655">
            <text:p>-76.3</text:p>
          </table:table-cell>
          <table:table-cell table:formula="of:=[.G227]+[.H226]" office:value-type="float" office:value="7396.66479887148">
            <text:p>7,397</text:p>
          </table:table-cell>
          <table:table-cell table:number-columns-repeated="248"/>
        </table:table-row>
        <table:table-row table:style-name="ro1">
          <table:table-cell office:value-type="float" office:value="223">
            <text:p>223</text:p>
          </table:table-cell>
          <table:table-cell table:formula="of:=EDATE([.B227];1)" office:value-type="date" office:date-value="2029-08-21">
            <text:p>Aug 29</text:p>
          </table:table-cell>
          <table:table-cell table:style-name="ce10" table:formula="of:=[.C227]*(1+[.D227]/12)-[.E227]" office:value-type="float" office:value="-31480.8435391315">
            <text:p>-31,48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27]+[.E227]" office:value-type="float" office:value="88800">
            <text:p>88,800</text:p>
          </table:table-cell>
          <table:table-cell table:formula="of:=[.D227]/12*[.C227]" office:value-type="float" office:value="-77.5083380028217">
            <text:p>-77.5</text:p>
          </table:table-cell>
          <table:table-cell table:formula="of:=[.G228]+[.H227]" office:value-type="float" office:value="7319.15646086866">
            <text:p>7,319</text:p>
          </table:table-cell>
          <table:table-cell table:number-columns-repeated="248"/>
        </table:table-row>
        <table:table-row table:style-name="ro1">
          <table:table-cell office:value-type="float" office:value="224">
            <text:p>224</text:p>
          </table:table-cell>
          <table:table-cell table:formula="of:=EDATE([.B228];1)" office:value-type="date" office:date-value="2029-09-21">
            <text:p>Sep 29</text:p>
          </table:table-cell>
          <table:table-cell table:style-name="ce10" table:formula="of:=[.C228]*(1+[.D228]/12)-[.E228]" office:value-type="float" office:value="-31959.5456479793">
            <text:p>-31,960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28]+[.E228]" office:value-type="float" office:value="89200">
            <text:p>89,200</text:p>
          </table:table-cell>
          <table:table-cell table:formula="of:=[.D228]/12*[.C228]" office:value-type="float" office:value="-78.7021088478288">
            <text:p>-78.7</text:p>
          </table:table-cell>
          <table:table-cell table:formula="of:=[.G229]+[.H228]" office:value-type="float" office:value="7240.45435202083">
            <text:p>7,240</text:p>
          </table:table-cell>
          <table:table-cell table:number-columns-repeated="248"/>
        </table:table-row>
        <table:table-row table:style-name="ro1">
          <table:table-cell office:value-type="float" office:value="225">
            <text:p>225</text:p>
          </table:table-cell>
          <table:table-cell table:formula="of:=EDATE([.B229];1)" office:value-type="date" office:date-value="2029-10-21">
            <text:p>Oct 29</text:p>
          </table:table-cell>
          <table:table-cell table:style-name="ce10" table:formula="of:=[.C229]*(1+[.D229]/12)-[.E229]" office:value-type="float" office:value="-32439.4445120993">
            <text:p>-32,439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29]+[.E229]" office:value-type="float" office:value="89600">
            <text:p>89,600</text:p>
          </table:table-cell>
          <table:table-cell table:formula="of:=[.D229]/12*[.C229]" office:value-type="float" office:value="-79.8988641199483">
            <text:p>-79.9</text:p>
          </table:table-cell>
          <table:table-cell table:formula="of:=[.G230]+[.H229]" office:value-type="float" office:value="7160.55548790088">
            <text:p>7,161</text:p>
          </table:table-cell>
          <table:table-cell table:number-columns-repeated="248"/>
        </table:table-row>
        <table:table-row table:style-name="ro1">
          <table:table-cell office:value-type="float" office:value="226">
            <text:p>226</text:p>
          </table:table-cell>
          <table:table-cell table:formula="of:=EDATE([.B230];1)" office:value-type="date" office:date-value="2029-11-21">
            <text:p>Nov 29</text:p>
          </table:table-cell>
          <table:table-cell table:style-name="ce10" table:formula="of:=[.C230]*(1+[.D230]/12)-[.E230]" office:value-type="float" office:value="-32920.5431233795">
            <text:p>-32,92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30]+[.E230]" office:value-type="float" office:value="90000">
            <text:p>90,000</text:p>
          </table:table-cell>
          <table:table-cell table:formula="of:=[.D230]/12*[.C230]" office:value-type="float" office:value="-81.0986112802482">
            <text:p>-81.1</text:p>
          </table:table-cell>
          <table:table-cell table:formula="of:=[.G231]+[.H230]" office:value-type="float" office:value="7079.45687662063">
            <text:p>7,079</text:p>
          </table:table-cell>
          <table:table-cell table:number-columns-repeated="248"/>
        </table:table-row>
        <table:table-row table:style-name="ro1">
          <table:table-cell office:value-type="float" office:value="227">
            <text:p>227</text:p>
          </table:table-cell>
          <table:table-cell table:formula="of:=EDATE([.B231];1)" office:value-type="date" office:date-value="2029-12-21">
            <text:p>Dec 29</text:p>
          </table:table-cell>
          <table:table-cell table:style-name="ce10" table:formula="of:=[.C231]*(1+[.D231]/12)-[.E231]" office:value-type="float" office:value="-33402.844481188">
            <text:p>-33,40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31]+[.E231]" office:value-type="float" office:value="90400">
            <text:p>90,400</text:p>
          </table:table-cell>
          <table:table-cell table:formula="of:=[.D231]/12*[.C231]" office:value-type="float" office:value="-82.3013578084488">
            <text:p>-82.3</text:p>
          </table:table-cell>
          <table:table-cell table:formula="of:=[.G232]+[.H231]" office:value-type="float" office:value="6997.15551881218">
            <text:p>6,997</text:p>
          </table:table-cell>
          <table:table-cell table:number-columns-repeated="248"/>
        </table:table-row>
        <table:table-row table:style-name="ro1">
          <table:table-cell office:value-type="float" office:value="228">
            <text:p>228</text:p>
          </table:table-cell>
          <table:table-cell table:formula="of:=EDATE([.B232];1)" office:value-type="date" office:date-value="2030-01-21">
            <text:p>Jan 30</text:p>
          </table:table-cell>
          <table:table-cell table:style-name="ce10" table:formula="of:=[.C232]*(1+[.D232]/12)-[.E232]" office:value-type="float" office:value="-33886.3515923909">
            <text:p>-33,886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32]+[.E232]" office:value-type="float" office:value="90800">
            <text:p>90,800</text:p>
          </table:table-cell>
          <table:table-cell table:formula="of:=[.D232]/12*[.C232]" office:value-type="float" office:value="-83.5071112029699">
            <text:p>-83.5</text:p>
          </table:table-cell>
          <table:table-cell table:formula="of:=[.G233]+[.H232]" office:value-type="float" office:value="6913.64840760921">
            <text:p>6,914</text:p>
          </table:table-cell>
          <table:table-cell table:number-columns-repeated="248"/>
        </table:table-row>
        <table:table-row table:style-name="ro1">
          <table:table-cell office:value-type="float" office:value="229">
            <text:p>229</text:p>
          </table:table-cell>
          <table:table-cell table:formula="of:=EDATE([.B233];1)" office:value-type="date" office:date-value="2030-02-21">
            <text:p>Feb 30</text:p>
          </table:table-cell>
          <table:table-cell table:style-name="ce10" table:formula="of:=[.C233]*(1+[.D233]/12)-[.E233]" office:value-type="float" office:value="-34371.0674713719">
            <text:p>-34,371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33]+[.E233]" office:value-type="float" office:value="91200">
            <text:p>91,200</text:p>
          </table:table-cell>
          <table:table-cell table:formula="of:=[.D233]/12*[.C233]" office:value-type="float" office:value="-84.7158789809774">
            <text:p>-84.7</text:p>
          </table:table-cell>
          <table:table-cell table:formula="of:=[.G234]+[.H233]" office:value-type="float" office:value="6828.93252862824">
            <text:p>6,829</text:p>
          </table:table-cell>
          <table:table-cell table:number-columns-repeated="248"/>
        </table:table-row>
        <table:table-row table:style-name="ro1">
          <table:table-cell office:value-type="float" office:value="230">
            <text:p>230</text:p>
          </table:table-cell>
          <table:table-cell table:formula="of:=EDATE([.B234];1)" office:value-type="date" office:date-value="2030-03-21">
            <text:p>Mar 30</text:p>
          </table:table-cell>
          <table:table-cell table:style-name="ce10" table:formula="of:=[.C234]*(1+[.D234]/12)-[.E234]" office:value-type="float" office:value="-34856.9951400503">
            <text:p>-34,857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34]+[.E234]" office:value-type="float" office:value="91600">
            <text:p>91,600</text:p>
          </table:table-cell>
          <table:table-cell table:formula="of:=[.D234]/12*[.C234]" office:value-type="float" office:value="-85.9276686784298">
            <text:p>-85.9</text:p>
          </table:table-cell>
          <table:table-cell table:formula="of:=[.G235]+[.H234]" office:value-type="float" office:value="6743.00485994981">
            <text:p>6,743</text:p>
          </table:table-cell>
          <table:table-cell table:number-columns-repeated="248"/>
        </table:table-row>
        <table:table-row table:style-name="ro1">
          <table:table-cell office:value-type="float" office:value="231">
            <text:p>231</text:p>
          </table:table-cell>
          <table:table-cell table:formula="of:=EDATE([.B235];1)" office:value-type="date" office:date-value="2030-04-21">
            <text:p>Apr 30</text:p>
          </table:table-cell>
          <table:table-cell table:style-name="ce10" table:formula="of:=[.C235]*(1+[.D235]/12)-[.E235]" office:value-type="float" office:value="-35344.1376279005">
            <text:p>-35,34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35]+[.E235]" office:value-type="float" office:value="92000">
            <text:p>92,000</text:p>
          </table:table-cell>
          <table:table-cell table:formula="of:=[.D235]/12*[.C235]" office:value-type="float" office:value="-87.1424878501259">
            <text:p>-87.1</text:p>
          </table:table-cell>
          <table:table-cell table:formula="of:=[.G236]+[.H235]" office:value-type="float" office:value="6655.86237209968">
            <text:p>6,656</text:p>
          </table:table-cell>
          <table:table-cell table:number-columns-repeated="248"/>
        </table:table-row>
        <table:table-row table:style-name="ro1">
          <table:table-cell office:value-type="float" office:value="232">
            <text:p>232</text:p>
          </table:table-cell>
          <table:table-cell table:formula="of:=EDATE([.B236];1)" office:value-type="date" office:date-value="2030-05-21">
            <text:p>May 30</text:p>
          </table:table-cell>
          <table:table-cell table:style-name="ce10" table:formula="of:=[.C236]*(1+[.D236]/12)-[.E236]" office:value-type="float" office:value="-35832.4979719702">
            <text:p>-35,83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36]+[.E236]" office:value-type="float" office:value="92400">
            <text:p>92,400</text:p>
          </table:table-cell>
          <table:table-cell table:formula="of:=[.D236]/12*[.C236]" office:value-type="float" office:value="-88.3603440697512">
            <text:p>-88.4</text:p>
          </table:table-cell>
          <table:table-cell table:formula="of:=[.G237]+[.H236]" office:value-type="float" office:value="6567.50202802993">
            <text:p>6,568</text:p>
          </table:table-cell>
          <table:table-cell table:number-columns-repeated="248"/>
        </table:table-row>
        <table:table-row table:style-name="ro1">
          <table:table-cell office:value-type="float" office:value="233">
            <text:p>233</text:p>
          </table:table-cell>
          <table:table-cell table:formula="of:=EDATE([.B237];1)" office:value-type="date" office:date-value="2030-06-21">
            <text:p>Jun 30</text:p>
          </table:table-cell>
          <table:table-cell table:style-name="ce10" table:formula="of:=[.C237]*(1+[.D237]/12)-[.E237]" office:value-type="float" office:value="-36322.0792169002">
            <text:p>-36,322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37]+[.E237]" office:value-type="float" office:value="92800">
            <text:p>92,800</text:p>
          </table:table-cell>
          <table:table-cell table:formula="of:=[.D237]/12*[.C237]" office:value-type="float" office:value="-89.5812449299256">
            <text:p>-89.6</text:p>
          </table:table-cell>
          <table:table-cell table:formula="of:=[.G238]+[.H237]" office:value-type="float" office:value="6477.9207831">
            <text:p>6,478</text:p>
          </table:table-cell>
          <table:table-cell table:number-columns-repeated="248"/>
        </table:table-row>
        <table:table-row table:style-name="ro1">
          <table:table-cell office:value-type="float" office:value="234">
            <text:p>234</text:p>
          </table:table-cell>
          <table:table-cell table:formula="of:=EDATE([.B238];1)" office:value-type="date" office:date-value="2030-07-21">
            <text:p>Jul 30</text:p>
          </table:table-cell>
          <table:table-cell table:style-name="ce10" table:formula="of:=[.C238]*(1+[.D238]/12)-[.E238]" office:value-type="float" office:value="-36812.8844149424">
            <text:p>-36,81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38]+[.E238]" office:value-type="float" office:value="93200">
            <text:p>93,200</text:p>
          </table:table-cell>
          <table:table-cell table:formula="of:=[.D238]/12*[.C238]" office:value-type="float" office:value="-90.8051980422504">
            <text:p>-90.8</text:p>
          </table:table-cell>
          <table:table-cell table:formula="of:=[.G239]+[.H238]" office:value-type="float" office:value="6387.11558505775">
            <text:p>6,387</text:p>
          </table:table-cell>
          <table:table-cell table:number-columns-repeated="248"/>
        </table:table-row>
        <table:table-row table:style-name="ro1">
          <table:table-cell office:value-type="float" office:value="235">
            <text:p>235</text:p>
          </table:table-cell>
          <table:table-cell table:formula="of:=EDATE([.B239];1)" office:value-type="date" office:date-value="2030-08-21">
            <text:p>Aug 30</text:p>
          </table:table-cell>
          <table:table-cell table:style-name="ce10" table:formula="of:=[.C239]*(1+[.D239]/12)-[.E239]" office:value-type="float" office:value="-37304.9166259797">
            <text:p>-37,30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39]+[.E239]" office:value-type="float" office:value="93600">
            <text:p>93,600</text:p>
          </table:table-cell>
          <table:table-cell table:formula="of:=[.D239]/12*[.C239]" office:value-type="float" office:value="-92.032211037356">
            <text:p>-92.0</text:p>
          </table:table-cell>
          <table:table-cell table:formula="of:=[.G240]+[.H239]" office:value-type="float" office:value="6295.0833740204">
            <text:p>6,295</text:p>
          </table:table-cell>
          <table:table-cell table:number-columns-repeated="248"/>
        </table:table-row>
        <table:table-row table:style-name="ro1">
          <table:table-cell office:value-type="float" office:value="236">
            <text:p>236</text:p>
          </table:table-cell>
          <table:table-cell table:formula="of:=EDATE([.B240];1)" office:value-type="date" office:date-value="2030-09-21">
            <text:p>Sep 30</text:p>
          </table:table-cell>
          <table:table-cell table:style-name="ce10" table:formula="of:=[.C240]*(1+[.D240]/12)-[.E240]" office:value-type="float" office:value="-37798.1789175447">
            <text:p>-37,79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40]+[.E240]" office:value-type="float" office:value="94000">
            <text:p>94,000</text:p>
          </table:table-cell>
          <table:table-cell table:formula="of:=[.D240]/12*[.C240]" office:value-type="float" office:value="-93.2622915649494">
            <text:p>-93.3</text:p>
          </table:table-cell>
          <table:table-cell table:formula="of:=[.G241]+[.H240]" office:value-type="float" office:value="6201.82108245545">
            <text:p>6,202</text:p>
          </table:table-cell>
          <table:table-cell table:number-columns-repeated="248"/>
        </table:table-row>
        <table:table-row table:style-name="ro1">
          <table:table-cell office:value-type="float" office:value="237">
            <text:p>237</text:p>
          </table:table-cell>
          <table:table-cell table:formula="of:=EDATE([.B241];1)" office:value-type="date" office:date-value="2030-10-21">
            <text:p>Oct 30</text:p>
          </table:table-cell>
          <table:table-cell table:style-name="ce10" table:formula="of:=[.C241]*(1+[.D241]/12)-[.E241]" office:value-type="float" office:value="-38292.6743648386">
            <text:p>-38,293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41]+[.E241]" office:value-type="float" office:value="94400">
            <text:p>94,400</text:p>
          </table:table-cell>
          <table:table-cell table:formula="of:=[.D241]/12*[.C241]" office:value-type="float" office:value="-94.4954472938617">
            <text:p>-94.5</text:p>
          </table:table-cell>
          <table:table-cell table:formula="of:=[.G242]+[.H241]" office:value-type="float" office:value="6107.32563516159">
            <text:p>6,107</text:p>
          </table:table-cell>
          <table:table-cell table:number-columns-repeated="248"/>
        </table:table-row>
        <table:table-row table:style-name="ro1">
          <table:table-cell office:value-type="float" office:value="238">
            <text:p>238</text:p>
          </table:table-cell>
          <table:table-cell table:formula="of:=EDATE([.B242];1)" office:value-type="date" office:date-value="2030-11-21">
            <text:p>Nov 30</text:p>
          </table:table-cell>
          <table:table-cell table:style-name="ce10" table:formula="of:=[.C242]*(1+[.D242]/12)-[.E242]" office:value-type="float" office:value="-38788.4060507506">
            <text:p>-38,788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42]+[.E242]" office:value-type="float" office:value="94800">
            <text:p>94,800</text:p>
          </table:table-cell>
          <table:table-cell table:formula="of:=[.D242]/12*[.C242]" office:value-type="float" office:value="-95.7316859120964">
            <text:p>-95.7</text:p>
          </table:table-cell>
          <table:table-cell table:formula="of:=[.G243]+[.H242]" office:value-type="float" office:value="6011.59394924949">
            <text:p>6,012</text:p>
          </table:table-cell>
          <table:table-cell table:number-columns-repeated="248"/>
        </table:table-row>
        <table:table-row table:style-name="ro1">
          <table:table-cell office:value-type="float" office:value="239">
            <text:p>239</text:p>
          </table:table-cell>
          <table:table-cell table:formula="of:=EDATE([.B243];1)" office:value-type="date" office:date-value="2030-12-21">
            <text:p>Dec 30</text:p>
          </table:table-cell>
          <table:table-cell table:style-name="ce10" table:formula="of:=[.C243]*(1+[.D243]/12)-[.E243]" office:value-type="float" office:value="-39285.3770658775">
            <text:p>-39,285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43]+[.E243]" office:value-type="float" office:value="95200">
            <text:p>95,200</text:p>
          </table:table-cell>
          <table:table-cell table:formula="of:=[.D243]/12*[.C243]" office:value-type="float" office:value="-96.9710151268766">
            <text:p>-97.0</text:p>
          </table:table-cell>
          <table:table-cell table:formula="of:=[.G244]+[.H243]" office:value-type="float" office:value="5914.62293412261">
            <text:p>5,915</text:p>
          </table:table-cell>
          <table:table-cell table:number-columns-repeated="248"/>
        </table:table-row>
        <table:table-row table:style-name="ro1">
          <table:table-cell office:value-type="float" office:value="240">
            <text:p>240</text:p>
          </table:table-cell>
          <table:table-cell table:formula="of:=EDATE([.B244];1)" office:value-type="date" office:date-value="2031-01-21">
            <text:p>Jan 31</text:p>
          </table:table-cell>
          <table:table-cell table:style-name="ce10" table:formula="of:=[.C244]*(1+[.D244]/12)-[.E244]" office:value-type="float" office:value="-39783.5905085422">
            <text:p>-39,784</text:p>
          </table:table-cell>
          <table:table-cell table:style-name="ce12" table:formula="of:=[.$D$3]" office:value-type="percentage" office:value="0.03">
            <text:p>3.00%</text:p>
          </table:table-cell>
          <table:table-cell table:formula="of:=[.$E$3]" office:value-type="float" office:value="400">
            <text:p>400</text:p>
          </table:table-cell>
          <table:table-cell table:formula="of:=[.F244]+[.E244]" office:value-type="float" office:value="95600">
            <text:p>95,600</text:p>
          </table:table-cell>
          <table:table-cell table:formula="of:=[.D244]/12*[.C244]" office:value-type="float" office:value="-98.2134426646938">
            <text:p>-98.2</text:p>
          </table:table-cell>
          <table:table-cell table:formula="of:=[.G245]+[.H244]" office:value-type="float" office:value="5816.40949145792">
            <text:p>5,816</text:p>
          </table:table-cell>
          <table:table-cell table:number-columns-repeated="248"/>
        </table:table-row>
        <table:table-row table:style-name="ro1" table:number-rows-repeated="652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8" table:default-cell-style-name="ce17"/>
        <table:table-column table:style-name="co8" table:default-cell-style-name="ce18"/>
        <table:table-row table:style-name="ro1">
          <table:table-cell table:number-columns-repeated="5"/>
          <table:table-cell office:value-type="float" office:value="0.03">
            <text:p>0.0300</text:p>
          </table:table-cell>
        </table:table-row>
        <table:table-row table:style-name="ro1">
          <table:table-cell office:value-type="string">
            <text:p>Cash Value</text:p>
          </table:table-cell>
          <table:table-cell office:value-type="string">
            <text:p>Accumulated Bonus</text:p>
          </table:table-cell>
          <table:table-cell office:value-type="string">
            <text:p>Cash Value + Total Bonus</text:p>
          </table:table-cell>
          <table:table-cell office:value-type="string">
            <text:p>Calculated On</text:p>
          </table:table-cell>
          <table:table-cell office:value-type="string">
            <text:p>Given Bonus</text:p>
          </table:table-cell>
          <table:table-cell office:value-type="string">
            <text:p>Bonus Percentage</text:p>
          </table:table-cell>
        </table:table-row>
        <table:table-row table:style-name="ro1">
          <table:table-cell office:value-type="float" office:value="53800">
            <text:p>53800</text:p>
          </table:table-cell>
          <table:table-cell office:value-type="float" office:value="20914">
            <text:p>20,914</text:p>
          </table:table-cell>
          <table:table-cell table:formula="of:=[.A3]+[.B3]" office:value-type="float" office:value="74714">
            <text:p>74,714</text:p>
          </table:table-cell>
          <table:table-cell table:formula="of:=[.C3]*1.3333333" office:value-type="float" office:value="99618.6641762">
            <text:p>99,619</text:p>
          </table:table-cell>
          <table:table-cell office:value-type="float" office:value="3627">
            <text:p>3,627</text:p>
          </table:table-cell>
          <table:table-cell table:formula="of:=[.E3]/[.D3]" office:value-type="float" office:value="0.0364088399497584">
            <text:p>0.0364</text:p>
          </table:table-cell>
        </table:table-row>
        <table:table-row table:style-name="ro1">
          <table:table-cell office:value-type="float" office:value="59800">
            <text:p>59800</text:p>
          </table:table-cell>
          <table:table-cell table:formula="of:=[.B3]+[.E3]" office:value-type="float" office:value="24541">
            <text:p>24,541</text:p>
          </table:table-cell>
          <table:table-cell table:formula="of:=[.A4]+[.B4]" office:value-type="float" office:value="84341">
            <text:p>84,341</text:p>
          </table:table-cell>
          <table:table-cell table:formula="of:=[.C4]*1.3333333" office:value-type="float" office:value="112454.6638553">
            <text:p>112,455</text:p>
          </table:table-cell>
          <table:table-cell table:formula="of:=[.D4]*[.F4]" office:value-type="float" office:value="3373.639915659">
            <text:p>3,374</text:p>
          </table:table-cell>
          <table:table-cell table:formula="of:=[.$F$1]" office:value-type="float" office:value="0.03">
            <text:p>0.0300</text:p>
          </table:table-cell>
        </table:table-row>
        <table:table-row table:style-name="ro1">
          <table:table-cell office:value-type="float" office:value="66100">
            <text:p>66100</text:p>
          </table:table-cell>
          <table:table-cell table:formula="of:=[.B4]+[.E4]" office:value-type="float" office:value="27914.639915659">
            <text:p>27,915</text:p>
          </table:table-cell>
          <table:table-cell table:formula="of:=[.A5]+[.B5]" office:value-type="float" office:value="94014.639915659">
            <text:p>94,015</text:p>
          </table:table-cell>
          <table:table-cell table:formula="of:=1.333333333*[.C5]" office:value-type="float" office:value="125352.85318954">
            <text:p>125,353</text:p>
          </table:table-cell>
          <table:table-cell table:formula="of:=[.D5]*[.F5]" office:value-type="float" office:value="3760.58559568621">
            <text:p>3,761</text:p>
          </table:table-cell>
          <table:table-cell table:formula="of:=[.$F$1]" office:value-type="float" office:value="0.03">
            <text:p>0.0300</text:p>
          </table:table-cell>
        </table:table-row>
        <table:table-row table:style-name="ro1">
          <table:table-cell office:value-type="float" office:value="72600">
            <text:p>72600</text:p>
          </table:table-cell>
          <table:table-cell table:formula="of:=[.B5]+[.E5]" office:value-type="float" office:value="31675.2255113452">
            <text:p>31,675</text:p>
          </table:table-cell>
          <table:table-cell table:formula="of:=[.A6]+[.B6]" office:value-type="float" office:value="104275.225511345">
            <text:p>104,275</text:p>
          </table:table-cell>
          <table:table-cell table:formula="of:=1.333333333*[.C6]" office:value-type="float" office:value="139033.633980369">
            <text:p>139,034</text:p>
          </table:table-cell>
          <table:table-cell table:formula="of:=[.D6]*[.F6]" office:value-type="float" office:value="4171.00901941106">
            <text:p>4,171</text:p>
          </table:table-cell>
          <table:table-cell table:formula="of:=[.$F$1]" office:value-type="float" office:value="0.03">
            <text:p>0.0300</text:p>
          </table:table-cell>
        </table:table-row>
        <table:table-row table:style-name="ro1">
          <table:table-cell office:value-type="float" office:value="79500">
            <text:p>79500</text:p>
          </table:table-cell>
          <table:table-cell table:formula="of:=[.B6]+[.E6]" office:value-type="float" office:value="35846.2345307563">
            <text:p>35,846</text:p>
          </table:table-cell>
          <table:table-cell table:formula="of:=[.A7]+[.B7]" office:value-type="float" office:value="115346.234530756">
            <text:p>115,346</text:p>
          </table:table-cell>
          <table:table-cell table:formula="of:=1.333333333*[.C7]" office:value-type="float" office:value="153794.979335893">
            <text:p>153,795</text:p>
          </table:table-cell>
          <table:table-cell table:formula="of:=[.D7]*[.F7]" office:value-type="float" office:value="4613.84938007679">
            <text:p>4,614</text:p>
          </table:table-cell>
          <table:table-cell table:formula="of:=[.$F$1]" office:value-type="float" office:value="0.03">
            <text:p>0.0300</text:p>
          </table:table-cell>
        </table:table-row>
        <table:table-row table:style-name="ro1">
          <table:table-cell office:value-type="float" office:value="86800">
            <text:p>86800</text:p>
          </table:table-cell>
          <table:table-cell table:formula="of:=[.B7]+[.E7]" office:value-type="float" office:value="40460.0839108331">
            <text:p>40,460</text:p>
          </table:table-cell>
          <table:table-cell table:formula="of:=[.A8]+[.B8]" office:value-type="float" office:value="127260.083910833">
            <text:p>127,260</text:p>
          </table:table-cell>
          <table:table-cell table:formula="of:=1.333333333*[.C8]" office:value-type="float" office:value="169680.111838691">
            <text:p>169,680</text:p>
          </table:table-cell>
          <table:table-cell table:formula="of:=[.D8]*[.F8]" office:value-type="float" office:value="5090.40335516072">
            <text:p>5,090</text:p>
          </table:table-cell>
          <table:table-cell table:formula="of:=[.$F$1]" office:value-type="float" office:value="0.03">
            <text:p>0.0300</text:p>
          </table:table-cell>
        </table:table-row>
        <table:table-row table:style-name="ro1">
          <table:table-cell office:value-type="float" office:value="94500">
            <text:p>94500</text:p>
          </table:table-cell>
          <table:table-cell table:formula="of:=[.B8]+[.E8]" office:value-type="float" office:value="45550.4872659938">
            <text:p>45,550</text:p>
          </table:table-cell>
          <table:table-cell table:formula="of:=[.A9]+[.B9]" office:value-type="float" office:value="140050.487265994">
            <text:p>140,050</text:p>
          </table:table-cell>
          <table:table-cell table:formula="of:=1.333333333*[.C9]" office:value-type="float" office:value="186733.982974642">
            <text:p>186,734</text:p>
          </table:table-cell>
          <table:table-cell table:formula="of:=[.D9]*[.F9]" office:value-type="float" office:value="5602.01948923925">
            <text:p>5,602</text:p>
          </table:table-cell>
          <table:table-cell table:formula="of:=[.$F$1]" office:value-type="float" office:value="0.03">
            <text:p>0.0300</text:p>
          </table:table-cell>
        </table:table-row>
        <table:table-row table:style-name="ro1">
          <table:table-cell office:value-type="float" office:value="128300">
            <text:p>128300</text:p>
          </table:table-cell>
          <table:table-cell table:formula="of:=[.B9]+[.E9]" office:value-type="float" office:value="51152.506755233">
            <text:p>51,153</text:p>
          </table:table-cell>
          <table:table-cell table:formula="of:=[.A10]+[.B10]" office:value-type="float" office:value="179452.506755233">
            <text:p>179,453</text:p>
          </table:table-cell>
          <table:table-cell table:formula="of:=1.333333333*[.C10]" office:value-type="float" office:value="239270.00894716">
            <text:p>239,270</text:p>
          </table:table-cell>
          <table:table-cell table:formula="of:=[.D10]*[.F10]" office:value-type="float" office:value="7178.1002684148">
            <text:p>7,178</text:p>
          </table:table-cell>
          <table:table-cell table:formula="of:=[.$F$1]" office:value-type="float" office:value="0.03">
            <text:p>0.0300</text:p>
          </table:table-cell>
        </table:table-row>
        <table:table-row table:style-name="ro1">
          <table:table-cell/>
          <table:table-cell table:formula="of:=[.B10]+[.E10]" office:value-type="float" office:value="58330.6070236478">
            <text:p>58,331</text:p>
          </table:table-cell>
          <table:table-cell table:number-columns-repeated="4"/>
        </table:table-row>
        <table:table-row table:style-name="ro1" table:number-rows-repeated="6552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SG">S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SG">S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month number:textual="true"/>
      <number:text> </number:text>
      <number:year/>
    </number:date-style>
    <number:number-style style:name="N119">
      <number:number number:decimal-places="1" number:min-integer-digits="1" number:grouping="true"/>
    </number:number-style>
    <number:number-style style:name="N120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date-style style:name="N122">
      <number:month number:textual="true"/>
      <number:text>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c_0" style:display-name="&lt;0" style:family="table-cell" style:parent-style-name="Default">
      <style:table-cell-properties fo:background-color="#23ff23"/>
    </style:style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1">02/21/2011</text:date>, <text:time>17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ohanadas Chandar</meta:initial-creator>
    <meta:creation-date>2008-02-28T15:13:18</meta:creation-date>
    <dc:creator>Mohanadas Chandar</dc:creator>
    <dc:date>2011-02-21T17:41:39</dc:date>
    <meta:printed-by>Mohanadas Chandar</meta:printed-by>
    <meta:print-date>2008-11-20T09:38:14</meta:print-date>
    <meta:editing-cycles>20</meta:editing-cycles>
    <meta:editing-duration>PT06H25M26S</meta:editing-duration>
    <meta:document-statistic meta:table-count="3" meta:cell-count="1990" meta:object-count="0"/>
    <meta:user-defined meta:name="Info 1"/>
    <meta:user-defined meta:name="Info 2"/>
    <meta:user-defined meta:name="Info 3"/>
    <meta:user-defined meta:name="Info 4"/>
  </office:meta>
</office:document-meta>
</file>